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107.55pt"/>
    </style:style>
    <style:style style:name="co15" style:family="table-column">
      <style:table-column-properties fo:break-before="auto" style:column-width="194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944.36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00.6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102.9pt"/>
    </style:style>
    <style:style style:name="co24" style:family="table-column">
      <style:table-column-properties fo:break-before="auto" style:column-width="86.71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61.2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0.54pt"/>
    </style:style>
    <style:style style:name="co29" style:family="table-column">
      <style:table-column-properties fo:break-before="auto" style:column-width="74.35pt"/>
    </style:style>
    <style:style style:name="co30" style:family="table-column">
      <style:table-column-properties fo:break-before="auto" style:column-width="85.89pt"/>
    </style:style>
    <style:style style:name="co31" style:family="table-column">
      <style:table-column-properties fo:break-before="auto" style:column-width="92.86pt"/>
    </style:style>
    <style:style style:name="co32" style:family="table-column">
      <style:table-column-properties fo:break-before="auto" style:column-width="76.65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number-columns-repeated="912" table:default-cell-style-name="Default"/>
        <table:table-row table:style-name="ro1">
          <table:table-cell table:style-name="ce1" office:value-type="string" calcext:value-type="string">
            <text:p>mean_fit_time</text:p>
          </table:table-cell>
          <table:table-cell table:style-name="ce1" office:value-type="string" calcext:value-type="string">
            <text:p>mean_score_time</text:p>
          </table:table-cell>
          <table:table-cell table:style-name="ce1" office:value-type="string" calcext:value-type="string">
            <text:p>mean_test_accuracy</text:p>
          </table:table-cell>
          <table:table-cell table:style-name="ce1" office:value-type="string" calcext:value-type="string">
            <text:p>mean_test_precision</text:p>
          </table:table-cell>
          <table:table-cell table:style-name="ce1" office:value-type="string" calcext:value-type="string">
            <text:p>mean_test_recall</text:p>
          </table:table-cell>
          <table:table-cell table:style-name="ce1" office:value-type="string" calcext:value-type="string">
            <text:p>mean_test_roc_auc</text:p>
          </table:table-cell>
          <table:table-cell table:style-name="ce1" office:value-type="string" calcext:value-type="string">
            <text:p>mean_train_accuracy</text:p>
          </table:table-cell>
          <table:table-cell table:style-name="ce1" office:value-type="string" calcext:value-type="string">
            <text:p>mean_train_precision</text:p>
          </table:table-cell>
          <table:table-cell table:style-name="ce1" office:value-type="string" calcext:value-type="string">
            <text:p>mean_train_recall</text:p>
          </table:table-cell>
          <table:table-cell table:style-name="ce1" office:value-type="string" calcext:value-type="string">
            <text:p>mean_train_roc_auc</text:p>
          </table:table-cell>
          <table:table-cell table:style-name="ce1" office:value-type="string" calcext:value-type="string">
            <text:p>param_SVM__C</text:p>
          </table:table-cell>
          <table:table-cell table:style-name="ce1" office:value-type="string" calcext:value-type="string">
            <text:p>param_SVM__class_weight</text:p>
          </table:table-cell>
          <table:table-cell table:style-name="ce1" office:value-type="string" calcext:value-type="string">
            <text:p>param_SVM__dual</text:p>
          </table:table-cell>
          <table:table-cell table:style-name="ce1" office:value-type="string" calcext:value-type="string">
            <text:p>param_SVM__loss</text:p>
          </table:table-cell>
          <table:table-cell table:style-name="ce1" office:value-type="string" calcext:value-type="string">
            <text:p>param_SVM__penalty</text:p>
          </table:table-cell>
          <table:table-cell table:style-name="ce1" office:value-type="string" calcext:value-type="string">
            <text:p>param_TFIDF__tokenizer</text:p>
          </table:table-cell>
          <table:table-cell table:style-name="ce1" office:value-type="string" calcext:value-type="string">
            <text:p>param_TFIDF__use_idf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rank_test_accuracy</text:p>
          </table:table-cell>
          <table:table-cell table:style-name="ce1" office:value-type="string" calcext:value-type="string">
            <text:p>rank_test_precision</text:p>
          </table:table-cell>
          <table:table-cell table:style-name="ce1" office:value-type="string" calcext:value-type="string">
            <text:p>rank_test_recall</text:p>
          </table:table-cell>
          <table:table-cell table:style-name="ce1" office:value-type="string" calcext:value-type="string">
            <text:p>rank_test_roc_auc</text:p>
          </table:table-cell>
          <table:table-cell table:style-name="ce1" office:value-type="string" calcext:value-type="string">
            <text:p>split0_test_accuracy</text:p>
          </table:table-cell>
          <table:table-cell table:style-name="ce1" office:value-type="string" calcext:value-type="string">
            <text:p>split0_test_precision</text:p>
          </table:table-cell>
          <table:table-cell table:style-name="ce1" office:value-type="string" calcext:value-type="string">
            <text:p>split0_test_recall</text:p>
          </table:table-cell>
          <table:table-cell table:style-name="ce1" office:value-type="string" calcext:value-type="string">
            <text:p>split0_test_roc_auc</text:p>
          </table:table-cell>
          <table:table-cell table:style-name="ce1" office:value-type="string" calcext:value-type="string">
            <text:p>split0_train_accuracy</text:p>
          </table:table-cell>
          <table:table-cell table:style-name="ce1" office:value-type="string" calcext:value-type="string">
            <text:p>split0_train_precision</text:p>
          </table:table-cell>
          <table:table-cell table:style-name="ce1" office:value-type="string" calcext:value-type="string">
            <text:p>split0_train_recall</text:p>
          </table:table-cell>
          <table:table-cell table:style-name="ce1" office:value-type="string" calcext:value-type="string">
            <text:p>split0_train_roc_auc</text:p>
          </table:table-cell>
          <table:table-cell table:style-name="ce1" office:value-type="string" calcext:value-type="string">
            <text:p>split1_test_accuracy</text:p>
          </table:table-cell>
          <table:table-cell table:style-name="ce1" office:value-type="string" calcext:value-type="string">
            <text:p>split1_test_precision</text:p>
          </table:table-cell>
          <table:table-cell table:style-name="ce1" office:value-type="string" calcext:value-type="string">
            <text:p>split1_test_recall</text:p>
          </table:table-cell>
          <table:table-cell table:style-name="ce1" office:value-type="string" calcext:value-type="string">
            <text:p>split1_test_roc_auc</text:p>
          </table:table-cell>
          <table:table-cell table:style-name="ce1" office:value-type="string" calcext:value-type="string">
            <text:p>split1_train_accuracy</text:p>
          </table:table-cell>
          <table:table-cell table:style-name="ce1" office:value-type="string" calcext:value-type="string">
            <text:p>split1_train_precision</text:p>
          </table:table-cell>
          <table:table-cell table:style-name="ce1" office:value-type="string" calcext:value-type="string">
            <text:p>split1_train_recall</text:p>
          </table:table-cell>
          <table:table-cell table:style-name="ce1" office:value-type="string" calcext:value-type="string">
            <text:p>split1_train_roc_auc</text:p>
          </table:table-cell>
          <table:table-cell table:style-name="ce1" office:value-type="string" calcext:value-type="string">
            <text:p>split2_test_accuracy</text:p>
          </table:table-cell>
          <table:table-cell table:style-name="ce1" office:value-type="string" calcext:value-type="string">
            <text:p>split2_test_precision</text:p>
          </table:table-cell>
          <table:table-cell table:style-name="ce1" office:value-type="string" calcext:value-type="string">
            <text:p>split2_test_recall</text:p>
          </table:table-cell>
          <table:table-cell table:style-name="ce1" office:value-type="string" calcext:value-type="string">
            <text:p>split2_test_roc_auc</text:p>
          </table:table-cell>
          <table:table-cell table:style-name="ce1" office:value-type="string" calcext:value-type="string">
            <text:p>split2_train_accuracy</text:p>
          </table:table-cell>
          <table:table-cell table:style-name="ce1" office:value-type="string" calcext:value-type="string">
            <text:p>split2_train_precision</text:p>
          </table:table-cell>
          <table:table-cell table:style-name="ce1" office:value-type="string" calcext:value-type="string">
            <text:p>split2_train_recall</text:p>
          </table:table-cell>
          <table:table-cell table:style-name="ce1" office:value-type="string" calcext:value-type="string">
            <text:p>split2_train_roc_auc</text:p>
          </table:table-cell>
          <table:table-cell table:style-name="ce1" office:value-type="string" calcext:value-type="string">
            <text:p>split3_test_accuracy</text:p>
          </table:table-cell>
          <table:table-cell table:style-name="ce1" office:value-type="string" calcext:value-type="string">
            <text:p>split3_test_precision</text:p>
          </table:table-cell>
          <table:table-cell table:style-name="ce1" office:value-type="string" calcext:value-type="string">
            <text:p>split3_test_recall</text:p>
          </table:table-cell>
          <table:table-cell table:style-name="ce1" office:value-type="string" calcext:value-type="string">
            <text:p>split3_test_roc_auc</text:p>
          </table:table-cell>
          <table:table-cell table:style-name="ce1" office:value-type="string" calcext:value-type="string">
            <text:p>split3_train_accuracy</text:p>
          </table:table-cell>
          <table:table-cell table:style-name="ce1" office:value-type="string" calcext:value-type="string">
            <text:p>split3_train_precision</text:p>
          </table:table-cell>
          <table:table-cell table:style-name="ce1" office:value-type="string" calcext:value-type="string">
            <text:p>split3_train_recall</text:p>
          </table:table-cell>
          <table:table-cell table:style-name="ce1" office:value-type="string" calcext:value-type="string">
            <text:p>split3_train_roc_auc</text:p>
          </table:table-cell>
          <table:table-cell table:style-name="ce1" office:value-type="string" calcext:value-type="string">
            <text:p>split4_test_accuracy</text:p>
          </table:table-cell>
          <table:table-cell table:style-name="ce1" office:value-type="string" calcext:value-type="string">
            <text:p>split4_test_precision</text:p>
          </table:table-cell>
          <table:table-cell table:style-name="ce1" office:value-type="string" calcext:value-type="string">
            <text:p>split4_test_recall</text:p>
          </table:table-cell>
          <table:table-cell table:style-name="ce1" office:value-type="string" calcext:value-type="string">
            <text:p>split4_test_roc_auc</text:p>
          </table:table-cell>
          <table:table-cell table:style-name="ce1" office:value-type="string" calcext:value-type="string">
            <text:p>split4_train_accuracy</text:p>
          </table:table-cell>
          <table:table-cell table:style-name="ce1" office:value-type="string" calcext:value-type="string">
            <text:p>split4_train_precision</text:p>
          </table:table-cell>
          <table:table-cell table:style-name="ce1" office:value-type="string" calcext:value-type="string">
            <text:p>split4_train_recall</text:p>
          </table:table-cell>
          <table:table-cell table:style-name="ce1" office:value-type="string" calcext:value-type="string">
            <text:p>split4_train_roc_auc</text:p>
          </table:table-cell>
          <table:table-cell table:style-name="ce1" office:value-type="string" calcext:value-type="string">
            <text:p>split5_test_accuracy</text:p>
          </table:table-cell>
          <table:table-cell table:style-name="ce1" office:value-type="string" calcext:value-type="string">
            <text:p>split5_test_precision</text:p>
          </table:table-cell>
          <table:table-cell table:style-name="ce1" office:value-type="string" calcext:value-type="string">
            <text:p>split5_test_recall</text:p>
          </table:table-cell>
          <table:table-cell table:style-name="ce1" office:value-type="string" calcext:value-type="string">
            <text:p>split5_test_roc_auc</text:p>
          </table:table-cell>
          <table:table-cell table:style-name="ce1" office:value-type="string" calcext:value-type="string">
            <text:p>split5_train_accuracy</text:p>
          </table:table-cell>
          <table:table-cell table:style-name="ce1" office:value-type="string" calcext:value-type="string">
            <text:p>split5_train_precision</text:p>
          </table:table-cell>
          <table:table-cell table:style-name="ce1" office:value-type="string" calcext:value-type="string">
            <text:p>split5_train_recall</text:p>
          </table:table-cell>
          <table:table-cell table:style-name="ce1" office:value-type="string" calcext:value-type="string">
            <text:p>split5_train_roc_auc</text:p>
          </table:table-cell>
          <table:table-cell table:style-name="ce1" office:value-type="string" calcext:value-type="string">
            <text:p>split6_test_accuracy</text:p>
          </table:table-cell>
          <table:table-cell table:style-name="ce1" office:value-type="string" calcext:value-type="string">
            <text:p>split6_test_precision</text:p>
          </table:table-cell>
          <table:table-cell table:style-name="ce1" office:value-type="string" calcext:value-type="string">
            <text:p>split6_test_recall</text:p>
          </table:table-cell>
          <table:table-cell table:style-name="ce1" office:value-type="string" calcext:value-type="string">
            <text:p>split6_test_roc_auc</text:p>
          </table:table-cell>
          <table:table-cell table:style-name="ce1" office:value-type="string" calcext:value-type="string">
            <text:p>split6_train_accuracy</text:p>
          </table:table-cell>
          <table:table-cell table:style-name="ce1" office:value-type="string" calcext:value-type="string">
            <text:p>split6_train_precision</text:p>
          </table:table-cell>
          <table:table-cell table:style-name="ce1" office:value-type="string" calcext:value-type="string">
            <text:p>split6_train_recall</text:p>
          </table:table-cell>
          <table:table-cell table:style-name="ce1" office:value-type="string" calcext:value-type="string">
            <text:p>split6_train_roc_auc</text:p>
          </table:table-cell>
          <table:table-cell table:style-name="ce1" office:value-type="string" calcext:value-type="string">
            <text:p>split7_test_accuracy</text:p>
          </table:table-cell>
          <table:table-cell table:style-name="ce1" office:value-type="string" calcext:value-type="string">
            <text:p>split7_test_precision</text:p>
          </table:table-cell>
          <table:table-cell table:style-name="ce1" office:value-type="string" calcext:value-type="string">
            <text:p>split7_test_recall</text:p>
          </table:table-cell>
          <table:table-cell table:style-name="ce1" office:value-type="string" calcext:value-type="string">
            <text:p>split7_test_roc_auc</text:p>
          </table:table-cell>
          <table:table-cell table:style-name="ce1" office:value-type="string" calcext:value-type="string">
            <text:p>split7_train_accuracy</text:p>
          </table:table-cell>
          <table:table-cell table:style-name="ce1" office:value-type="string" calcext:value-type="string">
            <text:p>split7_train_precision</text:p>
          </table:table-cell>
          <table:table-cell table:style-name="ce1" office:value-type="string" calcext:value-type="string">
            <text:p>split7_train_recall</text:p>
          </table:table-cell>
          <table:table-cell table:style-name="ce1" office:value-type="string" calcext:value-type="string">
            <text:p>split7_train_roc_auc</text:p>
          </table:table-cell>
          <table:table-cell table:style-name="ce1" office:value-type="string" calcext:value-type="string">
            <text:p>split8_test_accuracy</text:p>
          </table:table-cell>
          <table:table-cell table:style-name="ce1" office:value-type="string" calcext:value-type="string">
            <text:p>split8_test_precision</text:p>
          </table:table-cell>
          <table:table-cell table:style-name="ce1" office:value-type="string" calcext:value-type="string">
            <text:p>split8_test_recall</text:p>
          </table:table-cell>
          <table:table-cell table:style-name="ce1" office:value-type="string" calcext:value-type="string">
            <text:p>split8_test_roc_auc</text:p>
          </table:table-cell>
          <table:table-cell table:style-name="ce1" office:value-type="string" calcext:value-type="string">
            <text:p>split8_train_accuracy</text:p>
          </table:table-cell>
          <table:table-cell table:style-name="ce1" office:value-type="string" calcext:value-type="string">
            <text:p>split8_train_precision</text:p>
          </table:table-cell>
          <table:table-cell table:style-name="ce1" office:value-type="string" calcext:value-type="string">
            <text:p>split8_train_recall</text:p>
          </table:table-cell>
          <table:table-cell table:style-name="ce1" office:value-type="string" calcext:value-type="string">
            <text:p>split8_train_roc_auc</text:p>
          </table:table-cell>
          <table:table-cell table:style-name="ce1" office:value-type="string" calcext:value-type="string">
            <text:p>split9_test_accuracy</text:p>
          </table:table-cell>
          <table:table-cell table:style-name="ce1" office:value-type="string" calcext:value-type="string">
            <text:p>split9_test_precision</text:p>
          </table:table-cell>
          <table:table-cell table:style-name="ce1" office:value-type="string" calcext:value-type="string">
            <text:p>split9_test_recall</text:p>
          </table:table-cell>
          <table:table-cell table:style-name="ce1" office:value-type="string" calcext:value-type="string">
            <text:p>split9_test_roc_auc</text:p>
          </table:table-cell>
          <table:table-cell table:style-name="ce1" office:value-type="string" calcext:value-type="string">
            <text:p>split9_train_accuracy</text:p>
          </table:table-cell>
          <table:table-cell table:style-name="ce1" office:value-type="string" calcext:value-type="string">
            <text:p>split9_train_precision</text:p>
          </table:table-cell>
          <table:table-cell table:style-name="ce1" office:value-type="string" calcext:value-type="string">
            <text:p>split9_train_recall</text:p>
          </table:table-cell>
          <table:table-cell table:style-name="ce1" office:value-type="string" calcext:value-type="string">
            <text:p>split9_train_roc_auc</text:p>
          </table:table-cell>
          <table:table-cell table:style-name="ce1" office:value-type="string" calcext:value-type="string">
            <text:p>std_fit_time</text:p>
          </table:table-cell>
          <table:table-cell table:style-name="ce1" office:value-type="string" calcext:value-type="string">
            <text:p>std_score_time</text:p>
          </table:table-cell>
          <table:table-cell table:style-name="ce1" office:value-type="string" calcext:value-type="string">
            <text:p>std_test_accuracy</text:p>
          </table:table-cell>
          <table:table-cell table:style-name="ce1" office:value-type="string" calcext:value-type="string">
            <text:p>std_test_precision</text:p>
          </table:table-cell>
          <table:table-cell table:style-name="ce1" office:value-type="string" calcext:value-type="string">
            <text:p>std_test_recall</text:p>
          </table:table-cell>
          <table:table-cell table:style-name="ce1" office:value-type="string" calcext:value-type="string">
            <text:p>std_test_roc_auc</text:p>
          </table:table-cell>
          <table:table-cell table:style-name="ce1" office:value-type="string" calcext:value-type="string">
            <text:p>std_train_accuracy</text:p>
          </table:table-cell>
          <table:table-cell table:style-name="ce1" office:value-type="string" calcext:value-type="string">
            <text:p>std_train_precision</text:p>
          </table:table-cell>
          <table:table-cell table:style-name="ce1" office:value-type="string" calcext:value-type="string">
            <text:p>std_train_recall</text:p>
          </table:table-cell>
          <table:table-cell table:style-name="ce1" office:value-type="string" calcext:value-type="string">
            <text:p>std_train_roc_auc</text:p>
          </table:table-cell>
          <table:table-cell table:style-name="ce1" table:number-columns-repeated="912"/>
        </table:table-row>
        <table:table-row table:style-name="ro1">
          <table:table-cell office:value-type="float" office:value="9.8937091351" calcext:value-type="float">
            <text:p>9.8937091351</text:p>
          </table:table-cell>
          <table:table-cell office:value-type="float" office:value="1.0197043657" calcext:value-type="float">
            <text:p>1.0197043657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None, 'SVM__dual': False, 'TFIDF__tokenizer': &lt;function tokenizer6 at 0x7fbe50a8e73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86376335" calcext:value-type="float">
            <text:p>0.4186376335</text:p>
          </table:table-cell>
          <table:table-cell office:value-type="float" office:value="0.0766212485" calcext:value-type="float">
            <text:p>0.0766212485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7448658466" calcext:value-type="float">
            <text:p>9.7448658466</text:p>
          </table:table-cell>
          <table:table-cell office:value-type="float" office:value="0.9849054575" calcext:value-type="float">
            <text:p>0.9849054575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None, 'SVM__dual': False, 'TFIDF__tokenizer': &lt;function tokenizer5 at 0x7fbe4eaf4bf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009079794" calcext:value-type="float">
            <text:p>0.4009079794</text:p>
          </table:table-cell>
          <table:table-cell office:value-type="float" office:value="0.0853062931" calcext:value-type="float">
            <text:p>0.0853062931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671889782" calcext:value-type="float">
            <text:p>9.3671889782</text:p>
          </table:table-cell>
          <table:table-cell office:value-type="float" office:value="0.9587097645" calcext:value-type="float">
            <text:p>0.9587097645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None, 'SVM__dual': False, 'TFIDF__tokenizer': &lt;function tokenizer4 at 0x7fbe4c02a1e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7304852" calcext:value-type="float">
            <text:p>0.127304852</text:p>
          </table:table-cell>
          <table:table-cell office:value-type="float" office:value="0.0663120534" calcext:value-type="float">
            <text:p>0.0663120534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4357536554" calcext:value-type="float">
            <text:p>9.4357536554</text:p>
          </table:table-cell>
          <table:table-cell office:value-type="float" office:value="1.0050786734" calcext:value-type="float">
            <text:p>1.0050786734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None, 'SVM__dual': False, 'TFIDF__tokenizer': &lt;function tokenizer3 at 0x7fbe4c02a26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86654221" calcext:value-type="float">
            <text:p>0.2586654221</text:p>
          </table:table-cell>
          <table:table-cell office:value-type="float" office:value="0.0923791866" calcext:value-type="float">
            <text:p>0.0923791866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1571888924" calcext:value-type="float">
            <text:p>9.1571888924</text:p>
          </table:table-cell>
          <table:table-cell office:value-type="float" office:value="0.950140214" calcext:value-type="float">
            <text:p>0.950140214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'balanced', 'SVM__dual': False, 'TFIDF__tokenizer': &lt;function tokenizer6 at 0x7fbe50a8e73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801248796" calcext:value-type="float">
            <text:p>0.0801248796</text:p>
          </table:table-cell>
          <table:table-cell office:value-type="float" office:value="0.0960640519" calcext:value-type="float">
            <text:p>0.0960640519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692746162" calcext:value-type="float">
            <text:p>9.3692746162</text:p>
          </table:table-cell>
          <table:table-cell office:value-type="float" office:value="0.9764273643" calcext:value-type="float">
            <text:p>0.9764273643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'balanced', 'SVM__dual': False, 'TFIDF__tokenizer': &lt;function tokenizer5 at 0x7fbe4eaf4bf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421955468" calcext:value-type="float">
            <text:p>0.3421955468</text:p>
          </table:table-cell>
          <table:table-cell office:value-type="float" office:value="0.0792039576" calcext:value-type="float">
            <text:p>0.0792039576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671864033" calcext:value-type="float">
            <text:p>9.2671864033</text:p>
          </table:table-cell>
          <table:table-cell office:value-type="float" office:value="0.9499191761" calcext:value-type="float">
            <text:p>0.9499191761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'balanced', 'SVM__dual': False, 'TFIDF__tokenizer': &lt;function tokenizer4 at 0x7fbe4c02a1e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52661774" calcext:value-type="float">
            <text:p>0.1652661774</text:p>
          </table:table-cell>
          <table:table-cell office:value-type="float" office:value="0.0528131027" calcext:value-type="float">
            <text:p>0.0528131027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875324011" calcext:value-type="float">
            <text:p>9.3875324011</text:p>
          </table:table-cell>
          <table:table-cell office:value-type="float" office:value="0.9452525616" calcext:value-type="float">
            <text:p>0.9452525616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01, 'SVM__loss': 'squared_hinge', 'SVM__class_weight': 'balanced', 'SVM__dual': False, 'TFIDF__tokenizer': &lt;function tokenizer3 at 0x7fbe4c02a26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308287305" calcext:value-type="float">
            <text:p>0.1308287305</text:p>
          </table:table-cell>
          <table:table-cell office:value-type="float" office:value="0.0735546294" calcext:value-type="float">
            <text:p>0.0735546294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242607355" calcext:value-type="float">
            <text:p>9.2242607355</text:p>
          </table:table-cell>
          <table:table-cell office:value-type="float" office:value="1.0543297052" calcext:value-type="float">
            <text:p>1.0543297052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None, 'SVM__dual': False, 'TFIDF__tokenizer': &lt;function tokenizer6 at 0x7fbe50a8e73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556179654" calcext:value-type="float">
            <text:p>0.3556179654</text:p>
          </table:table-cell>
          <table:table-cell office:value-type="float" office:value="0.1506732103" calcext:value-type="float">
            <text:p>0.1506732103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285894871" calcext:value-type="float">
            <text:p>9.2285894871</text:p>
          </table:table-cell>
          <table:table-cell office:value-type="float" office:value="0.989542675" calcext:value-type="float">
            <text:p>0.989542675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None, 'SVM__dual': False, 'TFIDF__tokenizer': &lt;function tokenizer5 at 0x7fbe4eaf4bf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39075028" calcext:value-type="float">
            <text:p>0.2139075028</text:p>
          </table:table-cell>
          <table:table-cell office:value-type="float" office:value="0.1303728263" calcext:value-type="float">
            <text:p>0.1303728263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770036936" calcext:value-type="float">
            <text:p>9.3770036936</text:p>
          </table:table-cell>
          <table:table-cell office:value-type="float" office:value="0.9557218552" calcext:value-type="float">
            <text:p>0.9557218552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None, 'SVM__dual': False, 'TFIDF__tokenizer': &lt;function tokenizer4 at 0x7fbe4c02a1e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934926419" calcext:value-type="float">
            <text:p>0.1934926419</text:p>
          </table:table-cell>
          <table:table-cell office:value-type="float" office:value="0.0584575713" calcext:value-type="float">
            <text:p>0.0584575713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290714502" calcext:value-type="float">
            <text:p>9.2290714502</text:p>
          </table:table-cell>
          <table:table-cell office:value-type="float" office:value="0.9965435028" calcext:value-type="float">
            <text:p>0.9965435028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None, 'SVM__dual': False, 'TFIDF__tokenizer': &lt;function tokenizer3 at 0x7fbe4c02a26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354594885" calcext:value-type="float">
            <text:p>0.1354594885</text:p>
          </table:table-cell>
          <table:table-cell office:value-type="float" office:value="0.1223639763" calcext:value-type="float">
            <text:p>0.1223639763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372407436" calcext:value-type="float">
            <text:p>9.2372407436</text:p>
          </table:table-cell>
          <table:table-cell office:value-type="float" office:value="1.0123214245" calcext:value-type="float">
            <text:p>1.0123214245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'balanced', 'SVM__dual': False, 'TFIDF__tokenizer': &lt;function tokenizer6 at 0x7fbe50a8e73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02173644" calcext:value-type="float">
            <text:p>0.2702173644</text:p>
          </table:table-cell>
          <table:table-cell office:value-type="float" office:value="0.1307555915" calcext:value-type="float">
            <text:p>0.1307555915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593313932" calcext:value-type="float">
            <text:p>9.2593313932</text:p>
          </table:table-cell>
          <table:table-cell office:value-type="float" office:value="1.0031764984" calcext:value-type="float">
            <text:p>1.0031764984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'balanced', 'SVM__dual': False, 'TFIDF__tokenizer': &lt;function tokenizer5 at 0x7fbe4eaf4bf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701895765" calcext:value-type="float">
            <text:p>0.1701895765</text:p>
          </table:table-cell>
          <table:table-cell office:value-type="float" office:value="0.0724147366" calcext:value-type="float">
            <text:p>0.0724147366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511899948" calcext:value-type="float">
            <text:p>9.3511899948</text:p>
          </table:table-cell>
          <table:table-cell office:value-type="float" office:value="0.9796010494" calcext:value-type="float">
            <text:p>0.9796010494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'balanced', 'SVM__dual': False, 'TFIDF__tokenizer': &lt;function tokenizer4 at 0x7fbe4c02a1e0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386706052" calcext:value-type="float">
            <text:p>0.2386706052</text:p>
          </table:table-cell>
          <table:table-cell office:value-type="float" office:value="0.1172266934" calcext:value-type="float">
            <text:p>0.1172266934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3182723284" calcext:value-type="float">
            <text:p>9.3182723284</text:p>
          </table:table-cell>
          <table:table-cell office:value-type="float" office:value="0.9565134048" calcext:value-type="float">
            <text:p>0.9565134048</text:p>
          </table:table-cell>
          <table:table-cell office:value-type="float" office:value="0.8422499714" calcext:value-type="float">
            <text:p>0.842249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499745" calcext:value-type="float">
            <text:p>0.842249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01, 'SVM__loss': 'squared_hinge', 'SVM__class_weight': 'balanced', 'SVM__dual': False, 'TFIDF__tokenizer': &lt;function tokenizer3 at 0x7fbe4c02a268&gt;, 'TFIDF__use_idf': True}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052632" calcext:value-type="float">
            <text:p>0.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660726" calcext:value-type="float">
            <text:p>0.842266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19243986" calcext:value-type="float">
            <text:p>0.841924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2861507" calcext:value-type="float">
            <text:p>0.842286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8899083" calcext:value-type="float">
            <text:p>0.842889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21789487" calcext:value-type="float">
            <text:p>0.84217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437045259" calcext:value-type="float">
            <text:p>0.1437045259</text:p>
          </table:table-cell>
          <table:table-cell office:value-type="float" office:value="0.0841938502" calcext:value-type="float">
            <text:p>0.0841938502</text:p>
          </table:table-cell>
          <table:table-cell office:value-type="float" office:value="0.0004241784" calcext:value-type="float">
            <text:p>0.000424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1125000434365" calcext:value-type="float">
            <text:p>4.711250004343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office:value-type="float" office:value="9.2071036816" calcext:value-type="float">
            <text:p>9.2071036816</text:p>
          </table:table-cell>
          <table:table-cell office:value-type="float" office:value="1.0280010939" calcext:value-type="float">
            <text:p>1.0280010939</text:p>
          </table:table-cell>
          <table:table-cell office:value-type="float" office:value="0.8621835262" calcext:value-type="float">
            <text:p>0.8621835262</text:p>
          </table:table-cell>
          <table:table-cell office:value-type="float" office:value="0.9361169724" calcext:value-type="float">
            <text:p>0.9361169724</text:p>
          </table:table-cell>
          <table:table-cell office:value-type="float" office:value="0.1350839845" calcext:value-type="float">
            <text:p>0.1350839845</text:p>
          </table:table-cell>
          <table:table-cell office:value-type="float" office:value="0.673935402" calcext:value-type="float">
            <text:p>0.673935402</text:p>
          </table:table-cell>
          <table:table-cell office:value-type="float" office:value="0.8631254548" calcext:value-type="float">
            <text:p>0.8631254548</text:p>
          </table:table-cell>
          <table:table-cell office:value-type="float" office:value="0.970324526" calcext:value-type="float">
            <text:p>0.970324526</text:p>
          </table:table-cell>
          <table:table-cell office:value-type="float" office:value="0.1365282876" calcext:value-type="float">
            <text:p>0.1365282876</text:p>
          </table:table-cell>
          <table:table-cell office:value-type="float" office:value="0.6827609923" calcext:value-type="float">
            <text:p>0.682760992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None, 'SVM__dual': False, 'TFIDF__tokenizer': &lt;function tokenizer6 at 0x7fbe50a8e730&gt;, 'TFIDF__use_idf': True}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8684210526" calcext:value-type="float">
            <text:p>0.8684210526</text:p>
          </table:table-cell>
          <table:table-cell office:value-type="float" office:value="0.96" calcext:value-type="float">
            <text:p>0.96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7032333018" calcext:value-type="float">
            <text:p>0.7032333018</text:p>
          </table:table-cell>
          <table:table-cell office:value-type="float" office:value="0.8625079567" calcext:value-type="float">
            <text:p>0.8625079567</text:p>
          </table:table-cell>
          <table:table-cell office:value-type="float" office:value="0.9760479042" calcext:value-type="float">
            <text:p>0.9760479042</text:p>
          </table:table-cell>
          <table:table-cell office:value-type="float" office:value="0.1315577078" calcext:value-type="float">
            <text:p>0.1315577078</text:p>
          </table:table-cell>
          <table:table-cell office:value-type="float" office:value="0.6857190312" calcext:value-type="float">
            <text:p>0.6857190312</text:p>
          </table:table-cell>
          <table:table-cell office:value-type="float" office:value="0.8638443936" calcext:value-type="float">
            <text:p>0.8638443936</text:p>
          </table:table-cell>
          <table:table-cell office:value-type="float" office:value="0.9523809524" calcext:value-type="float">
            <text:p>0.9523809524</text:p>
          </table:table-cell>
          <table:table-cell office:value-type="float" office:value="0.1449275362" calcext:value-type="float">
            <text:p>0.1449275362</text:p>
          </table:table-cell>
          <table:table-cell office:value-type="float" office:value="0.6804111531" calcext:value-type="float">
            <text:p>0.6804111531</text:p>
          </table:table-cell>
          <table:table-cell office:value-type="float" office:value="0.863144494" calcext:value-type="float">
            <text:p>0.863144494</text:p>
          </table:table-cell>
          <table:table-cell office:value-type="float" office:value="0.9659090909" calcext:value-type="float">
            <text:p>0.9659090909</text:p>
          </table:table-cell>
          <table:table-cell office:value-type="float" office:value="0.1372074253" calcext:value-type="float">
            <text:p>0.1372074253</text:p>
          </table:table-cell>
          <table:table-cell office:value-type="float" office:value="0.6708489362" calcext:value-type="float">
            <text:p>0.6708489362</text:p>
          </table:table-cell>
          <table:table-cell office:value-type="float" office:value="0.852233677" calcext:value-type="float">
            <text:p>0.852233677</text:p>
          </table:table-cell>
          <table:table-cell office:value-type="float" office:value="0.8" calcext:value-type="float">
            <text:p>0.8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6599083112" calcext:value-type="float">
            <text:p>0.6599083112</text:p>
          </table:table-cell>
          <table:table-cell office:value-type="float" office:value="0.8632892057" calcext:value-type="float">
            <text:p>0.8632892057</text:p>
          </table:table-cell>
          <table:table-cell office:value-type="float" office:value="0.9608938547" calcext:value-type="float">
            <text:p>0.9608938547</text:p>
          </table:table-cell>
          <table:table-cell office:value-type="float" office:value="0.1388216303" calcext:value-type="float">
            <text:p>0.1388216303</text:p>
          </table:table-cell>
          <table:table-cell office:value-type="float" office:value="0.6788909702" calcext:value-type="float">
            <text:p>0.6788909702</text:p>
          </table:table-cell>
          <table:table-cell office:value-type="float" office:value="0.8602520046" calcext:value-type="float">
            <text:p>0.8602520046</text:p>
          </table:table-cell>
          <table:table-cell office:value-type="float" office:value="0.9" calcext:value-type="float">
            <text:p>0.9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7041161392" calcext:value-type="float">
            <text:p>0.7041161392</text:p>
          </table:table-cell>
          <table:table-cell office:value-type="float" office:value="0.8630346232" calcext:value-type="float">
            <text:p>0.8630346232</text:p>
          </table:table-cell>
          <table:table-cell office:value-type="float" office:value="0.9710982659" calcext:value-type="float">
            <text:p>0.9710982659</text:p>
          </table:table-cell>
          <table:table-cell office:value-type="float" office:value="0.1355932203" calcext:value-type="float">
            <text:p>0.1355932203</text:p>
          </table:table-cell>
          <table:table-cell office:value-type="float" office:value="0.6874963636" calcext:value-type="float">
            <text:p>0.6874963636</text:p>
          </table:table-cell>
          <table:table-cell office:value-type="float" office:value="0.8625429553" calcext:value-type="float">
            <text:p>0.8625429553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6955387952" calcext:value-type="float">
            <text:p>0.6955387952</text:p>
          </table:table-cell>
          <table:table-cell office:value-type="float" office:value="0.8626527495" calcext:value-type="float">
            <text:p>0.8626527495</text:p>
          </table:table-cell>
          <table:table-cell office:value-type="float" office:value="0.9651162791" calcext:value-type="float">
            <text:p>0.9651162791</text:p>
          </table:table-cell>
          <table:table-cell office:value-type="float" office:value="0.1339790153" calcext:value-type="float">
            <text:p>0.1339790153</text:p>
          </table:table-cell>
          <table:table-cell office:value-type="float" office:value="0.6888378956" calcext:value-type="float">
            <text:p>0.6888378956</text:p>
          </table:table-cell>
          <table:table-cell office:value-type="float" office:value="0.86139748" calcext:value-type="float">
            <text:p>0.86139748</text:p>
          </table:table-cell>
          <table:table-cell office:value-type="float" office:value="0.9047619048" calcext:value-type="float">
            <text:p>0.9047619048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658237208" calcext:value-type="float">
            <text:p>0.6658237208</text:p>
          </table:table-cell>
          <table:table-cell office:value-type="float" office:value="0.8632892057" calcext:value-type="float">
            <text:p>0.8632892057</text:p>
          </table:table-cell>
          <table:table-cell office:value-type="float" office:value="0.9824561404" calcext:value-type="float">
            <text:p>0.9824561404</text:p>
          </table:table-cell>
          <table:table-cell office:value-type="float" office:value="0.1355932203" calcext:value-type="float">
            <text:p>0.1355932203</text:p>
          </table:table-cell>
          <table:table-cell office:value-type="float" office:value="0.6854011539" calcext:value-type="float">
            <text:p>0.6854011539</text:p>
          </table:table-cell>
          <table:table-cell office:value-type="float" office:value="0.8636884307" calcext:value-type="float">
            <text:p>0.8636884307</text:p>
          </table:table-cell>
          <table:table-cell office:value-type="float" office:value="1" calcext:value-type="float">
            <text:p>1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489302968" calcext:value-type="float">
            <text:p>0.6489302968</text:p>
          </table:table-cell>
          <table:table-cell office:value-type="float" office:value="0.8634164969" calcext:value-type="float">
            <text:p>0.8634164969</text:p>
          </table:table-cell>
          <table:table-cell office:value-type="float" office:value="0.9715909091" calcext:value-type="float">
            <text:p>0.9715909091</text:p>
          </table:table-cell>
          <table:table-cell office:value-type="float" office:value="0.1380145278" calcext:value-type="float">
            <text:p>0.1380145278</text:p>
          </table:table-cell>
          <table:table-cell office:value-type="float" office:value="0.6889377314" calcext:value-type="float">
            <text:p>0.6889377314</text:p>
          </table:table-cell>
          <table:table-cell office:value-type="float" office:value="0.8635321101" calcext:value-type="float">
            <text:p>0.8635321101</text:p>
          </table:table-cell>
          <table:table-cell office:value-type="float" office:value="0.95" calcext:value-type="float">
            <text:p>0.95</text:p>
          </table:table-cell>
          <table:table-cell office:value-type="float" office:value="0.1386861314" calcext:value-type="float">
            <text:p>0.1386861314</text:p>
          </table:table-cell>
          <table:table-cell office:value-type="float" office:value="0.6527732261" calcext:value-type="float">
            <text:p>0.6527732261</text:p>
          </table:table-cell>
          <table:table-cell office:value-type="float" office:value="0.8636884307" calcext:value-type="float">
            <text:p>0.8636884307</text:p>
          </table:table-cell>
          <table:table-cell office:value-type="float" office:value="0.9720670391" calcext:value-type="float">
            <text:p>0.9720670391</text:p>
          </table:table-cell>
          <table:table-cell office:value-type="float" office:value="0.1403225806" calcext:value-type="float">
            <text:p>0.1403225806</text:p>
          </table:table-cell>
          <table:table-cell office:value-type="float" office:value="0.6817860399" calcext:value-type="float">
            <text:p>0.6817860399</text:p>
          </table:table-cell>
          <table:table-cell office:value-type="float" office:value="0.8589449541" calcext:value-type="float">
            <text:p>0.85894495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094890511" calcext:value-type="float">
            <text:p>0.1094890511</text:p>
          </table:table-cell>
          <table:table-cell office:value-type="float" office:value="0.6604548389" calcext:value-type="float">
            <text:p>0.6604548389</text:p>
          </table:table-cell>
          <table:table-cell office:value-type="float" office:value="0.8639429808" calcext:value-type="float">
            <text:p>0.8639429808</text:p>
          </table:table-cell>
          <table:table-cell office:value-type="float" office:value="0.9621621622" calcext:value-type="float">
            <text:p>0.9621621622</text:p>
          </table:table-cell>
          <table:table-cell office:value-type="float" office:value="0.1435483871" calcext:value-type="float">
            <text:p>0.1435483871</text:p>
          </table:table-cell>
          <table:table-cell office:value-type="float" office:value="0.6747352859" calcext:value-type="float">
            <text:p>0.6747352859</text:p>
          </table:table-cell>
          <table:table-cell office:value-type="float" office:value="0.8669724771" calcext:value-type="float">
            <text:p>0.8669724771</text:p>
          </table:table-cell>
          <table:table-cell office:value-type="float" office:value="0.9565217391" calcext:value-type="float">
            <text:p>0.9565217391</text:p>
          </table:table-cell>
          <table:table-cell office:value-type="float" office:value="0.1605839416" calcext:value-type="float">
            <text:p>0.1605839416</text:p>
          </table:table-cell>
          <table:table-cell office:value-type="float" office:value="0.6680768658" calcext:value-type="float">
            <text:p>0.6680768658</text:p>
          </table:table-cell>
          <table:table-cell office:value-type="float" office:value="0.8622884052" calcext:value-type="float">
            <text:p>0.8622884052</text:p>
          </table:table-cell>
          <table:table-cell office:value-type="float" office:value="0.9759036145" calcext:value-type="float">
            <text:p>0.9759036145</text:p>
          </table:table-cell>
          <table:table-cell office:value-type="float" office:value="0.1306451613" calcext:value-type="float">
            <text:p>0.1306451613</text:p>
          </table:table-cell>
          <table:table-cell office:value-type="float" office:value="0.6849565147" calcext:value-type="float">
            <text:p>0.6849565147</text:p>
          </table:table-cell>
          <table:table-cell office:value-type="float" office:value="0.2189542402" calcext:value-type="float">
            <text:p>0.2189542402</text:p>
          </table:table-cell>
          <table:table-cell office:value-type="float" office:value="0.0735199361" calcext:value-type="float">
            <text:p>0.0735199361</text:p>
          </table:table-cell>
          <table:table-cell office:value-type="float" office:value="0.0042740689" calcext:value-type="float">
            <text:p>0.0042740689</text:p>
          </table:table-cell>
          <table:table-cell office:value-type="float" office:value="0.0551608123" calcext:value-type="float">
            <text:p>0.0551608123</text:p>
          </table:table-cell>
          <table:table-cell office:value-type="float" office:value="0.0230148286" calcext:value-type="float">
            <text:p>0.0230148286</text:p>
          </table:table-cell>
          <table:table-cell office:value-type="float" office:value="0.0195711395" calcext:value-type="float">
            <text:p>0.0195711395</text:p>
          </table:table-cell>
          <table:table-cell office:value-type="float" office:value="0.000493725" calcext:value-type="float">
            <text:p>0.000493725</text:p>
          </table:table-cell>
          <table:table-cell office:value-type="float" office:value="0.0064690165" calcext:value-type="float">
            <text:p>0.0064690165</text:p>
          </table:table-cell>
          <table:table-cell office:value-type="float" office:value="0.0037305944" calcext:value-type="float">
            <text:p>0.0037305944</text:p>
          </table:table-cell>
          <table:table-cell office:value-type="float" office:value="0.0058333696" calcext:value-type="float">
            <text:p>0.0058333696</text:p>
          </table:table-cell>
          <table:table-cell table:number-columns-repeated="912"/>
        </table:table-row>
        <table:table-row table:style-name="ro1">
          <table:table-cell office:value-type="float" office:value="9.230020237" calcext:value-type="float">
            <text:p>9.230020237</text:p>
          </table:table-cell>
          <table:table-cell office:value-type="float" office:value="0.9956833124" calcext:value-type="float">
            <text:p>0.9956833124</text:p>
          </table:table-cell>
          <table:table-cell office:value-type="float" office:value="0.8621835262" calcext:value-type="float">
            <text:p>0.8621835262</text:p>
          </table:table-cell>
          <table:table-cell office:value-type="float" office:value="0.9418319127" calcext:value-type="float">
            <text:p>0.9418319127</text:p>
          </table:table-cell>
          <table:table-cell office:value-type="float" office:value="0.1343592639" calcext:value-type="float">
            <text:p>0.1343592639</text:p>
          </table:table-cell>
          <table:table-cell office:value-type="float" office:value="0.6735703081" calcext:value-type="float">
            <text:p>0.6735703081</text:p>
          </table:table-cell>
          <table:table-cell office:value-type="float" office:value="0.8630872804" calcext:value-type="float">
            <text:p>0.8630872804</text:p>
          </table:table-cell>
          <table:table-cell office:value-type="float" office:value="0.9707996743" calcext:value-type="float">
            <text:p>0.9707996743</text:p>
          </table:table-cell>
          <table:table-cell office:value-type="float" office:value="0.1362058372" calcext:value-type="float">
            <text:p>0.1362058372</text:p>
          </table:table-cell>
          <table:table-cell office:value-type="float" office:value="0.6824823527" calcext:value-type="float">
            <text:p>0.68248235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None, 'SVM__dual': False, 'TFIDF__tokenizer': &lt;function tokenizer5 at 0x7fbe4eaf4bf8&gt;, 'TFIDF__use_idf': True}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8684210526" calcext:value-type="float">
            <text:p>0.8684210526</text:p>
          </table:table-cell>
          <table:table-cell office:value-type="float" office:value="0.96" calcext:value-type="float">
            <text:p>0.96</text:p>
          </table:table-cell>
          <table:table-cell office:value-type="float" office:value="0.1739130435" calcext:value-type="float">
            <text:p>0.1739130435</text:p>
          </table:table-cell>
          <table:table-cell office:value-type="float" office:value="0.7031643825" calcext:value-type="float">
            <text:p>0.7031643825</text:p>
          </table:table-cell>
          <table:table-cell office:value-type="float" office:value="0.8623806493" calcext:value-type="float">
            <text:p>0.8623806493</text:p>
          </table:table-cell>
          <table:table-cell office:value-type="float" office:value="0.9759036145" calcext:value-type="float">
            <text:p>0.9759036145</text:p>
          </table:table-cell>
          <table:table-cell office:value-type="float" office:value="0.1307506053" calcext:value-type="float">
            <text:p>0.1307506053</text:p>
          </table:table-cell>
          <table:table-cell office:value-type="float" office:value="0.6891092643" calcext:value-type="float">
            <text:p>0.6891092643</text:p>
          </table:table-cell>
          <table:table-cell office:value-type="float" office:value="0.8638443936" calcext:value-type="float">
            <text:p>0.8638443936</text:p>
          </table:table-cell>
          <table:table-cell office:value-type="float" office:value="0.9523809524" calcext:value-type="float">
            <text:p>0.9523809524</text:p>
          </table:table-cell>
          <table:table-cell office:value-type="float" office:value="0.1449275362" calcext:value-type="float">
            <text:p>0.1449275362</text:p>
          </table:table-cell>
          <table:table-cell office:value-type="float" office:value="0.6804111531" calcext:value-type="float">
            <text:p>0.6804111531</text:p>
          </table:table-cell>
          <table:table-cell office:value-type="float" office:value="0.8635264163" calcext:value-type="float">
            <text:p>0.8635264163</text:p>
          </table:table-cell>
          <table:table-cell office:value-type="float" office:value="0.9664804469" calcext:value-type="float">
            <text:p>0.9664804469</text:p>
          </table:table-cell>
          <table:table-cell office:value-type="float" office:value="0.1396287328" calcext:value-type="float">
            <text:p>0.1396287328</text:p>
          </table:table-cell>
          <table:table-cell office:value-type="float" office:value="0.6708363709" calcext:value-type="float">
            <text:p>0.6708363709</text:p>
          </table:table-cell>
          <table:table-cell office:value-type="float" office:value="0.8533791523" calcext:value-type="float">
            <text:p>0.8533791523</text:p>
          </table:table-cell>
          <table:table-cell office:value-type="float" office:value="0.8571428571" calcext:value-type="float">
            <text:p>0.8571428571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65981958" calcext:value-type="float">
            <text:p>0.65981958</text:p>
          </table:table-cell>
          <table:table-cell office:value-type="float" office:value="0.8634164969" calcext:value-type="float">
            <text:p>0.8634164969</text:p>
          </table:table-cell>
          <table:table-cell office:value-type="float" office:value="0.9662921348" calcext:value-type="float">
            <text:p>0.9662921348</text:p>
          </table:table-cell>
          <table:table-cell office:value-type="float" office:value="0.1388216303" calcext:value-type="float">
            <text:p>0.1388216303</text:p>
          </table:table-cell>
          <table:table-cell office:value-type="float" office:value="0.6788204692" calcext:value-type="float">
            <text:p>0.6788204692</text:p>
          </table:table-cell>
          <table:table-cell office:value-type="float" office:value="0.8602520046" calcext:value-type="float">
            <text:p>0.8602520046</text:p>
          </table:table-cell>
          <table:table-cell office:value-type="float" office:value="0.9" calcext:value-type="float">
            <text:p>0.9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7042048704" calcext:value-type="float">
            <text:p>0.7042048704</text:p>
          </table:table-cell>
          <table:table-cell office:value-type="float" office:value="0.8631619145" calcext:value-type="float">
            <text:p>0.8631619145</text:p>
          </table:table-cell>
          <table:table-cell office:value-type="float" office:value="0.9712643678" calcext:value-type="float">
            <text:p>0.9712643678</text:p>
          </table:table-cell>
          <table:table-cell office:value-type="float" office:value="0.1364003228" calcext:value-type="float">
            <text:p>0.1364003228</text:p>
          </table:table-cell>
          <table:table-cell office:value-type="float" office:value="0.687396101" calcext:value-type="float">
            <text:p>0.687396101</text:p>
          </table:table-cell>
          <table:table-cell office:value-type="float" office:value="0.8625429553" calcext:value-type="float">
            <text:p>0.8625429553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6955880903" calcext:value-type="float">
            <text:p>0.6955880903</text:p>
          </table:table-cell>
          <table:table-cell office:value-type="float" office:value="0.8625254582" calcext:value-type="float">
            <text:p>0.8625254582</text:p>
          </table:table-cell>
          <table:table-cell office:value-type="float" office:value="0.9649122807" calcext:value-type="float">
            <text:p>0.9649122807</text:p>
          </table:table-cell>
          <table:table-cell office:value-type="float" office:value="0.1331719128" calcext:value-type="float">
            <text:p>0.1331719128</text:p>
          </table:table-cell>
          <table:table-cell office:value-type="float" office:value="0.688280779" calcext:value-type="float">
            <text:p>0.688280779</text:p>
          </table:table-cell>
          <table:table-cell office:value-type="float" office:value="0.86139748" calcext:value-type="float">
            <text:p>0.86139748</text:p>
          </table:table-cell>
          <table:table-cell office:value-type="float" office:value="0.9047619048" calcext:value-type="float">
            <text:p>0.9047619048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658335798" calcext:value-type="float">
            <text:p>0.6658335798</text:p>
          </table:table-cell>
          <table:table-cell office:value-type="float" office:value="0.8634164969" calcext:value-type="float">
            <text:p>0.8634164969</text:p>
          </table:table-cell>
          <table:table-cell office:value-type="float" office:value="0.9825581395" calcext:value-type="float">
            <text:p>0.9825581395</text:p>
          </table:table-cell>
          <table:table-cell office:value-type="float" office:value="0.1364003228" calcext:value-type="float">
            <text:p>0.1364003228</text:p>
          </table:table-cell>
          <table:table-cell office:value-type="float" office:value="0.6869644347" calcext:value-type="float">
            <text:p>0.6869644347</text:p>
          </table:table-cell>
          <table:table-cell office:value-type="float" office:value="0.8625429553" calcext:value-type="float">
            <text:p>0.8625429553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6489598738" calcext:value-type="float">
            <text:p>0.6489598738</text:p>
          </table:table-cell>
          <table:table-cell office:value-type="float" office:value="0.8632892057" calcext:value-type="float">
            <text:p>0.8632892057</text:p>
          </table:table-cell>
          <table:table-cell office:value-type="float" office:value="0.9714285714" calcext:value-type="float">
            <text:p>0.9714285714</text:p>
          </table:table-cell>
          <table:table-cell office:value-type="float" office:value="0.1372074253" calcext:value-type="float">
            <text:p>0.1372074253</text:p>
          </table:table-cell>
          <table:table-cell office:value-type="float" office:value="0.6889890215" calcext:value-type="float">
            <text:p>0.6889890215</text:p>
          </table:table-cell>
          <table:table-cell office:value-type="float" office:value="0.8635321101" calcext:value-type="float">
            <text:p>0.8635321101</text:p>
          </table:table-cell>
          <table:table-cell office:value-type="float" office:value="0.95" calcext:value-type="float">
            <text:p>0.95</text:p>
          </table:table-cell>
          <table:table-cell office:value-type="float" office:value="0.1386861314" calcext:value-type="float">
            <text:p>0.1386861314</text:p>
          </table:table-cell>
          <table:table-cell office:value-type="float" office:value="0.6493569691" calcext:value-type="float">
            <text:p>0.6493569691</text:p>
          </table:table-cell>
          <table:table-cell office:value-type="float" office:value="0.8633066056" calcext:value-type="float">
            <text:p>0.8633066056</text:p>
          </table:table-cell>
          <table:table-cell office:value-type="float" office:value="0.9715909091" calcext:value-type="float">
            <text:p>0.9715909091</text:p>
          </table:table-cell>
          <table:table-cell office:value-type="float" office:value="0.1379032258" calcext:value-type="float">
            <text:p>0.1379032258</text:p>
          </table:table-cell>
          <table:table-cell office:value-type="float" office:value="0.6764411803" calcext:value-type="float">
            <text:p>0.6764411803</text:p>
          </table:table-cell>
          <table:table-cell office:value-type="float" office:value="0.8589449541" calcext:value-type="float">
            <text:p>0.85894495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094890511" calcext:value-type="float">
            <text:p>0.1094890511</text:p>
          </table:table-cell>
          <table:table-cell office:value-type="float" office:value="0.6602562193" calcext:value-type="float">
            <text:p>0.6602562193</text:p>
          </table:table-cell>
          <table:table-cell office:value-type="float" office:value="0.8638157057" calcext:value-type="float">
            <text:p>0.8638157057</text:p>
          </table:table-cell>
          <table:table-cell office:value-type="float" office:value="0.9619565217" calcext:value-type="float">
            <text:p>0.9619565217</text:p>
          </table:table-cell>
          <table:table-cell office:value-type="float" office:value="0.1427419355" calcext:value-type="float">
            <text:p>0.1427419355</text:p>
          </table:table-cell>
          <table:table-cell office:value-type="float" office:value="0.6730459666" calcext:value-type="float">
            <text:p>0.6730459666</text:p>
          </table:table-cell>
          <table:table-cell office:value-type="float" office:value="0.8669724771" calcext:value-type="float">
            <text:p>0.8669724771</text:p>
          </table:table-cell>
          <table:table-cell office:value-type="float" office:value="0.9565217391" calcext:value-type="float">
            <text:p>0.9565217391</text:p>
          </table:table-cell>
          <table:table-cell office:value-type="float" office:value="0.1605839416" calcext:value-type="float">
            <text:p>0.1605839416</text:p>
          </table:table-cell>
          <table:table-cell office:value-type="float" office:value="0.6680172799" calcext:value-type="float">
            <text:p>0.6680172799</text:p>
          </table:table-cell>
          <table:table-cell office:value-type="float" office:value="0.8620338552" calcext:value-type="float">
            <text:p>0.8620338552</text:p>
          </table:table-cell>
          <table:table-cell office:value-type="float" office:value="0.9756097561" calcext:value-type="float">
            <text:p>0.9756097561</text:p>
          </table:table-cell>
          <table:table-cell office:value-type="float" office:value="0.1290322581" calcext:value-type="float">
            <text:p>0.1290322581</text:p>
          </table:table-cell>
          <table:table-cell office:value-type="float" office:value="0.6849399396" calcext:value-type="float">
            <text:p>0.6849399396</text:p>
          </table:table-cell>
          <table:table-cell office:value-type="float" office:value="0.1941600527" calcext:value-type="float">
            <text:p>0.1941600527</text:p>
          </table:table-cell>
          <table:table-cell office:value-type="float" office:value="0.1411522299" calcext:value-type="float">
            <text:p>0.1411522299</text:p>
          </table:table-cell>
          <table:table-cell office:value-type="float" office:value="0.0039881812" calcext:value-type="float">
            <text:p>0.0039881812</text:p>
          </table:table-cell>
          <table:table-cell office:value-type="float" office:value="0.042199786" calcext:value-type="float">
            <text:p>0.042199786</text:p>
          </table:table-cell>
          <table:table-cell office:value-type="float" office:value="0.0230357171" calcext:value-type="float">
            <text:p>0.0230357171</text:p>
          </table:table-cell>
          <table:table-cell office:value-type="float" office:value="0.0199886716" calcext:value-type="float">
            <text:p>0.0199886716</text:p>
          </table:table-cell>
          <table:table-cell office:value-type="float" office:value="0.0005439977" calcext:value-type="float">
            <text:p>0.0005439977</text:p>
          </table:table-cell>
          <table:table-cell office:value-type="float" office:value="0.0058354305" calcext:value-type="float">
            <text:p>0.0058354305</text:p>
          </table:table-cell>
          <table:table-cell office:value-type="float" office:value="0.0039454229" calcext:value-type="float">
            <text:p>0.0039454229</text:p>
          </table:table-cell>
          <table:table-cell office:value-type="float" office:value="0.0066687899" calcext:value-type="float">
            <text:p>0.0066687899</text:p>
          </table:table-cell>
          <table:table-cell table:number-columns-repeated="912"/>
        </table:table-row>
        <table:table-row table:style-name="ro1">
          <table:table-cell office:value-type="float" office:value="9.40184443" calcext:value-type="float">
            <text:p>9.40184443</text:p>
          </table:table-cell>
          <table:table-cell office:value-type="float" office:value="0.9502657413" calcext:value-type="float">
            <text:p>0.950265741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.9414266407" calcext:value-type="float">
            <text:p>0.9414266407</text:p>
          </table:table-cell>
          <table:table-cell office:value-type="float" office:value="0.1336328829" calcext:value-type="float">
            <text:p>0.1336328829</text:p>
          </table:table-cell>
          <table:table-cell office:value-type="float" office:value="0.6745315238" calcext:value-type="float">
            <text:p>0.6745315238</text:p>
          </table:table-cell>
          <table:table-cell office:value-type="float" office:value="0.8629472568" calcext:value-type="float">
            <text:p>0.8629472568</text:p>
          </table:table-cell>
          <table:table-cell office:value-type="float" office:value="0.9706158421" calcext:value-type="float">
            <text:p>0.9706158421</text:p>
          </table:table-cell>
          <table:table-cell office:value-type="float" office:value="0.1353181546" calcext:value-type="float">
            <text:p>0.1353181546</text:p>
          </table:table-cell>
          <table:table-cell office:value-type="float" office:value="0.6826428781" calcext:value-type="float">
            <text:p>0.682642878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None, 'SVM__dual': False, 'TFIDF__tokenizer': &lt;function tokenizer4 at 0x7fbe4c02a1e0&gt;, 'TFIDF__use_idf': True}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.8672768879" calcext:value-type="float">
            <text:p>0.8672768879</text:p>
          </table:table-cell>
          <table:table-cell office:value-type="float" office:value="0.9583333333" calcext:value-type="float">
            <text:p>0.9583333333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7031446912" calcext:value-type="float">
            <text:p>0.7031446912</text:p>
          </table:table-cell>
          <table:table-cell office:value-type="float" office:value="0.8621260344" calcext:value-type="float">
            <text:p>0.8621260344</text:p>
          </table:table-cell>
          <table:table-cell office:value-type="float" office:value="0.9756097561" calcext:value-type="float">
            <text:p>0.9756097561</text:p>
          </table:table-cell>
          <table:table-cell office:value-type="float" office:value="0.1291364003" calcext:value-type="float">
            <text:p>0.1291364003</text:p>
          </table:table-cell>
          <table:table-cell office:value-type="float" office:value="0.6857017083" calcext:value-type="float">
            <text:p>0.6857017083</text:p>
          </table:table-cell>
          <table:table-cell office:value-type="float" office:value="0.8627002288" calcext:value-type="float">
            <text:p>0.8627002288</text:p>
          </table:table-cell>
          <table:table-cell office:value-type="float" office:value="0.95" calcext:value-type="float">
            <text:p>0.95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803914619" calcext:value-type="float">
            <text:p>0.6803914619</text:p>
          </table:table-cell>
          <table:table-cell office:value-type="float" office:value="0.8632718014" calcext:value-type="float">
            <text:p>0.8632718014</text:p>
          </table:table-cell>
          <table:table-cell office:value-type="float" office:value="0.9661016949" calcext:value-type="float">
            <text:p>0.9661016949</text:p>
          </table:table-cell>
          <table:table-cell office:value-type="float" office:value="0.1380145278" calcext:value-type="float">
            <text:p>0.1380145278</text:p>
          </table:table-cell>
          <table:table-cell office:value-type="float" office:value="0.6700773335" calcext:value-type="float">
            <text:p>0.6700773335</text:p>
          </table:table-cell>
          <table:table-cell office:value-type="float" office:value="0.8533791523" calcext:value-type="float">
            <text:p>0.8533791523</text:p>
          </table:table-cell>
          <table:table-cell office:value-type="float" office:value="0.8571428571" calcext:value-type="float">
            <text:p>0.8571428571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656122449" calcext:value-type="float">
            <text:p>0.656122449</text:p>
          </table:table-cell>
          <table:table-cell office:value-type="float" office:value="0.8632892057" calcext:value-type="float">
            <text:p>0.8632892057</text:p>
          </table:table-cell>
          <table:table-cell office:value-type="float" office:value="0.9661016949" calcext:value-type="float">
            <text:p>0.9661016949</text:p>
          </table:table-cell>
          <table:table-cell office:value-type="float" office:value="0.1380145278" calcext:value-type="float">
            <text:p>0.1380145278</text:p>
          </table:table-cell>
          <table:table-cell office:value-type="float" office:value="0.6748501518" calcext:value-type="float">
            <text:p>0.6748501518</text:p>
          </table:table-cell>
          <table:table-cell office:value-type="float" office:value="0.8602520046" calcext:value-type="float">
            <text:p>0.8602520046</text:p>
          </table:table-cell>
          <table:table-cell office:value-type="float" office:value="0.9" calcext:value-type="float">
            <text:p>0.9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7041654343" calcext:value-type="float">
            <text:p>0.7041654343</text:p>
          </table:table-cell>
          <table:table-cell office:value-type="float" office:value="0.862907332" calcext:value-type="float">
            <text:p>0.862907332</text:p>
          </table:table-cell>
          <table:table-cell office:value-type="float" office:value="0.9709302326" calcext:value-type="float">
            <text:p>0.9709302326</text:p>
          </table:table-cell>
          <table:table-cell office:value-type="float" office:value="0.1347861178" calcext:value-type="float">
            <text:p>0.1347861178</text:p>
          </table:table-cell>
          <table:table-cell office:value-type="float" office:value="0.6875434456" calcext:value-type="float">
            <text:p>0.6875434456</text:p>
          </table:table-cell>
          <table:table-cell office:value-type="float" office:value="0.8625429553" calcext:value-type="float">
            <text:p>0.8625429553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6955289362" calcext:value-type="float">
            <text:p>0.6955289362</text:p>
          </table:table-cell>
          <table:table-cell office:value-type="float" office:value="0.862398167" calcext:value-type="float">
            <text:p>0.862398167</text:p>
          </table:table-cell>
          <table:table-cell office:value-type="float" office:value="0.9647058824" calcext:value-type="float">
            <text:p>0.9647058824</text:p>
          </table:table-cell>
          <table:table-cell office:value-type="float" office:value="0.1323648103" calcext:value-type="float">
            <text:p>0.1323648103</text:p>
          </table:table-cell>
          <table:table-cell office:value-type="float" office:value="0.6875334438" calcext:value-type="float">
            <text:p>0.6875334438</text:p>
          </table:table-cell>
          <table:table-cell office:value-type="float" office:value="0.86139748" calcext:value-type="float">
            <text:p>0.86139748</text:p>
          </table:table-cell>
          <table:table-cell office:value-type="float" office:value="0.9047619048" calcext:value-type="float">
            <text:p>0.9047619048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657744257" calcext:value-type="float">
            <text:p>0.6657744257</text:p>
          </table:table-cell>
          <table:table-cell office:value-type="float" office:value="0.8634164969" calcext:value-type="float">
            <text:p>0.8634164969</text:p>
          </table:table-cell>
          <table:table-cell office:value-type="float" office:value="0.9825581395" calcext:value-type="float">
            <text:p>0.9825581395</text:p>
          </table:table-cell>
          <table:table-cell office:value-type="float" office:value="0.1364003228" calcext:value-type="float">
            <text:p>0.1364003228</text:p>
          </table:table-cell>
          <table:table-cell office:value-type="float" office:value="0.685626379" calcext:value-type="float">
            <text:p>0.685626379</text:p>
          </table:table-cell>
          <table:table-cell office:value-type="float" office:value="0.8636884307" calcext:value-type="float">
            <text:p>0.8636884307</text:p>
          </table:table-cell>
          <table:table-cell office:value-type="float" office:value="1" calcext:value-type="float">
            <text:p>1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489894509" calcext:value-type="float">
            <text:p>0.6489894509</text:p>
          </table:table-cell>
          <table:table-cell office:value-type="float" office:value="0.8631619145" calcext:value-type="float">
            <text:p>0.8631619145</text:p>
          </table:table-cell>
          <table:table-cell office:value-type="float" office:value="0.9712643678" calcext:value-type="float">
            <text:p>0.9712643678</text:p>
          </table:table-cell>
          <table:table-cell office:value-type="float" office:value="0.1364003228" calcext:value-type="float">
            <text:p>0.1364003228</text:p>
          </table:table-cell>
          <table:table-cell office:value-type="float" office:value="0.6889992063" calcext:value-type="float">
            <text:p>0.6889992063</text:p>
          </table:table-cell>
          <table:table-cell office:value-type="float" office:value="0.8635321101" calcext:value-type="float">
            <text:p>0.8635321101</text:p>
          </table:table-cell>
          <table:table-cell office:value-type="float" office:value="0.95" calcext:value-type="float">
            <text:p>0.95</text:p>
          </table:table-cell>
          <table:table-cell office:value-type="float" office:value="0.1386861314" calcext:value-type="float">
            <text:p>0.1386861314</text:p>
          </table:table-cell>
          <table:table-cell office:value-type="float" office:value="0.6627588262" calcext:value-type="float">
            <text:p>0.6627588262</text:p>
          </table:table-cell>
          <table:table-cell office:value-type="float" office:value="0.8630520555" calcext:value-type="float">
            <text:p>0.8630520555</text:p>
          </table:table-cell>
          <table:table-cell office:value-type="float" office:value="0.9712643678" calcext:value-type="float">
            <text:p>0.9712643678</text:p>
          </table:table-cell>
          <table:table-cell office:value-type="float" office:value="0.1362903226" calcext:value-type="float">
            <text:p>0.1362903226</text:p>
          </table:table-cell>
          <table:table-cell office:value-type="float" office:value="0.6880910972" calcext:value-type="float">
            <text:p>0.6880910972</text:p>
          </table:table-cell>
          <table:table-cell office:value-type="float" office:value="0.8589449541" calcext:value-type="float">
            <text:p>0.85894495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094890511" calcext:value-type="float">
            <text:p>0.1094890511</text:p>
          </table:table-cell>
          <table:table-cell office:value-type="float" office:value="0.6603555291" calcext:value-type="float">
            <text:p>0.6603555291</text:p>
          </table:table-cell>
          <table:table-cell office:value-type="float" office:value="0.8639429808" calcext:value-type="float">
            <text:p>0.8639429808</text:p>
          </table:table-cell>
          <table:table-cell office:value-type="float" office:value="0.9621621622" calcext:value-type="float">
            <text:p>0.9621621622</text:p>
          </table:table-cell>
          <table:table-cell office:value-type="float" office:value="0.1435483871" calcext:value-type="float">
            <text:p>0.1435483871</text:p>
          </table:table-cell>
          <table:table-cell office:value-type="float" office:value="0.6730760699" calcext:value-type="float">
            <text:p>0.6730760699</text:p>
          </table:table-cell>
          <table:table-cell office:value-type="float" office:value="0.8669724771" calcext:value-type="float">
            <text:p>0.8669724771</text:p>
          </table:table-cell>
          <table:table-cell office:value-type="float" office:value="0.9565217391" calcext:value-type="float">
            <text:p>0.9565217391</text:p>
          </table:table-cell>
          <table:table-cell office:value-type="float" office:value="0.1605839416" calcext:value-type="float">
            <text:p>0.1605839416</text:p>
          </table:table-cell>
          <table:table-cell office:value-type="float" office:value="0.6680073489" calcext:value-type="float">
            <text:p>0.6680073489</text:p>
          </table:table-cell>
          <table:table-cell office:value-type="float" office:value="0.8619065801" calcext:value-type="float">
            <text:p>0.8619065801</text:p>
          </table:table-cell>
          <table:table-cell office:value-type="float" office:value="0.9754601227" calcext:value-type="float">
            <text:p>0.9754601227</text:p>
          </table:table-cell>
          <table:table-cell office:value-type="float" office:value="0.1282258065" calcext:value-type="float">
            <text:p>0.1282258065</text:p>
          </table:table-cell>
          <table:table-cell office:value-type="float" office:value="0.6849299458" calcext:value-type="float">
            <text:p>0.6849299458</text:p>
          </table:table-cell>
          <table:table-cell office:value-type="float" office:value="0.1952332813" calcext:value-type="float">
            <text:p>0.1952332813</text:p>
          </table:table-cell>
          <table:table-cell office:value-type="float" office:value="0.0800290754" calcext:value-type="float">
            <text:p>0.0800290754</text:p>
          </table:table-cell>
          <table:table-cell office:value-type="float" office:value="0.0038155611" calcext:value-type="float">
            <text:p>0.0038155611</text:p>
          </table:table-cell>
          <table:table-cell office:value-type="float" office:value="0.0420762414" calcext:value-type="float">
            <text:p>0.0420762414</text:p>
          </table:table-cell>
          <table:table-cell office:value-type="float" office:value="0.0216208917" calcext:value-type="float">
            <text:p>0.0216208917</text:p>
          </table:table-cell>
          <table:table-cell office:value-type="float" office:value="0.0190346134" calcext:value-type="float">
            <text:p>0.0190346134</text:p>
          </table:table-cell>
          <table:table-cell office:value-type="float" office:value="0.0005959429" calcext:value-type="float">
            <text:p>0.0005959429</text:p>
          </table:table-cell>
          <table:table-cell office:value-type="float" office:value="0.0058233332" calcext:value-type="float">
            <text:p>0.0058233332</text:p>
          </table:table-cell>
          <table:table-cell office:value-type="float" office:value="0.0042788511" calcext:value-type="float">
            <text:p>0.0042788511</text:p>
          </table:table-cell>
          <table:table-cell office:value-type="float" office:value="0.0067204978" calcext:value-type="float">
            <text:p>0.0067204978</text:p>
          </table:table-cell>
          <table:table-cell table:number-columns-repeated="912"/>
        </table:table-row>
        <table:table-row table:style-name="ro1">
          <table:table-cell office:value-type="float" office:value="9.2389891386" calcext:value-type="float">
            <text:p>9.2389891386</text:p>
          </table:table-cell>
          <table:table-cell office:value-type="float" office:value="1.0256757021" calcext:value-type="float">
            <text:p>1.0256757021</text:p>
          </table:table-cell>
          <table:table-cell office:value-type="float" office:value="0.8614961622" calcext:value-type="float">
            <text:p>0.8614961622</text:p>
          </table:table-cell>
          <table:table-cell office:value-type="float" office:value="0.9348260948" calcext:value-type="float">
            <text:p>0.9348260948</text:p>
          </table:table-cell>
          <table:table-cell office:value-type="float" office:value="0.1307295464" calcext:value-type="float">
            <text:p>0.1307295464</text:p>
          </table:table-cell>
          <table:table-cell office:value-type="float" office:value="0.6736029817" calcext:value-type="float">
            <text:p>0.6736029817</text:p>
          </table:table-cell>
          <table:table-cell office:value-type="float" office:value="0.8629981749" calcext:value-type="float">
            <text:p>0.8629981749</text:p>
          </table:table-cell>
          <table:table-cell office:value-type="float" office:value="0.970161787" calcext:value-type="float">
            <text:p>0.970161787</text:p>
          </table:table-cell>
          <table:table-cell office:value-type="float" office:value="0.1357215757" calcext:value-type="float">
            <text:p>0.1357215757</text:p>
          </table:table-cell>
          <table:table-cell office:value-type="float" office:value="0.6815771896" calcext:value-type="float">
            <text:p>0.681577189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None, 'SVM__dual': False, 'TFIDF__tokenizer': &lt;function tokenizer3 at 0x7fbe4c02a268&gt;, 'TFIDF__use_idf': True}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.8661327231" calcext:value-type="float">
            <text:p>0.8661327231</text:p>
          </table:table-cell>
          <table:table-cell office:value-type="float" office:value="0.9565217391" calcext:value-type="float">
            <text:p>0.9565217391</text:p>
          </table:table-cell>
          <table:table-cell office:value-type="float" office:value="0.1594202899" calcext:value-type="float">
            <text:p>0.1594202899</text:p>
          </table:table-cell>
          <table:table-cell office:value-type="float" office:value="0.7031496141" calcext:value-type="float">
            <text:p>0.7031496141</text:p>
          </table:table-cell>
          <table:table-cell office:value-type="float" office:value="0.8622533418" calcext:value-type="float">
            <text:p>0.8622533418</text:p>
          </table:table-cell>
          <table:table-cell office:value-type="float" office:value="0.9757575758" calcext:value-type="float">
            <text:p>0.9757575758</text:p>
          </table:table-cell>
          <table:table-cell office:value-type="float" office:value="0.1299435028" calcext:value-type="float">
            <text:p>0.1299435028</text:p>
          </table:table-cell>
          <table:table-cell office:value-type="float" office:value="0.6849531622" calcext:value-type="float">
            <text:p>0.6849531622</text:p>
          </table:table-cell>
          <table:table-cell office:value-type="float" office:value="0.8638443936" calcext:value-type="float">
            <text:p>0.8638443936</text:p>
          </table:table-cell>
          <table:table-cell office:value-type="float" office:value="0.9523809524" calcext:value-type="float">
            <text:p>0.9523809524</text:p>
          </table:table-cell>
          <table:table-cell office:value-type="float" office:value="0.1449275362" calcext:value-type="float">
            <text:p>0.1449275362</text:p>
          </table:table-cell>
          <table:table-cell office:value-type="float" office:value="0.6803422338" calcext:value-type="float">
            <text:p>0.6803422338</text:p>
          </table:table-cell>
          <table:table-cell office:value-type="float" office:value="0.8635264163" calcext:value-type="float">
            <text:p>0.8635264163</text:p>
          </table:table-cell>
          <table:table-cell office:value-type="float" office:value="0.9664804469" calcext:value-type="float">
            <text:p>0.9664804469</text:p>
          </table:table-cell>
          <table:table-cell office:value-type="float" office:value="0.1396287328" calcext:value-type="float">
            <text:p>0.1396287328</text:p>
          </table:table-cell>
          <table:table-cell office:value-type="float" office:value="0.6700543989" calcext:value-type="float">
            <text:p>0.6700543989</text:p>
          </table:table-cell>
          <table:table-cell office:value-type="float" office:value="0.852233677" calcext:value-type="float">
            <text:p>0.852233677</text:p>
          </table:table-cell>
          <table:table-cell office:value-type="float" office:value="0.8" calcext:value-type="float">
            <text:p>0.8</text:p>
          </table:table-cell>
          <table:table-cell office:value-type="float" office:value="0.0869565217" calcext:value-type="float">
            <text:p>0.0869565217</text:p>
          </table:table-cell>
          <table:table-cell office:value-type="float" office:value="0.6603667554" calcext:value-type="float">
            <text:p>0.6603667554</text:p>
          </table:table-cell>
          <table:table-cell office:value-type="float" office:value="0.8631619145" calcext:value-type="float">
            <text:p>0.8631619145</text:p>
          </table:table-cell>
          <table:table-cell office:value-type="float" office:value="0.9606741573" calcext:value-type="float">
            <text:p>0.9606741573</text:p>
          </table:table-cell>
          <table:table-cell office:value-type="float" office:value="0.1380145278" calcext:value-type="float">
            <text:p>0.1380145278</text:p>
          </table:table-cell>
          <table:table-cell office:value-type="float" office:value="0.6796128128" calcext:value-type="float">
            <text:p>0.6796128128</text:p>
          </table:table-cell>
          <table:table-cell office:value-type="float" office:value="0.8591065292" calcext:value-type="float">
            <text:p>0.8591065292</text:p>
          </table:table-cell>
          <table:table-cell office:value-type="float" office:value="0.8947368421" calcext:value-type="float">
            <text:p>0.8947368421</text:p>
          </table:table-cell>
          <table:table-cell office:value-type="float" office:value="0.1231884058" calcext:value-type="float">
            <text:p>0.1231884058</text:p>
          </table:table-cell>
          <table:table-cell office:value-type="float" office:value="0.7040569851" calcext:value-type="float">
            <text:p>0.7040569851</text:p>
          </table:table-cell>
          <table:table-cell office:value-type="float" office:value="0.862907332" calcext:value-type="float">
            <text:p>0.862907332</text:p>
          </table:table-cell>
          <table:table-cell office:value-type="float" office:value="0.9709302326" calcext:value-type="float">
            <text:p>0.9709302326</text:p>
          </table:table-cell>
          <table:table-cell office:value-type="float" office:value="0.1347861178" calcext:value-type="float">
            <text:p>0.1347861178</text:p>
          </table:table-cell>
          <table:table-cell office:value-type="float" office:value="0.6867852547" calcext:value-type="float">
            <text:p>0.6867852547</text:p>
          </table:table-cell>
          <table:table-cell office:value-type="float" office:value="0.8625429553" calcext:value-type="float">
            <text:p>0.8625429553</text:p>
          </table:table-cell>
          <table:table-cell office:value-type="float" office:value="1" calcext:value-type="float">
            <text:p>1</text:p>
          </table:table-cell>
          <table:table-cell office:value-type="float" office:value="0.1304347826" calcext:value-type="float">
            <text:p>0.1304347826</text:p>
          </table:table-cell>
          <table:table-cell office:value-type="float" office:value="0.6955585133" calcext:value-type="float">
            <text:p>0.6955585133</text:p>
          </table:table-cell>
          <table:table-cell office:value-type="float" office:value="0.8625254582" calcext:value-type="float">
            <text:p>0.8625254582</text:p>
          </table:table-cell>
          <table:table-cell office:value-type="float" office:value="0.9649122807" calcext:value-type="float">
            <text:p>0.9649122807</text:p>
          </table:table-cell>
          <table:table-cell office:value-type="float" office:value="0.1331719128" calcext:value-type="float">
            <text:p>0.1331719128</text:p>
          </table:table-cell>
          <table:table-cell office:value-type="float" office:value="0.6874933143" calcext:value-type="float">
            <text:p>0.6874933143</text:p>
          </table:table-cell>
          <table:table-cell office:value-type="float" office:value="0.86139748" calcext:value-type="float">
            <text:p>0.86139748</text:p>
          </table:table-cell>
          <table:table-cell office:value-type="float" office:value="0.9047619048" calcext:value-type="float">
            <text:p>0.9047619048</text:p>
          </table:table-cell>
          <table:table-cell office:value-type="float" office:value="0.1376811594" calcext:value-type="float">
            <text:p>0.1376811594</text:p>
          </table:table-cell>
          <table:table-cell office:value-type="float" office:value="0.6656955536" calcext:value-type="float">
            <text:p>0.6656955536</text:p>
          </table:table-cell>
          <table:table-cell office:value-type="float" office:value="0.8632892057" calcext:value-type="float">
            <text:p>0.8632892057</text:p>
          </table:table-cell>
          <table:table-cell office:value-type="float" office:value="0.9824561404" calcext:value-type="float">
            <text:p>0.9824561404</text:p>
          </table:table-cell>
          <table:table-cell office:value-type="float" office:value="0.1355932203" calcext:value-type="float">
            <text:p>0.1355932203</text:p>
          </table:table-cell>
          <table:table-cell office:value-type="float" office:value="0.6853751734" calcext:value-type="float">
            <text:p>0.6853751734</text:p>
          </table:table-cell>
          <table:table-cell office:value-type="float" office:value="0.86139748" calcext:value-type="float">
            <text:p>0.86139748</text:p>
          </table:table-cell>
          <table:table-cell office:value-type="float" office:value="1" calcext:value-type="float">
            <text:p>1</text:p>
          </table:table-cell>
          <table:table-cell office:value-type="float" office:value="0.1231884058" calcext:value-type="float">
            <text:p>0.1231884058</text:p>
          </table:table-cell>
          <table:table-cell office:value-type="float" office:value="0.6489204377" calcext:value-type="float">
            <text:p>0.6489204377</text:p>
          </table:table-cell>
          <table:table-cell office:value-type="float" office:value="0.8631619145" calcext:value-type="float">
            <text:p>0.8631619145</text:p>
          </table:table-cell>
          <table:table-cell office:value-type="float" office:value="0.9712643678" calcext:value-type="float">
            <text:p>0.9712643678</text:p>
          </table:table-cell>
          <table:table-cell office:value-type="float" office:value="0.1364003228" calcext:value-type="float">
            <text:p>0.1364003228</text:p>
          </table:table-cell>
          <table:table-cell office:value-type="float" office:value="0.6895127782" calcext:value-type="float">
            <text:p>0.6895127782</text:p>
          </table:table-cell>
          <table:table-cell office:value-type="float" office:value="0.8635321101" calcext:value-type="float">
            <text:p>0.8635321101</text:p>
          </table:table-cell>
          <table:table-cell office:value-type="float" office:value="0.95" calcext:value-type="float">
            <text:p>0.95</text:p>
          </table:table-cell>
          <table:table-cell office:value-type="float" office:value="0.1386861314" calcext:value-type="float">
            <text:p>0.1386861314</text:p>
          </table:table-cell>
          <table:table-cell office:value-type="float" office:value="0.6493669" calcext:value-type="float">
            <text:p>0.6493669</text:p>
          </table:table-cell>
          <table:table-cell office:value-type="float" office:value="0.8631793305" calcext:value-type="float">
            <text:p>0.8631793305</text:p>
          </table:table-cell>
          <table:table-cell office:value-type="float" office:value="0.9714285714" calcext:value-type="float">
            <text:p>0.9714285714</text:p>
          </table:table-cell>
          <table:table-cell office:value-type="float" office:value="0.1370967742" calcext:value-type="float">
            <text:p>0.1370967742</text:p>
          </table:table-cell>
          <table:table-cell office:value-type="float" office:value="0.6723088014" calcext:value-type="float">
            <text:p>0.6723088014</text:p>
          </table:table-cell>
          <table:table-cell office:value-type="float" office:value="0.8577981651" calcext:value-type="float">
            <text:p>0.8577981651</text:p>
          </table:table-cell>
          <table:table-cell office:value-type="float" office:value="0.9333333333" calcext:value-type="float">
            <text:p>0.9333333333</text:p>
          </table:table-cell>
          <table:table-cell office:value-type="float" office:value="0.102189781" calcext:value-type="float">
            <text:p>0.102189781</text:p>
          </table:table-cell>
          <table:table-cell office:value-type="float" office:value="0.660415115" calcext:value-type="float">
            <text:p>0.660415115</text:p>
          </table:table-cell>
          <table:table-cell office:value-type="float" office:value="0.8638157057" calcext:value-type="float">
            <text:p>0.8638157057</text:p>
          </table:table-cell>
          <table:table-cell office:value-type="float" office:value="0.9619565217" calcext:value-type="float">
            <text:p>0.9619565217</text:p>
          </table:table-cell>
          <table:table-cell office:value-type="float" office:value="0.1427419355" calcext:value-type="float">
            <text:p>0.1427419355</text:p>
          </table:table-cell>
          <table:table-cell office:value-type="float" office:value="0.6747324828" calcext:value-type="float">
            <text:p>0.6747324828</text:p>
          </table:table-cell>
          <table:table-cell office:value-type="float" office:value="0.8669724771" calcext:value-type="float">
            <text:p>0.8669724771</text:p>
          </table:table-cell>
          <table:table-cell office:value-type="float" office:value="0.9565217391" calcext:value-type="float">
            <text:p>0.9565217391</text:p>
          </table:table-cell>
          <table:table-cell office:value-type="float" office:value="0.1605839416" calcext:value-type="float">
            <text:p>0.1605839416</text:p>
          </table:table-cell>
          <table:table-cell office:value-type="float" office:value="0.6680669348" calcext:value-type="float">
            <text:p>0.6680669348</text:p>
          </table:table-cell>
          <table:table-cell office:value-type="float" office:value="0.8621611302" calcext:value-type="float">
            <text:p>0.8621611302</text:p>
          </table:table-cell>
          <table:table-cell office:value-type="float" office:value="0.9757575758" calcext:value-type="float">
            <text:p>0.9757575758</text:p>
          </table:table-cell>
          <table:table-cell office:value-type="float" office:value="0.1298387097" calcext:value-type="float">
            <text:p>0.1298387097</text:p>
          </table:table-cell>
          <table:table-cell office:value-type="float" office:value="0.6849437178" calcext:value-type="float">
            <text:p>0.6849437178</text:p>
          </table:table-cell>
          <table:table-cell office:value-type="float" office:value="0.2002599339" calcext:value-type="float">
            <text:p>0.2002599339</text:p>
          </table:table-cell>
          <table:table-cell office:value-type="float" office:value="0.1266667655" calcext:value-type="float">
            <text:p>0.1266667655</text:p>
          </table:table-cell>
          <table:table-cell office:value-type="float" office:value="0.0040919038" calcext:value-type="float">
            <text:p>0.0040919038</text:p>
          </table:table-cell>
          <table:table-cell office:value-type="float" office:value="0.0553805074" calcext:value-type="float">
            <text:p>0.0553805074</text:p>
          </table:table-cell>
          <table:table-cell office:value-type="float" office:value="0.0220721194" calcext:value-type="float">
            <text:p>0.0220721194</text:p>
          </table:table-cell>
          <table:table-cell office:value-type="float" office:value="0.0199183845" calcext:value-type="float">
            <text:p>0.0199183845</text:p>
          </table:table-cell>
          <table:table-cell office:value-type="float" office:value="0.0005104573" calcext:value-type="float">
            <text:p>0.0005104573</text:p>
          </table:table-cell>
          <table:table-cell office:value-type="float" office:value="0.0064470058" calcext:value-type="float">
            <text:p>0.0064470058</text:p>
          </table:table-cell>
          <table:table-cell office:value-type="float" office:value="0.00384119" calcext:value-type="float">
            <text:p>0.00384119</text:p>
          </table:table-cell>
          <table:table-cell office:value-type="float" office:value="0.006569931" calcext:value-type="float">
            <text:p>0.006569931</text:p>
          </table:table-cell>
          <table:table-cell table:number-columns-repeated="912"/>
        </table:table-row>
        <table:table-row table:style-name="ro1">
          <table:table-cell office:value-type="float" office:value="9.2512507915" calcext:value-type="float">
            <text:p>9.2512507915</text:p>
          </table:table-cell>
          <table:table-cell office:value-type="float" office:value="0.9509993315" calcext:value-type="float">
            <text:p>0.9509993315</text:p>
          </table:table-cell>
          <table:table-cell office:value-type="float" office:value="0.9057165769" calcext:value-type="float">
            <text:p>0.9057165769</text:p>
          </table:table-cell>
          <table:table-cell office:value-type="float" office:value="0.8123371361" calcext:value-type="float">
            <text:p>0.8123371361</text:p>
          </table:table-cell>
          <table:table-cell office:value-type="float" office:value="0.5236115058" calcext:value-type="float">
            <text:p>0.5236115058</text:p>
          </table:table-cell>
          <table:table-cell office:value-type="float" office:value="0.801877234" calcext:value-type="float">
            <text:p>0.801877234</text:p>
          </table:table-cell>
          <table:table-cell office:value-type="float" office:value="0.9164216325" calcext:value-type="float">
            <text:p>0.9164216325</text:p>
          </table:table-cell>
          <table:table-cell office:value-type="float" office:value="0.8547731872" calcext:value-type="float">
            <text:p>0.8547731872</text:p>
          </table:table-cell>
          <table:table-cell office:value-type="float" office:value="0.5664489443" calcext:value-type="float">
            <text:p>0.5664489443</text:p>
          </table:table-cell>
          <table:table-cell office:value-type="float" office:value="0.8363124466" calcext:value-type="float">
            <text:p>0.83631244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'balanced', 'SVM__dual': False, 'TFIDF__tokenizer': &lt;function tokenizer6 at 0x7fbe50a8e730&gt;, 'TFIDF__use_idf': True}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38901602" calcext:value-type="float">
            <text:p>0.9038901602</text:p>
          </table:table-cell>
          <table:table-cell office:value-type="float" office:value="0.77" calcext:value-type="float">
            <text:p>0.77</text:p>
          </table:table-cell>
          <table:table-cell office:value-type="float" office:value="0.5579710145" calcext:value-type="float">
            <text:p>0.5579710145</text:p>
          </table:table-cell>
          <table:table-cell office:value-type="float" office:value="0.8278887051" calcext:value-type="float">
            <text:p>0.8278887051</text:p>
          </table:table-cell>
          <table:table-cell office:value-type="float" office:value="0.9144493953" calcext:value-type="float">
            <text:p>0.9144493953</text:p>
          </table:table-cell>
          <table:table-cell office:value-type="float" office:value="0.8504326329" calcext:value-type="float">
            <text:p>0.8504326329</text:p>
          </table:table-cell>
          <table:table-cell office:value-type="float" office:value="0.5552865214" calcext:value-type="float">
            <text:p>0.5552865214</text:p>
          </table:table-cell>
          <table:table-cell office:value-type="float" office:value="0.8282601525" calcext:value-type="float">
            <text:p>0.8282601525</text:p>
          </table:table-cell>
          <table:table-cell office:value-type="float" office:value="0.9153318078" calcext:value-type="float">
            <text:p>0.9153318078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5797101449" calcext:value-type="float">
            <text:p>0.5797101449</text:p>
          </table:table-cell>
          <table:table-cell office:value-type="float" office:value="0.806504017" calcext:value-type="float">
            <text:p>0.806504017</text:p>
          </table:table-cell>
          <table:table-cell office:value-type="float" office:value="0.9168682368" calcext:value-type="float">
            <text:p>0.9168682368</text:p>
          </table:table-cell>
          <table:table-cell office:value-type="float" office:value="0.8547215496" calcext:value-type="float">
            <text:p>0.8547215496</text:p>
          </table:table-cell>
          <table:table-cell office:value-type="float" office:value="0.5698143664" calcext:value-type="float">
            <text:p>0.5698143664</text:p>
          </table:table-cell>
          <table:table-cell office:value-type="float" office:value="0.8380434645" calcext:value-type="float">
            <text:p>0.8380434645</text:p>
          </table:table-cell>
          <table:table-cell office:value-type="float" office:value="0.9049255441" calcext:value-type="float">
            <text:p>0.9049255441</text:p>
          </table:table-cell>
          <table:table-cell office:value-type="float" office:value="0.816091954" calcext:value-type="float">
            <text:p>0.816091954</text:p>
          </table:table-cell>
          <table:table-cell office:value-type="float" office:value="0.5144927536" calcext:value-type="float">
            <text:p>0.5144927536</text:p>
          </table:table-cell>
          <table:table-cell office:value-type="float" office:value="0.7963718821" calcext:value-type="float">
            <text:p>0.7963718821</text:p>
          </table:table-cell>
          <table:table-cell office:value-type="float" office:value="0.9175152749" calcext:value-type="float">
            <text:p>0.9175152749</text:p>
          </table:table-cell>
          <table:table-cell office:value-type="float" office:value="0.8625766871" calcext:value-type="float">
            <text:p>0.8625766871</text:p>
          </table:table-cell>
          <table:table-cell office:value-type="float" office:value="0.5673930589" calcext:value-type="float">
            <text:p>0.5673930589</text:p>
          </table:table-cell>
          <table:table-cell office:value-type="float" office:value="0.8441350531" calcext:value-type="float">
            <text:p>0.8441350531</text:p>
          </table:table-cell>
          <table:table-cell office:value-type="float" office:value="0.9140893471" calcext:value-type="float">
            <text:p>0.9140893471</text:p>
          </table:table-cell>
          <table:table-cell office:value-type="float" office:value="0.8387096774" calcext:value-type="float">
            <text:p>0.8387096774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18115942" calcext:value-type="float">
            <text:p>0.818115942</text:p>
          </table:table-cell>
          <table:table-cell office:value-type="float" office:value="0.9150967413" calcext:value-type="float">
            <text:p>0.9150967413</text:p>
          </table:table-cell>
          <table:table-cell office:value-type="float" office:value="0.8566084788" calcext:value-type="float">
            <text:p>0.8566084788</text:p>
          </table:table-cell>
          <table:table-cell office:value-type="float" office:value="0.5544794189" calcext:value-type="float">
            <text:p>0.5544794189</text:p>
          </table:table-cell>
          <table:table-cell office:value-type="float" office:value="0.8409862312" calcext:value-type="float">
            <text:p>0.8409862312</text:p>
          </table:table-cell>
          <table:table-cell office:value-type="float" office:value="0.9026345934" calcext:value-type="float">
            <text:p>0.9026345934</text:p>
          </table:table-cell>
          <table:table-cell office:value-type="float" office:value="0.8271604938" calcext:value-type="float">
            <text:p>0.8271604938</text:p>
          </table:table-cell>
          <table:table-cell office:value-type="float" office:value="0.4855072464" calcext:value-type="float">
            <text:p>0.4855072464</text:p>
          </table:table-cell>
          <table:table-cell office:value-type="float" office:value="0.7911761806" calcext:value-type="float">
            <text:p>0.7911761806</text:p>
          </table:table-cell>
          <table:table-cell office:value-type="float" office:value="0.9157331976" calcext:value-type="float">
            <text:p>0.9157331976</text:p>
          </table:table-cell>
          <table:table-cell office:value-type="float" office:value="0.8422301305" calcext:value-type="float">
            <text:p>0.8422301305</text:p>
          </table:table-cell>
          <table:table-cell office:value-type="float" office:value="0.5730427764" calcext:value-type="float">
            <text:p>0.5730427764</text:p>
          </table:table-cell>
          <table:table-cell office:value-type="float" office:value="0.8377663594" calcext:value-type="float">
            <text:p>0.8377663594</text:p>
          </table:table-cell>
          <table:table-cell office:value-type="float" office:value="0.8969072165" calcext:value-type="float">
            <text:p>0.8969072165</text:p>
          </table:table-cell>
          <table:table-cell office:value-type="float" office:value="0.7666666667" calcext:value-type="float">
            <text:p>0.7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076801735" calcext:value-type="float">
            <text:p>0.8076801735</text:p>
          </table:table-cell>
          <table:table-cell office:value-type="float" office:value="0.9198065173" calcext:value-type="float">
            <text:p>0.9198065173</text:p>
          </table:table-cell>
          <table:table-cell office:value-type="float" office:value="0.8673100121" calcext:value-type="float">
            <text:p>0.8673100121</text:p>
          </table:table-cell>
          <table:table-cell office:value-type="float" office:value="0.580306699" calcext:value-type="float">
            <text:p>0.580306699</text:p>
          </table:table-cell>
          <table:table-cell office:value-type="float" office:value="0.8375604061" calcext:value-type="float">
            <text:p>0.8375604061</text:p>
          </table:table-cell>
          <table:table-cell office:value-type="float" office:value="0.8980526919" calcext:value-type="float">
            <text:p>0.8980526919</text:p>
          </table:table-cell>
          <table:table-cell office:value-type="float" office:value="0.8101265823" calcext:value-type="float">
            <text:p>0.8101265823</text:p>
          </table:table-cell>
          <table:table-cell office:value-type="float" office:value="0.4637681159" calcext:value-type="float">
            <text:p>0.4637681159</text:p>
          </table:table-cell>
          <table:table-cell office:value-type="float" office:value="0.7743665582" calcext:value-type="float">
            <text:p>0.7743665582</text:p>
          </table:table-cell>
          <table:table-cell office:value-type="float" office:value="0.9168788187" calcext:value-type="float">
            <text:p>0.9168788187</text:p>
          </table:table-cell>
          <table:table-cell office:value-type="float" office:value="0.858190709" calcext:value-type="float">
            <text:p>0.858190709</text:p>
          </table:table-cell>
          <table:table-cell office:value-type="float" office:value="0.5665859564" calcext:value-type="float">
            <text:p>0.5665859564</text:p>
          </table:table-cell>
          <table:table-cell office:value-type="float" office:value="0.8405207781" calcext:value-type="float">
            <text:p>0.8405207781</text:p>
          </table:table-cell>
          <table:table-cell office:value-type="float" office:value="0.9013761468" calcext:value-type="float">
            <text:p>0.9013761468</text:p>
          </table:table-cell>
          <table:table-cell office:value-type="float" office:value="0.8148148148" calcext:value-type="float">
            <text:p>0.8148148148</text:p>
          </table:table-cell>
          <table:table-cell office:value-type="float" office:value="0.4817518248" calcext:value-type="float">
            <text:p>0.4817518248</text:p>
          </table:table-cell>
          <table:table-cell office:value-type="float" office:value="0.7891355082" calcext:value-type="float">
            <text:p>0.7891355082</text:p>
          </table:table-cell>
          <table:table-cell office:value-type="float" office:value="0.9165075729" calcext:value-type="float">
            <text:p>0.9165075729</text:p>
          </table:table-cell>
          <table:table-cell office:value-type="float" office:value="0.8535108959" calcext:value-type="float">
            <text:p>0.8535108959</text:p>
          </table:table-cell>
          <table:table-cell office:value-type="float" office:value="0.5685483871" calcext:value-type="float">
            <text:p>0.5685483871</text:p>
          </table:table-cell>
          <table:table-cell office:value-type="float" office:value="0.8434574678" calcext:value-type="float">
            <text:p>0.8434574678</text:p>
          </table:table-cell>
          <table:table-cell office:value-type="float" office:value="0.9116972477" calcext:value-type="float">
            <text:p>0.9116972477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7885197875" calcext:value-type="float">
            <text:p>0.7885197875</text:p>
          </table:table-cell>
          <table:table-cell office:value-type="float" office:value="0.9162530228" calcext:value-type="float">
            <text:p>0.9162530228</text:p>
          </table:table-cell>
          <table:table-cell office:value-type="float" office:value="0.8548780488" calcext:value-type="float">
            <text:p>0.8548780488</text:p>
          </table:table-cell>
          <table:table-cell office:value-type="float" office:value="0.5653225806" calcext:value-type="float">
            <text:p>0.5653225806</text:p>
          </table:table-cell>
          <table:table-cell office:value-type="float" office:value="0.8237245706" calcext:value-type="float">
            <text:p>0.8237245706</text:p>
          </table:table-cell>
          <table:table-cell office:value-type="float" office:value="0.9082568807" calcext:value-type="float">
            <text:p>0.9082568807</text:p>
          </table:table-cell>
          <table:table-cell office:value-type="float" office:value="0.8131868132" calcext:value-type="float">
            <text:p>0.8131868132</text:p>
          </table:table-cell>
          <table:table-cell office:value-type="float" office:value="0.5401459854" calcext:value-type="float">
            <text:p>0.5401459854</text:p>
          </table:table-cell>
          <table:table-cell office:value-type="float" office:value="0.8189681712" calcext:value-type="float">
            <text:p>0.8189681712</text:p>
          </table:table-cell>
          <table:table-cell office:value-type="float" office:value="0.9151075474" calcext:value-type="float">
            <text:p>0.9151075474</text:p>
          </table:table-cell>
          <table:table-cell office:value-type="float" office:value="0.8472727273" calcext:value-type="float">
            <text:p>0.8472727273</text:p>
          </table:table-cell>
          <table:table-cell office:value-type="float" office:value="0.5637096774" calcext:value-type="float">
            <text:p>0.5637096774</text:p>
          </table:table-cell>
          <table:table-cell office:value-type="float" office:value="0.8286699825" calcext:value-type="float">
            <text:p>0.8286699825</text:p>
          </table:table-cell>
          <table:table-cell office:value-type="float" office:value="0.1434638807" calcext:value-type="float">
            <text:p>0.1434638807</text:p>
          </table:table-cell>
          <table:table-cell office:value-type="float" office:value="0.1786974374" calcext:value-type="float">
            <text:p>0.1786974374</text:p>
          </table:table-cell>
          <table:table-cell office:value-type="float" office:value="0.0061114608" calcext:value-type="float">
            <text:p>0.0061114608</text:p>
          </table:table-cell>
          <table:table-cell office:value-type="float" office:value="0.0238824058" calcext:value-type="float">
            <text:p>0.0238824058</text:p>
          </table:table-cell>
          <table:table-cell office:value-type="float" office:value="0.0378547233" calcext:value-type="float">
            <text:p>0.0378547233</text:p>
          </table:table-cell>
          <table:table-cell office:value-type="float" office:value="0.0159068217" calcext:value-type="float">
            <text:p>0.0159068217</text:p>
          </table:table-cell>
          <table:table-cell office:value-type="float" office:value="0.0014471906" calcext:value-type="float">
            <text:p>0.0014471906</text:p>
          </table:table-cell>
          <table:table-cell office:value-type="float" office:value="0.006834815" calcext:value-type="float">
            <text:p>0.006834815</text:p>
          </table:table-cell>
          <table:table-cell office:value-type="float" office:value="0.0072718728" calcext:value-type="float">
            <text:p>0.0072718728</text:p>
          </table:table-cell>
          <table:table-cell office:value-type="float" office:value="0.0066345145" calcext:value-type="float">
            <text:p>0.0066345145</text:p>
          </table:table-cell>
          <table:table-cell table:number-columns-repeated="912"/>
        </table:table-row>
        <table:table-row table:style-name="ro1">
          <table:table-cell office:value-type="float" office:value="9.3985040426" calcext:value-type="float">
            <text:p>9.3985040426</text:p>
          </table:table-cell>
          <table:table-cell office:value-type="float" office:value="0.9317338467" calcext:value-type="float">
            <text:p>0.9317338467</text:p>
          </table:table-cell>
          <table:table-cell office:value-type="float" office:value="0.9064039409" calcext:value-type="float">
            <text:p>0.9064039409</text:p>
          </table:table-cell>
          <table:table-cell office:value-type="float" office:value="0.8151160205" calcext:value-type="float">
            <text:p>0.8151160205</text:p>
          </table:table-cell>
          <table:table-cell office:value-type="float" office:value="0.5265148423" calcext:value-type="float">
            <text:p>0.5265148423</text:p>
          </table:table-cell>
          <table:table-cell office:value-type="float" office:value="0.8044137483" calcext:value-type="float">
            <text:p>0.8044137483</text:p>
          </table:table-cell>
          <table:table-cell office:value-type="float" office:value="0.9161161789" calcext:value-type="float">
            <text:p>0.9161161789</text:p>
          </table:table-cell>
          <table:table-cell office:value-type="float" office:value="0.8532323166" calcext:value-type="float">
            <text:p>0.8532323166</text:p>
          </table:table-cell>
          <table:table-cell office:value-type="float" office:value="0.5655619777" calcext:value-type="float">
            <text:p>0.5655619777</text:p>
          </table:table-cell>
          <table:table-cell office:value-type="float" office:value="0.8372341265" calcext:value-type="float">
            <text:p>0.83723412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'balanced', 'SVM__dual': False, 'TFIDF__tokenizer': &lt;function tokenizer5 at 0x7fbe4eaf4bf8&gt;, 'TFIDF__use_idf': True}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9073226545" calcext:value-type="float">
            <text:p>0.9073226545</text:p>
          </table:table-cell>
          <table:table-cell office:value-type="float" office:value="0.7821782178" calcext:value-type="float">
            <text:p>0.7821782178</text:p>
          </table:table-cell>
          <table:table-cell office:value-type="float" office:value="0.5724637681" calcext:value-type="float">
            <text:p>0.5724637681</text:p>
          </table:table-cell>
          <table:table-cell office:value-type="float" office:value="0.8340766777" calcext:value-type="float">
            <text:p>0.8340766777</text:p>
          </table:table-cell>
          <table:table-cell office:value-type="float" office:value="0.9155951623" calcext:value-type="float">
            <text:p>0.9155951623</text:p>
          </table:table-cell>
          <table:table-cell office:value-type="float" office:value="0.8538083538" calcext:value-type="float">
            <text:p>0.8538083538</text:p>
          </table:table-cell>
          <table:table-cell office:value-type="float" office:value="0.5609362389" calcext:value-type="float">
            <text:p>0.5609362389</text:p>
          </table:table-cell>
          <table:table-cell office:value-type="float" office:value="0.8356189852" calcext:value-type="float">
            <text:p>0.8356189852</text:p>
          </table:table-cell>
          <table:table-cell office:value-type="float" office:value="0.9130434783" calcext:value-type="float">
            <text:p>0.9130434783</text:p>
          </table:table-cell>
          <table:table-cell office:value-type="float" office:value="0.829787234" calcext:value-type="float">
            <text:p>0.829787234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039244644" calcext:value-type="float">
            <text:p>0.8039244644</text:p>
          </table:table-cell>
          <table:table-cell office:value-type="float" office:value="0.9169955442" calcext:value-type="float">
            <text:p>0.9169955442</text:p>
          </table:table-cell>
          <table:table-cell office:value-type="float" office:value="0.8583638584" calcext:value-type="float">
            <text:p>0.8583638584</text:p>
          </table:table-cell>
          <table:table-cell office:value-type="float" office:value="0.5673930589" calcext:value-type="float">
            <text:p>0.5673930589</text:p>
          </table:table-cell>
          <table:table-cell office:value-type="float" office:value="0.8330340247" calcext:value-type="float">
            <text:p>0.8330340247</text:p>
          </table:table-cell>
          <table:table-cell office:value-type="float" office:value="0.9060710195" calcext:value-type="float">
            <text:p>0.9060710195</text:p>
          </table:table-cell>
          <table:table-cell office:value-type="float" office:value="0.8255813953" calcext:value-type="float">
            <text:p>0.8255813953</text:p>
          </table:table-cell>
          <table:table-cell office:value-type="float" office:value="0.5144927536" calcext:value-type="float">
            <text:p>0.5144927536</text:p>
          </table:table-cell>
          <table:table-cell office:value-type="float" office:value="0.7952972493" calcext:value-type="float">
            <text:p>0.7952972493</text:p>
          </table:table-cell>
          <table:table-cell office:value-type="float" office:value="0.9166242363" calcext:value-type="float">
            <text:p>0.9166242363</text:p>
          </table:table-cell>
          <table:table-cell office:value-type="float" office:value="0.8596059113" calcext:value-type="float">
            <text:p>0.8596059113</text:p>
          </table:table-cell>
          <table:table-cell office:value-type="float" office:value="0.5633575464" calcext:value-type="float">
            <text:p>0.5633575464</text:p>
          </table:table-cell>
          <table:table-cell office:value-type="float" office:value="0.8427886422" calcext:value-type="float">
            <text:p>0.8427886422</text:p>
          </table:table-cell>
          <table:table-cell office:value-type="float" office:value="0.9129438717" calcext:value-type="float">
            <text:p>0.9129438717</text:p>
          </table:table-cell>
          <table:table-cell office:value-type="float" office:value="0.8369565217" calcext:value-type="float">
            <text:p>0.8369565217</text:p>
          </table:table-cell>
          <table:table-cell office:value-type="float" office:value="0.5579710145" calcext:value-type="float">
            <text:p>0.5579710145</text:p>
          </table:table-cell>
          <table:table-cell office:value-type="float" office:value="0.823025732" calcext:value-type="float">
            <text:p>0.823025732</text:p>
          </table:table-cell>
          <table:table-cell office:value-type="float" office:value="0.9145875764" calcext:value-type="float">
            <text:p>0.9145875764</text:p>
          </table:table-cell>
          <table:table-cell office:value-type="float" office:value="0.8541147132" calcext:value-type="float">
            <text:p>0.8541147132</text:p>
          </table:table-cell>
          <table:table-cell office:value-type="float" office:value="0.5528652139" calcext:value-type="float">
            <text:p>0.5528652139</text:p>
          </table:table-cell>
          <table:table-cell office:value-type="float" office:value="0.8334723838" calcext:value-type="float">
            <text:p>0.8334723838</text:p>
          </table:table-cell>
          <table:table-cell office:value-type="float" office:value="0.9037800687" calcext:value-type="float">
            <text:p>0.9037800687</text:p>
          </table:table-cell>
          <table:table-cell office:value-type="float" office:value="0.8214285714" calcext:value-type="float">
            <text:p>0.82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7944148674" calcext:value-type="float">
            <text:p>0.7944148674</text:p>
          </table:table-cell>
          <table:table-cell office:value-type="float" office:value="0.9153513238" calcext:value-type="float">
            <text:p>0.9153513238</text:p>
          </table:table-cell>
          <table:table-cell office:value-type="float" office:value="0.8392434988" calcext:value-type="float">
            <text:p>0.8392434988</text:p>
          </table:table-cell>
          <table:table-cell office:value-type="float" office:value="0.5730427764" calcext:value-type="float">
            <text:p>0.5730427764</text:p>
          </table:table-cell>
          <table:table-cell office:value-type="float" office:value="0.8424531525" calcext:value-type="float">
            <text:p>0.8424531525</text:p>
          </table:table-cell>
          <table:table-cell office:value-type="float" office:value="0.8980526919" calcext:value-type="float">
            <text:p>0.8980526919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0.5072463768" calcext:value-type="float">
            <text:p>0.5072463768</text:p>
          </table:table-cell>
          <table:table-cell office:value-type="float" office:value="0.8073942621" calcext:value-type="float">
            <text:p>0.8073942621</text:p>
          </table:table-cell>
          <table:table-cell office:value-type="float" office:value="0.9196792261" calcext:value-type="float">
            <text:p>0.9196792261</text:p>
          </table:table-cell>
          <table:table-cell office:value-type="float" office:value="0.8627684964" calcext:value-type="float">
            <text:p>0.8627684964</text:p>
          </table:table-cell>
          <table:table-cell office:value-type="float" office:value="0.583535109" calcext:value-type="float">
            <text:p>0.583535109</text:p>
          </table:table-cell>
          <table:table-cell office:value-type="float" office:value="0.8373423775" calcext:value-type="float">
            <text:p>0.8373423775</text:p>
          </table:table-cell>
          <table:table-cell office:value-type="float" office:value="0.8991981672" calcext:value-type="float">
            <text:p>0.899198167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710144928" calcext:value-type="float">
            <text:p>0.4710144928</text:p>
          </table:table-cell>
          <table:table-cell office:value-type="float" office:value="0.76903776" calcext:value-type="float">
            <text:p>0.76903776</text:p>
          </table:table-cell>
          <table:table-cell office:value-type="float" office:value="0.9167515275" calcext:value-type="float">
            <text:p>0.9167515275</text:p>
          </table:table-cell>
          <table:table-cell office:value-type="float" office:value="0.856272838" calcext:value-type="float">
            <text:p>0.856272838</text:p>
          </table:table-cell>
          <table:table-cell office:value-type="float" office:value="0.5673930589" calcext:value-type="float">
            <text:p>0.5673930589</text:p>
          </table:table-cell>
          <table:table-cell office:value-type="float" office:value="0.8399430479" calcext:value-type="float">
            <text:p>0.8399430479</text:p>
          </table:table-cell>
          <table:table-cell office:value-type="float" office:value="0.9025229358" calcext:value-type="float">
            <text:p>0.9025229358</text:p>
          </table:table-cell>
          <table:table-cell office:value-type="float" office:value="0.825" calcext:value-type="float">
            <text:p>0.825</text:p>
          </table:table-cell>
          <table:table-cell office:value-type="float" office:value="0.4817518248" calcext:value-type="float">
            <text:p>0.4817518248</text:p>
          </table:table-cell>
          <table:table-cell office:value-type="float" office:value="0.7959978152" calcext:value-type="float">
            <text:p>0.7959978152</text:p>
          </table:table-cell>
          <table:table-cell office:value-type="float" office:value="0.9158711977" calcext:value-type="float">
            <text:p>0.9158711977</text:p>
          </table:table-cell>
          <table:table-cell office:value-type="float" office:value="0.8500604595" calcext:value-type="float">
            <text:p>0.8500604595</text:p>
          </table:table-cell>
          <table:table-cell office:value-type="float" office:value="0.5669354839" calcext:value-type="float">
            <text:p>0.5669354839</text:p>
          </table:table-cell>
          <table:table-cell office:value-type="float" office:value="0.8480153149" calcext:value-type="float">
            <text:p>0.8480153149</text:p>
          </table:table-cell>
          <table:table-cell office:value-type="float" office:value="0.9116972477" calcext:value-type="float">
            <text:p>0.9116972477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7947862357" calcext:value-type="float">
            <text:p>0.7947862357</text:p>
          </table:table-cell>
          <table:table-cell office:value-type="float" office:value="0.9151075474" calcext:value-type="float">
            <text:p>0.9151075474</text:p>
          </table:table-cell>
          <table:table-cell office:value-type="float" office:value="0.852398524" calcext:value-type="float">
            <text:p>0.852398524</text:p>
          </table:table-cell>
          <table:table-cell office:value-type="float" office:value="0.5588709677" calcext:value-type="float">
            <text:p>0.5588709677</text:p>
          </table:table-cell>
          <table:table-cell office:value-type="float" office:value="0.8262790247" calcext:value-type="float">
            <text:p>0.8262790247</text:p>
          </table:table-cell>
          <table:table-cell office:value-type="float" office:value="0.9094036697" calcext:value-type="float">
            <text:p>0.9094036697</text:p>
          </table:table-cell>
          <table:table-cell office:value-type="float" office:value="0.8152173913" calcext:value-type="float">
            <text:p>0.815217391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826153235" calcext:value-type="float">
            <text:p>0.826153235</text:p>
          </table:table-cell>
          <table:table-cell office:value-type="float" office:value="0.9145984472" calcext:value-type="float">
            <text:p>0.9145984472</text:p>
          </table:table-cell>
          <table:table-cell office:value-type="float" office:value="0.8456865128" calcext:value-type="float">
            <text:p>0.8456865128</text:p>
          </table:table-cell>
          <table:table-cell office:value-type="float" office:value="0.5612903226" calcext:value-type="float">
            <text:p>0.5612903226</text:p>
          </table:table-cell>
          <table:table-cell office:value-type="float" office:value="0.8333943118" calcext:value-type="float">
            <text:p>0.8333943118</text:p>
          </table:table-cell>
          <table:table-cell office:value-type="float" office:value="0.2681779826" calcext:value-type="float">
            <text:p>0.2681779826</text:p>
          </table:table-cell>
          <table:table-cell office:value-type="float" office:value="0.0482045005" calcext:value-type="float">
            <text:p>0.0482045005</text:p>
          </table:table-cell>
          <table:table-cell office:value-type="float" office:value="0.0051813366" calcext:value-type="float">
            <text:p>0.0051813366</text:p>
          </table:table-cell>
          <table:table-cell office:value-type="float" office:value="0.0211421525" calcext:value-type="float">
            <text:p>0.0211421525</text:p>
          </table:table-cell>
          <table:table-cell office:value-type="float" office:value="0.0343218426" calcext:value-type="float">
            <text:p>0.0343218426</text:p>
          </table:table-cell>
          <table:table-cell office:value-type="float" office:value="0.0181844642" calcext:value-type="float">
            <text:p>0.0181844642</text:p>
          </table:table-cell>
          <table:table-cell office:value-type="float" office:value="0.0014388999" calcext:value-type="float">
            <text:p>0.0014388999</text:p>
          </table:table-cell>
          <table:table-cell office:value-type="float" office:value="0.0065698663" calcext:value-type="float">
            <text:p>0.0065698663</text:p>
          </table:table-cell>
          <table:table-cell office:value-type="float" office:value="0.0079879251" calcext:value-type="float">
            <text:p>0.0079879251</text:p>
          </table:table-cell>
          <table:table-cell office:value-type="float" office:value="0.0059231204" calcext:value-type="float">
            <text:p>0.0059231204</text:p>
          </table:table-cell>
          <table:table-cell table:number-columns-repeated="912"/>
        </table:table-row>
        <table:table-row table:style-name="ro1">
          <table:table-cell office:value-type="float" office:value="9.3150180101" calcext:value-type="float">
            <text:p>9.3150180101</text:p>
          </table:table-cell>
          <table:table-cell office:value-type="float" office:value="0.9982068539" calcext:value-type="float">
            <text:p>0.9982068539</text:p>
          </table:table-cell>
          <table:table-cell office:value-type="float" office:value="0.9062893802" calcext:value-type="float">
            <text:p>0.9062893802</text:p>
          </table:table-cell>
          <table:table-cell office:value-type="float" office:value="0.8120232002" calcext:value-type="float">
            <text:p>0.8120232002</text:p>
          </table:table-cell>
          <table:table-cell office:value-type="float" office:value="0.5286934582" calcext:value-type="float">
            <text:p>0.5286934582</text:p>
          </table:table-cell>
          <table:table-cell office:value-type="float" office:value="0.802343782" calcext:value-type="float">
            <text:p>0.802343782</text:p>
          </table:table-cell>
          <table:table-cell office:value-type="float" office:value="0.916230694" calcext:value-type="float">
            <text:p>0.916230694</text:p>
          </table:table-cell>
          <table:table-cell office:value-type="float" office:value="0.8526263991" calcext:value-type="float">
            <text:p>0.8526263991</text:p>
          </table:table-cell>
          <table:table-cell office:value-type="float" office:value="0.5670133953" calcext:value-type="float">
            <text:p>0.5670133953</text:p>
          </table:table-cell>
          <table:table-cell office:value-type="float" office:value="0.8359415596" calcext:value-type="float">
            <text:p>0.835941559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'balanced', 'SVM__dual': False, 'TFIDF__tokenizer': &lt;function tokenizer4 at 0x7fbe4c02a1e0&gt;, 'TFIDF__use_idf': True}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9061784897" calcext:value-type="float">
            <text:p>0.9061784897</text:p>
          </table:table-cell>
          <table:table-cell office:value-type="float" office:value="0.78" calcext:value-type="float">
            <text:p>0.78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342046708" calcext:value-type="float">
            <text:p>0.8342046708</text:p>
          </table:table-cell>
          <table:table-cell office:value-type="float" office:value="0.9149586251" calcext:value-type="float">
            <text:p>0.9149586251</text:p>
          </table:table-cell>
          <table:table-cell office:value-type="float" office:value="0.8520345253" calcext:value-type="float">
            <text:p>0.8520345253</text:p>
          </table:table-cell>
          <table:table-cell office:value-type="float" office:value="0.5577078289" calcext:value-type="float">
            <text:p>0.5577078289</text:p>
          </table:table-cell>
          <table:table-cell office:value-type="float" office:value="0.8360593782" calcext:value-type="float">
            <text:p>0.8360593782</text:p>
          </table:table-cell>
          <table:table-cell office:value-type="float" office:value="0.914187643" calcext:value-type="float">
            <text:p>0.914187643</text:p>
          </table:table-cell>
          <table:table-cell office:value-type="float" office:value="0.8315789474" calcext:value-type="float">
            <text:p>0.8315789474</text:p>
          </table:table-cell>
          <table:table-cell office:value-type="float" office:value="0.5724637681" calcext:value-type="float">
            <text:p>0.5724637681</text:p>
          </table:table-cell>
          <table:table-cell office:value-type="float" office:value="0.801522133" calcext:value-type="float">
            <text:p>0.801522133</text:p>
          </table:table-cell>
          <table:table-cell office:value-type="float" office:value="0.9159770847" calcext:value-type="float">
            <text:p>0.9159770847</text:p>
          </table:table-cell>
          <table:table-cell office:value-type="float" office:value="0.8534798535" calcext:value-type="float">
            <text:p>0.8534798535</text:p>
          </table:table-cell>
          <table:table-cell office:value-type="float" office:value="0.5641646489" calcext:value-type="float">
            <text:p>0.5641646489</text:p>
          </table:table-cell>
          <table:table-cell office:value-type="float" office:value="0.8330434791" calcext:value-type="float">
            <text:p>0.8330434791</text:p>
          </table:table-cell>
          <table:table-cell office:value-type="float" office:value="0.9049255441" calcext:value-type="float">
            <text:p>0.9049255441</text:p>
          </table:table-cell>
          <table:table-cell office:value-type="float" office:value="0.816091954" calcext:value-type="float">
            <text:p>0.816091954</text:p>
          </table:table-cell>
          <table:table-cell office:value-type="float" office:value="0.5144927536" calcext:value-type="float">
            <text:p>0.5144927536</text:p>
          </table:table-cell>
          <table:table-cell office:value-type="float" office:value="0.7943902199" calcext:value-type="float">
            <text:p>0.7943902199</text:p>
          </table:table-cell>
          <table:table-cell office:value-type="float" office:value="0.9171334012" calcext:value-type="float">
            <text:p>0.9171334012</text:p>
          </table:table-cell>
          <table:table-cell office:value-type="float" office:value="0.8611793612" calcext:value-type="float">
            <text:p>0.8611793612</text:p>
          </table:table-cell>
          <table:table-cell office:value-type="float" office:value="0.5657788539" calcext:value-type="float">
            <text:p>0.5657788539</text:p>
          </table:table-cell>
          <table:table-cell office:value-type="float" office:value="0.8461485403" calcext:value-type="float">
            <text:p>0.8461485403</text:p>
          </table:table-cell>
          <table:table-cell office:value-type="float" office:value="0.9129438717" calcext:value-type="float">
            <text:p>0.9129438717</text:p>
          </table:table-cell>
          <table:table-cell office:value-type="float" office:value="0.829787234" calcext:value-type="float">
            <text:p>0.829787234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190722666" calcext:value-type="float">
            <text:p>0.8190722666</text:p>
          </table:table-cell>
          <table:table-cell office:value-type="float" office:value="0.9154786151" calcext:value-type="float">
            <text:p>0.9154786151</text:p>
          </table:table-cell>
          <table:table-cell office:value-type="float" office:value="0.8553770087" calcext:value-type="float">
            <text:p>0.8553770087</text:p>
          </table:table-cell>
          <table:table-cell office:value-type="float" office:value="0.5585149314" calcext:value-type="float">
            <text:p>0.5585149314</text:p>
          </table:table-cell>
          <table:table-cell office:value-type="float" office:value="0.8384584403" calcext:value-type="float">
            <text:p>0.8384584403</text:p>
          </table:table-cell>
          <table:table-cell office:value-type="float" office:value="0.9049255441" calcext:value-type="float">
            <text:p>0.9049255441</text:p>
          </table:table-cell>
          <table:table-cell office:value-type="float" office:value="0.8313253012" calcext:value-type="float">
            <text:p>0.8313253012</text:p>
          </table:table-cell>
          <table:table-cell office:value-type="float" office:value="0.5" calcext:value-type="float">
            <text:p>0.5</text:p>
          </table:table-cell>
          <table:table-cell office:value-type="float" office:value="0.7909346347" calcext:value-type="float">
            <text:p>0.7909346347</text:p>
          </table:table-cell>
          <table:table-cell office:value-type="float" office:value="0.9153513238" calcext:value-type="float">
            <text:p>0.9153513238</text:p>
          </table:table-cell>
          <table:table-cell office:value-type="float" office:value="0.8400473934" calcext:value-type="float">
            <text:p>0.8400473934</text:p>
          </table:table-cell>
          <table:table-cell office:value-type="float" office:value="0.5722356739" calcext:value-type="float">
            <text:p>0.5722356739</text:p>
          </table:table-cell>
          <table:table-cell office:value-type="float" office:value="0.8368612507" calcext:value-type="float">
            <text:p>0.8368612507</text:p>
          </table:table-cell>
          <table:table-cell office:value-type="float" office:value="0.8991981672" calcext:value-type="float">
            <text:p>0.8991981672</text:p>
          </table:table-cell>
          <table:table-cell office:value-type="float" office:value="0.7717391304" calcext:value-type="float">
            <text:p>0.7717391304</text:p>
          </table:table-cell>
          <table:table-cell office:value-type="float" office:value="0.5144927536" calcext:value-type="float">
            <text:p>0.5144927536</text:p>
          </table:table-cell>
          <table:table-cell office:value-type="float" office:value="0.8073153899" calcext:value-type="float">
            <text:p>0.8073153899</text:p>
          </table:table-cell>
          <table:table-cell office:value-type="float" office:value="0.9191700611" calcext:value-type="float">
            <text:p>0.9191700611</text:p>
          </table:table-cell>
          <table:table-cell office:value-type="float" office:value="0.8621103118" calcext:value-type="float">
            <text:p>0.8621103118</text:p>
          </table:table-cell>
          <table:table-cell office:value-type="float" office:value="0.580306699" calcext:value-type="float">
            <text:p>0.580306699</text:p>
          </table:table-cell>
          <table:table-cell office:value-type="float" office:value="0.8315893479" calcext:value-type="float">
            <text:p>0.8315893479</text:p>
          </table:table-cell>
          <table:table-cell office:value-type="float" office:value="0.8991981672" calcext:value-type="float">
            <text:p>0.899198167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710144928" calcext:value-type="float">
            <text:p>0.4710144928</text:p>
          </table:table-cell>
          <table:table-cell office:value-type="float" office:value="0.769328601" calcext:value-type="float">
            <text:p>0.769328601</text:p>
          </table:table-cell>
          <table:table-cell office:value-type="float" office:value="0.9166242363" calcext:value-type="float">
            <text:p>0.9166242363</text:p>
          </table:table-cell>
          <table:table-cell office:value-type="float" office:value="0.8552311436" calcext:value-type="float">
            <text:p>0.8552311436</text:p>
          </table:table-cell>
          <table:table-cell office:value-type="float" office:value="0.5673930589" calcext:value-type="float">
            <text:p>0.5673930589</text:p>
          </table:table-cell>
          <table:table-cell office:value-type="float" office:value="0.8312017753" calcext:value-type="float">
            <text:p>0.8312017753</text:p>
          </table:table-cell>
          <table:table-cell office:value-type="float" office:value="0.9013761468" calcext:value-type="float">
            <text:p>0.9013761468</text:p>
          </table:table-cell>
          <table:table-cell office:value-type="float" office:value="0.8148148148" calcext:value-type="float">
            <text:p>0.8148148148</text:p>
          </table:table-cell>
          <table:table-cell office:value-type="float" office:value="0.4817518248" calcext:value-type="float">
            <text:p>0.4817518248</text:p>
          </table:table-cell>
          <table:table-cell office:value-type="float" office:value="0.7960127117" calcext:value-type="float">
            <text:p>0.7960127117</text:p>
          </table:table-cell>
          <table:table-cell office:value-type="float" office:value="0.9161257477" calcext:value-type="float">
            <text:p>0.9161257477</text:p>
          </table:table-cell>
          <table:table-cell office:value-type="float" office:value="0.8495788207" calcext:value-type="float">
            <text:p>0.8495788207</text:p>
          </table:table-cell>
          <table:table-cell office:value-type="float" office:value="0.5693548387" calcext:value-type="float">
            <text:p>0.5693548387</text:p>
          </table:table-cell>
          <table:table-cell office:value-type="float" office:value="0.848610495" calcext:value-type="float">
            <text:p>0.848610495</text:p>
          </table:table-cell>
          <table:table-cell office:value-type="float" office:value="0.9094036697" calcext:value-type="float">
            <text:p>0.9094036697</text:p>
          </table:table-cell>
          <table:table-cell office:value-type="float" office:value="0.8152173913" calcext:value-type="float">
            <text:p>0.815217391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7849049109" calcext:value-type="float">
            <text:p>0.7849049109</text:p>
          </table:table-cell>
          <table:table-cell office:value-type="float" office:value="0.9161257477" calcext:value-type="float">
            <text:p>0.9161257477</text:p>
          </table:table-cell>
          <table:table-cell office:value-type="float" office:value="0.8504221954" calcext:value-type="float">
            <text:p>0.8504221954</text:p>
          </table:table-cell>
          <table:table-cell office:value-type="float" office:value="0.5685483871" calcext:value-type="float">
            <text:p>0.5685483871</text:p>
          </table:table-cell>
          <table:table-cell office:value-type="float" office:value="0.8235187225" calcext:value-type="float">
            <text:p>0.8235187225</text:p>
          </table:table-cell>
          <table:table-cell office:value-type="float" office:value="0.9105504587" calcext:value-type="float">
            <text:p>0.9105504587</text:p>
          </table:table-cell>
          <table:table-cell office:value-type="float" office:value="0.8172043011" calcext:value-type="float">
            <text:p>0.8172043011</text:p>
          </table:table-cell>
          <table:table-cell office:value-type="float" office:value="0.5547445255" calcext:value-type="float">
            <text:p>0.5547445255</text:p>
          </table:table-cell>
          <table:table-cell office:value-type="float" office:value="0.8257162719" calcext:value-type="float">
            <text:p>0.8257162719</text:p>
          </table:table-cell>
          <table:table-cell office:value-type="float" office:value="0.9153620975" calcext:value-type="float">
            <text:p>0.9153620975</text:p>
          </table:table-cell>
          <table:table-cell office:value-type="float" office:value="0.8468033776" calcext:value-type="float">
            <text:p>0.8468033776</text:p>
          </table:table-cell>
          <table:table-cell office:value-type="float" office:value="0.5661290323" calcext:value-type="float">
            <text:p>0.5661290323</text:p>
          </table:table-cell>
          <table:table-cell office:value-type="float" office:value="0.8339241665" calcext:value-type="float">
            <text:p>0.8339241665</text:p>
          </table:table-cell>
          <table:table-cell office:value-type="float" office:value="0.2506194225" calcext:value-type="float">
            <text:p>0.2506194225</text:p>
          </table:table-cell>
          <table:table-cell office:value-type="float" office:value="0.1376599384" calcext:value-type="float">
            <text:p>0.1376599384</text:p>
          </table:table-cell>
          <table:table-cell office:value-type="float" office:value="0.0051284042" calcext:value-type="float">
            <text:p>0.0051284042</text:p>
          </table:table-cell>
          <table:table-cell office:value-type="float" office:value="0.0194485665" calcext:value-type="float">
            <text:p>0.0194485665</text:p>
          </table:table-cell>
          <table:table-cell office:value-type="float" office:value="0.0351746693" calcext:value-type="float">
            <text:p>0.0351746693</text:p>
          </table:table-cell>
          <table:table-cell office:value-type="float" office:value="0.0186943687" calcext:value-type="float">
            <text:p>0.0186943687</text:p>
          </table:table-cell>
          <table:table-cell office:value-type="float" office:value="0.0011579082" calcext:value-type="float">
            <text:p>0.0011579082</text:p>
          </table:table-cell>
          <table:table-cell office:value-type="float" office:value="0.0062033234" calcext:value-type="float">
            <text:p>0.0062033234</text:p>
          </table:table-cell>
          <table:table-cell office:value-type="float" office:value="0.0061741867" calcext:value-type="float">
            <text:p>0.0061741867</text:p>
          </table:table-cell>
          <table:table-cell office:value-type="float" office:value="0.0069287929" calcext:value-type="float">
            <text:p>0.0069287929</text:p>
          </table:table-cell>
          <table:table-cell table:number-columns-repeated="912"/>
        </table:table-row>
        <table:table-row table:style-name="ro1">
          <table:table-cell office:value-type="float" office:value="9.4827682495" calcext:value-type="float">
            <text:p>9.4827682495</text:p>
          </table:table-cell>
          <table:table-cell office:value-type="float" office:value="0.9319517374" calcext:value-type="float">
            <text:p>0.9319517374</text:p>
          </table:table-cell>
          <table:table-cell office:value-type="float" office:value="0.9061748196" calcext:value-type="float">
            <text:p>0.9061748196</text:p>
          </table:table-cell>
          <table:table-cell office:value-type="float" office:value="0.8161086034" calcext:value-type="float">
            <text:p>0.8161086034</text:p>
          </table:table-cell>
          <table:table-cell office:value-type="float" office:value="0.5236151294" calcext:value-type="float">
            <text:p>0.5236151294</text:p>
          </table:table-cell>
          <table:table-cell office:value-type="float" office:value="0.8033564757" calcext:value-type="float">
            <text:p>0.8033564757</text:p>
          </table:table-cell>
          <table:table-cell office:value-type="float" office:value="0.9158997562" calcext:value-type="float">
            <text:p>0.9158997562</text:p>
          </table:table-cell>
          <table:table-cell office:value-type="float" office:value="0.8523964863" calcext:value-type="float">
            <text:p>0.8523964863</text:p>
          </table:table-cell>
          <table:table-cell office:value-type="float" office:value="0.5646739046" calcext:value-type="float">
            <text:p>0.5646739046</text:p>
          </table:table-cell>
          <table:table-cell office:value-type="float" office:value="0.8378089644" calcext:value-type="float">
            <text:p>0.837808964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0.1, 'SVM__loss': 'squared_hinge', 'SVM__class_weight': 'balanced', 'SVM__dual': False, 'TFIDF__tokenizer': &lt;function tokenizer3 at 0x7fbe4c02a268&gt;, 'TFIDF__use_idf': True}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9061784897" calcext:value-type="float">
            <text:p>0.9061784897</text:p>
          </table:table-cell>
          <table:table-cell office:value-type="float" office:value="0.78" calcext:value-type="float">
            <text:p>0.78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308423913" calcext:value-type="float">
            <text:p>0.8308423913</text:p>
          </table:table-cell>
          <table:table-cell office:value-type="float" office:value="0.9154678549" calcext:value-type="float">
            <text:p>0.9154678549</text:p>
          </table:table-cell>
          <table:table-cell office:value-type="float" office:value="0.8518971848" calcext:value-type="float">
            <text:p>0.8518971848</text:p>
          </table:table-cell>
          <table:table-cell office:value-type="float" office:value="0.5617433414" calcext:value-type="float">
            <text:p>0.5617433414</text:p>
          </table:table-cell>
          <table:table-cell office:value-type="float" office:value="0.8373279783" calcext:value-type="float">
            <text:p>0.8373279783</text:p>
          </table:table-cell>
          <table:table-cell office:value-type="float" office:value="0.9130434783" calcext:value-type="float">
            <text:p>0.9130434783</text:p>
          </table:table-cell>
          <table:table-cell office:value-type="float" office:value="0.829787234" calcext:value-type="float">
            <text:p>0.829787234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048450299" calcext:value-type="float">
            <text:p>0.8048450299</text:p>
          </table:table-cell>
          <table:table-cell office:value-type="float" office:value="0.91521324" calcext:value-type="float">
            <text:p>0.91521324</text:p>
          </table:table-cell>
          <table:table-cell office:value-type="float" office:value="0.8532675709" calcext:value-type="float">
            <text:p>0.8532675709</text:p>
          </table:table-cell>
          <table:table-cell office:value-type="float" office:value="0.5585149314" calcext:value-type="float">
            <text:p>0.5585149314</text:p>
          </table:table-cell>
          <table:table-cell office:value-type="float" office:value="0.8333077149" calcext:value-type="float">
            <text:p>0.8333077149</text:p>
          </table:table-cell>
          <table:table-cell office:value-type="float" office:value="0.9060710195" calcext:value-type="float">
            <text:p>0.9060710195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5072463768" calcext:value-type="float">
            <text:p>0.5072463768</text:p>
          </table:table-cell>
          <table:table-cell office:value-type="float" office:value="0.804318249" calcext:value-type="float">
            <text:p>0.804318249</text:p>
          </table:table-cell>
          <table:table-cell office:value-type="float" office:value="0.9171334012" calcext:value-type="float">
            <text:p>0.9171334012</text:p>
          </table:table-cell>
          <table:table-cell office:value-type="float" office:value="0.8602941176" calcext:value-type="float">
            <text:p>0.8602941176</text:p>
          </table:table-cell>
          <table:table-cell office:value-type="float" office:value="0.5665859564" calcext:value-type="float">
            <text:p>0.5665859564</text:p>
          </table:table-cell>
          <table:table-cell office:value-type="float" office:value="0.8484998957" calcext:value-type="float">
            <text:p>0.8484998957</text:p>
          </table:table-cell>
          <table:table-cell office:value-type="float" office:value="0.9152348225" calcext:value-type="float">
            <text:p>0.9152348225</text:p>
          </table:table-cell>
          <table:table-cell office:value-type="float" office:value="0.847826087" calcext:value-type="float">
            <text:p>0.847826087</text:p>
          </table:table-cell>
          <table:table-cell office:value-type="float" office:value="0.5652173913" calcext:value-type="float">
            <text:p>0.5652173913</text:p>
          </table:table-cell>
          <table:table-cell office:value-type="float" office:value="0.821773637" calcext:value-type="float">
            <text:p>0.821773637</text:p>
          </table:table-cell>
          <table:table-cell office:value-type="float" office:value="0.9145875764" calcext:value-type="float">
            <text:p>0.9145875764</text:p>
          </table:table-cell>
          <table:table-cell office:value-type="float" office:value="0.8532338308" calcext:value-type="float">
            <text:p>0.8532338308</text:p>
          </table:table-cell>
          <table:table-cell office:value-type="float" office:value="0.5536723164" calcext:value-type="float">
            <text:p>0.5536723164</text:p>
          </table:table-cell>
          <table:table-cell office:value-type="float" office:value="0.838252914" calcext:value-type="float">
            <text:p>0.838252914</text:p>
          </table:table-cell>
          <table:table-cell office:value-type="float" office:value="0.901489118" calcext:value-type="float">
            <text:p>0.901489118</text:p>
          </table:table-cell>
          <table:table-cell office:value-type="float" office:value="0.8170731707" calcext:value-type="float">
            <text:p>0.8170731707</text:p>
          </table:table-cell>
          <table:table-cell office:value-type="float" office:value="0.4855072464" calcext:value-type="float">
            <text:p>0.4855072464</text:p>
          </table:table-cell>
          <table:table-cell office:value-type="float" office:value="0.7912304052" calcext:value-type="float">
            <text:p>0.7912304052</text:p>
          </table:table-cell>
          <table:table-cell office:value-type="float" office:value="0.9148421589" calcext:value-type="float">
            <text:p>0.9148421589</text:p>
          </table:table-cell>
          <table:table-cell office:value-type="float" office:value="0.8400954654" calcext:value-type="float">
            <text:p>0.8400954654</text:p>
          </table:table-cell>
          <table:table-cell office:value-type="float" office:value="0.5682001614" calcext:value-type="float">
            <text:p>0.5682001614</text:p>
          </table:table-cell>
          <table:table-cell office:value-type="float" office:value="0.8357846465" calcext:value-type="float">
            <text:p>0.8357846465</text:p>
          </table:table-cell>
          <table:table-cell office:value-type="float" office:value="0.8980526919" calcext:value-type="float">
            <text:p>0.8980526919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0.5072463768" calcext:value-type="float">
            <text:p>0.5072463768</text:p>
          </table:table-cell>
          <table:table-cell office:value-type="float" office:value="0.8068520162" calcext:value-type="float">
            <text:p>0.8068520162</text:p>
          </table:table-cell>
          <table:table-cell office:value-type="float" office:value="0.9194246436" calcext:value-type="float">
            <text:p>0.9194246436</text:p>
          </table:table-cell>
          <table:table-cell office:value-type="float" office:value="0.8641826923" calcext:value-type="float">
            <text:p>0.8641826923</text:p>
          </table:table-cell>
          <table:table-cell office:value-type="float" office:value="0.580306699" calcext:value-type="float">
            <text:p>0.580306699</text:p>
          </table:table-cell>
          <table:table-cell office:value-type="float" office:value="0.8355746681" calcext:value-type="float">
            <text:p>0.8355746681</text:p>
          </table:table-cell>
          <table:table-cell office:value-type="float" office:value="0.8991981672" calcext:value-type="float">
            <text:p>0.8991981672</text:p>
          </table:table-cell>
          <table:table-cell office:value-type="float" office:value="0.8205128205" calcext:value-type="float">
            <text:p>0.8205128205</text:p>
          </table:table-cell>
          <table:table-cell office:value-type="float" office:value="0.4637681159" calcext:value-type="float">
            <text:p>0.4637681159</text:p>
          </table:table-cell>
          <table:table-cell office:value-type="float" office:value="0.7685546682" calcext:value-type="float">
            <text:p>0.7685546682</text:p>
          </table:table-cell>
          <table:table-cell office:value-type="float" office:value="0.916496945" calcext:value-type="float">
            <text:p>0.916496945</text:p>
          </table:table-cell>
          <table:table-cell office:value-type="float" office:value="0.8541919806" calcext:value-type="float">
            <text:p>0.8541919806</text:p>
          </table:table-cell>
          <table:table-cell office:value-type="float" office:value="0.5673930589" calcext:value-type="float">
            <text:p>0.5673930589</text:p>
          </table:table-cell>
          <table:table-cell office:value-type="float" office:value="0.8395999348" calcext:value-type="float">
            <text:p>0.8395999348</text:p>
          </table:table-cell>
          <table:table-cell office:value-type="float" office:value="0.9013761468" calcext:value-type="float">
            <text:p>0.9013761468</text:p>
          </table:table-cell>
          <table:table-cell office:value-type="float" office:value="0.8148148148" calcext:value-type="float">
            <text:p>0.8148148148</text:p>
          </table:table-cell>
          <table:table-cell office:value-type="float" office:value="0.4817518248" calcext:value-type="float">
            <text:p>0.4817518248</text:p>
          </table:table-cell>
          <table:table-cell office:value-type="float" office:value="0.7891156463" calcext:value-type="float">
            <text:p>0.7891156463</text:p>
          </table:table-cell>
          <table:table-cell office:value-type="float" office:value="0.9157439226" calcext:value-type="float">
            <text:p>0.9157439226</text:p>
          </table:table-cell>
          <table:table-cell office:value-type="float" office:value="0.8498789346" calcext:value-type="float">
            <text:p>0.8498789346</text:p>
          </table:table-cell>
          <table:table-cell office:value-type="float" office:value="0.5661290323" calcext:value-type="float">
            <text:p>0.5661290323</text:p>
          </table:table-cell>
          <table:table-cell office:value-type="float" office:value="0.8442766554" calcext:value-type="float">
            <text:p>0.8442766554</text:p>
          </table:table-cell>
          <table:table-cell office:value-type="float" office:value="0.9116972477" calcext:value-type="float">
            <text:p>0.9116972477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7913550822" calcext:value-type="float">
            <text:p>0.7913550822</text:p>
          </table:table-cell>
          <table:table-cell office:value-type="float" office:value="0.9149802724" calcext:value-type="float">
            <text:p>0.9149802724</text:p>
          </table:table-cell>
          <table:table-cell office:value-type="float" office:value="0.8504901961" calcext:value-type="float">
            <text:p>0.8504901961</text:p>
          </table:table-cell>
          <table:table-cell office:value-type="float" office:value="0.5596774194" calcext:value-type="float">
            <text:p>0.5596774194</text:p>
          </table:table-cell>
          <table:table-cell office:value-type="float" office:value="0.8295006874" calcext:value-type="float">
            <text:p>0.8295006874</text:p>
          </table:table-cell>
          <table:table-cell office:value-type="float" office:value="0.9094036697" calcext:value-type="float">
            <text:p>0.9094036697</text:p>
          </table:table-cell>
          <table:table-cell office:value-type="float" office:value="0.8152173913" calcext:value-type="float">
            <text:p>0.8152173913</text:p>
          </table:table-cell>
          <table:table-cell office:value-type="float" office:value="0.5474452555" calcext:value-type="float">
            <text:p>0.5474452555</text:p>
          </table:table-cell>
          <table:table-cell office:value-type="float" office:value="0.8246387606" calcext:value-type="float">
            <text:p>0.8246387606</text:p>
          </table:table-cell>
          <table:table-cell office:value-type="float" office:value="0.9151075474" calcext:value-type="float">
            <text:p>0.9151075474</text:p>
          </table:table-cell>
          <table:table-cell office:value-type="float" office:value="0.84643289" calcext:value-type="float">
            <text:p>0.84643289</text:p>
          </table:table-cell>
          <table:table-cell office:value-type="float" office:value="0.564516129" calcext:value-type="float">
            <text:p>0.564516129</text:p>
          </table:table-cell>
          <table:table-cell office:value-type="float" office:value="0.8359645488" calcext:value-type="float">
            <text:p>0.8359645488</text:p>
          </table:table-cell>
          <table:table-cell office:value-type="float" office:value="0.1819657925" calcext:value-type="float">
            <text:p>0.1819657925</text:p>
          </table:table-cell>
          <table:table-cell office:value-type="float" office:value="0.0584412095" calcext:value-type="float">
            <text:p>0.0584412095</text:p>
          </table:table-cell>
          <table:table-cell office:value-type="float" office:value="0.0057431687" calcext:value-type="float">
            <text:p>0.0057431687</text:p>
          </table:table-cell>
          <table:table-cell office:value-type="float" office:value="0.0230491177" calcext:value-type="float">
            <text:p>0.0230491177</text:p>
          </table:table-cell>
          <table:table-cell office:value-type="float" office:value="0.0369492883" calcext:value-type="float">
            <text:p>0.0369492883</text:p>
          </table:table-cell>
          <table:table-cell office:value-type="float" office:value="0.0180785256" calcext:value-type="float">
            <text:p>0.0180785256</text:p>
          </table:table-cell>
          <table:table-cell office:value-type="float" office:value="0.0013892029" calcext:value-type="float">
            <text:p>0.0013892029</text:p>
          </table:table-cell>
          <table:table-cell office:value-type="float" office:value="0.0063487942" calcext:value-type="float">
            <text:p>0.0063487942</text:p>
          </table:table-cell>
          <table:table-cell office:value-type="float" office:value="0.0068009686" calcext:value-type="float">
            <text:p>0.0068009686</text:p>
          </table:table-cell>
          <table:table-cell office:value-type="float" office:value="0.0051141331" calcext:value-type="float">
            <text:p>0.0051141331</text:p>
          </table:table-cell>
          <table:table-cell table:number-columns-repeated="912"/>
        </table:table-row>
        <table:table-row table:style-name="ro1">
          <table:table-cell office:value-type="float" office:value="9.3690318108" calcext:value-type="float">
            <text:p>9.3690318108</text:p>
          </table:table-cell>
          <table:table-cell office:value-type="float" office:value="1.0011359215" calcext:value-type="float">
            <text:p>1.0011359215</text:p>
          </table:table-cell>
          <table:table-cell office:value-type="float" office:value="0.9411158208" calcext:value-type="float">
            <text:p>0.9411158208</text:p>
          </table:table-cell>
          <table:table-cell office:value-type="float" office:value="0.9069587496" calcext:value-type="float">
            <text:p>0.9069587496</text:p>
          </table:table-cell>
          <table:table-cell office:value-type="float" office:value="0.6986547709" calcext:value-type="float">
            <text:p>0.6986547709</text:p>
          </table:table-cell>
          <table:table-cell office:value-type="float" office:value="0.9090018167" calcext:value-type="float">
            <text:p>0.9090018167</text:p>
          </table:table-cell>
          <table:table-cell office:value-type="float" office:value="0.9709143252" calcext:value-type="float">
            <text:p>0.9709143252</text:p>
          </table:table-cell>
          <table:table-cell office:value-type="float" office:value="0.9681454608" calcext:value-type="float">
            <text:p>0.9681454608</text:p>
          </table:table-cell>
          <table:table-cell office:value-type="float" office:value="0.8433793512" calcext:value-type="float">
            <text:p>0.8433793512</text:p>
          </table:table-cell>
          <table:table-cell office:value-type="float" office:value="0.9942209562" calcext:value-type="float">
            <text:p>0.9942209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None, 'SVM__dual': False, 'TFIDF__tokenizer': &lt;function tokenizer6 at 0x7fbe50a8e730&gt;, 'TFIDF__use_idf': True}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9473684211" calcext:value-type="float">
            <text:p>0.9473684211</text:p>
          </table:table-cell>
          <table:table-cell office:value-type="float" office:value="0.9107142857" calcext:value-type="float">
            <text:p>0.9107142857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9282106569" calcext:value-type="float">
            <text:p>0.9282106569</text:p>
          </table:table-cell>
          <table:table-cell office:value-type="float" office:value="0.9713558243" calcext:value-type="float">
            <text:p>0.9713558243</text:p>
          </table:table-cell>
          <table:table-cell office:value-type="float" office:value="0.9703153989" calcext:value-type="float">
            <text:p>0.9703153989</text:p>
          </table:table-cell>
          <table:table-cell office:value-type="float" office:value="0.8442292171" calcext:value-type="float">
            <text:p>0.8442292171</text:p>
          </table:table-cell>
          <table:table-cell office:value-type="float" office:value="0.9937422718" calcext:value-type="float">
            <text:p>0.9937422718</text:p>
          </table:table-cell>
          <table:table-cell office:value-type="float" office:value="0.9485125858" calcext:value-type="float">
            <text:p>0.9485125858</text:p>
          </table:table-cell>
          <table:table-cell office:value-type="float" office:value="0.9266055046" calcext:value-type="float">
            <text:p>0.9266055046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9105033081" calcext:value-type="float">
            <text:p>0.9105033081</text:p>
          </table:table-cell>
          <table:table-cell office:value-type="float" office:value="0.9700827498" calcext:value-type="float">
            <text:p>0.9700827498</text:p>
          </table:table-cell>
          <table:table-cell office:value-type="float" office:value="0.9674115456" calcext:value-type="float">
            <text:p>0.9674115456</text:p>
          </table:table-cell>
          <table:table-cell office:value-type="float" office:value="0.8385794996" calcext:value-type="float">
            <text:p>0.8385794996</text:p>
          </table:table-cell>
          <table:table-cell office:value-type="float" office:value="0.9928281208" calcext:value-type="float">
            <text:p>0.9928281208</text:p>
          </table:table-cell>
          <table:table-cell office:value-type="float" office:value="0.9427262314" calcext:value-type="float">
            <text:p>0.9427262314</text:p>
          </table:table-cell>
          <table:table-cell office:value-type="float" office:value="0.94" calcext:value-type="float">
            <text:p>0.94</text:p>
          </table:table-cell>
          <table:table-cell office:value-type="float" office:value="0.6811594203" calcext:value-type="float">
            <text:p>0.6811594203</text:p>
          </table:table-cell>
          <table:table-cell office:value-type="float" office:value="0.8937099477" calcext:value-type="float">
            <text:p>0.8937099477</text:p>
          </table:table-cell>
          <table:table-cell office:value-type="float" office:value="0.9707230143" calcext:value-type="float">
            <text:p>0.9707230143</text:p>
          </table:table-cell>
          <table:table-cell office:value-type="float" office:value="0.9693023256" calcext:value-type="float">
            <text:p>0.9693023256</text:p>
          </table:table-cell>
          <table:table-cell office:value-type="float" office:value="0.8410008071" calcext:value-type="float">
            <text:p>0.8410008071</text:p>
          </table:table-cell>
          <table:table-cell office:value-type="float" office:value="0.9948095759" calcext:value-type="float">
            <text:p>0.9948095759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8833333333" calcext:value-type="float">
            <text:p>0.8833333333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9342502218" calcext:value-type="float">
            <text:p>0.9342502218</text:p>
          </table:table-cell>
          <table:table-cell office:value-type="float" office:value="0.970595723" calcext:value-type="float">
            <text:p>0.970595723</text:p>
          </table:table-cell>
          <table:table-cell office:value-type="float" office:value="0.969273743" calcext:value-type="float">
            <text:p>0.969273743</text:p>
          </table:table-cell>
          <table:table-cell office:value-type="float" office:value="0.8401937046" calcext:value-type="float">
            <text:p>0.8401937046</text:p>
          </table:table-cell>
          <table:table-cell office:value-type="float" office:value="0.9943185082" calcext:value-type="float">
            <text:p>0.9943185082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91" calcext:value-type="float">
            <text:p>0.91</text:p>
          </table:table-cell>
          <table:table-cell office:value-type="float" office:value="0.6594202899" calcext:value-type="float">
            <text:p>0.6594202899</text:p>
          </table:table-cell>
          <table:table-cell office:value-type="float" office:value="0.8647540175" calcext:value-type="float">
            <text:p>0.8647540175</text:p>
          </table:table-cell>
          <table:table-cell office:value-type="float" office:value="0.9730142566" calcext:value-type="float">
            <text:p>0.9730142566</text:p>
          </table:table-cell>
          <table:table-cell office:value-type="float" office:value="0.9672429481" calcext:value-type="float">
            <text:p>0.9672429481</text:p>
          </table:table-cell>
          <table:table-cell office:value-type="float" office:value="0.8579499596" calcext:value-type="float">
            <text:p>0.8579499596</text:p>
          </table:table-cell>
          <table:table-cell office:value-type="float" office:value="0.9946217968" calcext:value-type="float">
            <text:p>0.9946217968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9" calcext:value-type="float">
            <text:p>0.9</text:p>
          </table:table-cell>
          <table:table-cell office:value-type="float" office:value="0.652173913" calcext:value-type="float">
            <text:p>0.652173913</text:p>
          </table:table-cell>
          <table:table-cell office:value-type="float" office:value="0.8937888199" calcext:value-type="float">
            <text:p>0.8937888199</text:p>
          </table:table-cell>
          <table:table-cell office:value-type="float" office:value="0.9714867617" calcext:value-type="float">
            <text:p>0.9714867617</text:p>
          </table:table-cell>
          <table:table-cell office:value-type="float" office:value="0.9668813247" calcext:value-type="float">
            <text:p>0.9668813247</text:p>
          </table:table-cell>
          <table:table-cell office:value-type="float" office:value="0.8482647296" calcext:value-type="float">
            <text:p>0.8482647296</text:p>
          </table:table-cell>
          <table:table-cell office:value-type="float" office:value="0.9947976224" calcext:value-type="float">
            <text:p>0.9947976224</text:p>
          </table:table-cell>
          <table:table-cell office:value-type="float" office:value="0.9266895762" calcext:value-type="float">
            <text:p>0.9266895762</text:p>
          </table:table-cell>
          <table:table-cell office:value-type="float" office:value="0.8854166667" calcext:value-type="float">
            <text:p>0.8854166667</text:p>
          </table:table-cell>
          <table:table-cell office:value-type="float" office:value="0.615942029" calcext:value-type="float">
            <text:p>0.615942029</text:p>
          </table:table-cell>
          <table:table-cell office:value-type="float" office:value="0.8901064774" calcext:value-type="float">
            <text:p>0.8901064774</text:p>
          </table:table-cell>
          <table:table-cell office:value-type="float" office:value="0.9698319756" calcext:value-type="float">
            <text:p>0.9698319756</text:p>
          </table:table-cell>
          <table:table-cell office:value-type="float" office:value="0.9708646617" calcext:value-type="float">
            <text:p>0.9708646617</text:p>
          </table:table-cell>
          <table:table-cell office:value-type="float" office:value="0.8337368846" calcext:value-type="float">
            <text:p>0.8337368846</text:p>
          </table:table-cell>
          <table:table-cell office:value-type="float" office:value="0.994451277" calcext:value-type="float">
            <text:p>0.994451277</text:p>
          </table:table-cell>
          <table:table-cell office:value-type="float" office:value="0.9380733945" calcext:value-type="float">
            <text:p>0.9380733945</text:p>
          </table:table-cell>
          <table:table-cell office:value-type="float" office:value="0.9108910891" calcext:value-type="float">
            <text:p>0.9108910891</text:p>
          </table:table-cell>
          <table:table-cell office:value-type="float" office:value="0.6715328467" calcext:value-type="float">
            <text:p>0.6715328467</text:p>
          </table:table-cell>
          <table:table-cell office:value-type="float" office:value="0.9156661205" calcext:value-type="float">
            <text:p>0.9156661205</text:p>
          </table:table-cell>
          <table:table-cell office:value-type="float" office:value="0.9704721904" calcext:value-type="float">
            <text:p>0.9704721904</text:p>
          </table:table-cell>
          <table:table-cell office:value-type="float" office:value="0.9666666667" calcext:value-type="float">
            <text:p>0.9666666667</text:p>
          </table:table-cell>
          <table:table-cell office:value-type="float" office:value="0.8419354839" calcext:value-type="float">
            <text:p>0.8419354839</text:p>
          </table:table-cell>
          <table:table-cell office:value-type="float" office:value="0.9943453933" calcext:value-type="float">
            <text:p>0.9943453933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8990825688" calcext:value-type="float">
            <text:p>0.8990825688</text:p>
          </table:table-cell>
          <table:table-cell office:value-type="float" office:value="0.7153284672" calcext:value-type="float">
            <text:p>0.7153284672</text:p>
          </table:table-cell>
          <table:table-cell office:value-type="float" office:value="0.9310194151" calcext:value-type="float">
            <text:p>0.9310194151</text:p>
          </table:table-cell>
          <table:table-cell office:value-type="float" office:value="0.9713631157" calcext:value-type="float">
            <text:p>0.9713631157</text:p>
          </table:table-cell>
          <table:table-cell office:value-type="float" office:value="0.9660238751" calcext:value-type="float">
            <text:p>0.9660238751</text:p>
          </table:table-cell>
          <table:table-cell office:value-type="float" office:value="0.8483870968" calcext:value-type="float">
            <text:p>0.8483870968</text:p>
          </table:table-cell>
          <table:table-cell office:value-type="float" office:value="0.9942864055" calcext:value-type="float">
            <text:p>0.9942864055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9035087719" calcext:value-type="float">
            <text:p>0.9035087719</text:p>
          </table:table-cell>
          <table:table-cell office:value-type="float" office:value="0.7518248175" calcext:value-type="float">
            <text:p>0.7518248175</text:p>
          </table:table-cell>
          <table:table-cell office:value-type="float" office:value="0.9280401212" calcext:value-type="float">
            <text:p>0.9280401212</text:p>
          </table:table-cell>
          <table:table-cell office:value-type="float" office:value="0.9702176403" calcext:value-type="float">
            <text:p>0.9702176403</text:p>
          </table:table-cell>
          <table:table-cell office:value-type="float" office:value="0.967472119" calcext:value-type="float">
            <text:p>0.967472119</text:p>
          </table:table-cell>
          <table:table-cell office:value-type="float" office:value="0.839516129" calcext:value-type="float">
            <text:p>0.839516129</text:p>
          </table:table-cell>
          <table:table-cell office:value-type="float" office:value="0.9940085898" calcext:value-type="float">
            <text:p>0.9940085898</text:p>
          </table:table-cell>
          <table:table-cell office:value-type="float" office:value="0.2210437103" calcext:value-type="float">
            <text:p>0.2210437103</text:p>
          </table:table-cell>
          <table:table-cell office:value-type="float" office:value="0.1119698001" calcext:value-type="float">
            <text:p>0.1119698001</text:p>
          </table:table-cell>
          <table:table-cell office:value-type="float" office:value="0.0070165542" calcext:value-type="float">
            <text:p>0.0070165542</text:p>
          </table:table-cell>
          <table:table-cell office:value-type="float" office:value="0.0163149593" calcext:value-type="float">
            <text:p>0.0163149593</text:p>
          </table:table-cell>
          <table:table-cell office:value-type="float" office:value="0.0471768747" calcext:value-type="float">
            <text:p>0.0471768747</text:p>
          </table:table-cell>
          <table:table-cell office:value-type="float" office:value="0.0216344141" calcext:value-type="float">
            <text:p>0.0216344141</text:p>
          </table:table-cell>
          <table:table-cell office:value-type="float" office:value="0.0008840638" calcext:value-type="float">
            <text:p>0.0008840638</text:p>
          </table:table-cell>
          <table:table-cell office:value-type="float" office:value="0.0015750108" calcext:value-type="float">
            <text:p>0.0015750108</text:p>
          </table:table-cell>
          <table:table-cell office:value-type="float" office:value="0.0064093692" calcext:value-type="float">
            <text:p>0.0064093692</text:p>
          </table:table-cell>
          <table:table-cell office:value-type="float" office:value="0.0005600224" calcext:value-type="float">
            <text:p>0.0005600224</text:p>
          </table:table-cell>
          <table:table-cell table:number-columns-repeated="912"/>
        </table:table-row>
        <table:table-row table:style-name="ro1">
          <table:table-cell office:value-type="float" office:value="9.3291432858" calcext:value-type="float">
            <text:p>9.3291432858</text:p>
          </table:table-cell>
          <table:table-cell office:value-type="float" office:value="0.9593275785" calcext:value-type="float">
            <text:p>0.9593275785</text:p>
          </table:table-cell>
          <table:table-cell office:value-type="float" office:value="0.9416886241" calcext:value-type="float">
            <text:p>0.9416886241</text:p>
          </table:table-cell>
          <table:table-cell office:value-type="float" office:value="0.9090116179" calcext:value-type="float">
            <text:p>0.9090116179</text:p>
          </table:table-cell>
          <table:table-cell office:value-type="float" office:value="0.7008576186" calcext:value-type="float">
            <text:p>0.7008576186</text:p>
          </table:table-cell>
          <table:table-cell office:value-type="float" office:value="0.9067008899" calcext:value-type="float">
            <text:p>0.9067008899</text:p>
          </table:table-cell>
          <table:table-cell office:value-type="float" office:value="0.9707998036" calcext:value-type="float">
            <text:p>0.9707998036</text:p>
          </table:table-cell>
          <table:table-cell office:value-type="float" office:value="0.9682041084" calcext:value-type="float">
            <text:p>0.9682041084</text:p>
          </table:table-cell>
          <table:table-cell office:value-type="float" office:value="0.8425730948" calcext:value-type="float">
            <text:p>0.8425730948</text:p>
          </table:table-cell>
          <table:table-cell office:value-type="float" office:value="0.9943623129" calcext:value-type="float">
            <text:p>0.9943623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None, 'SVM__dual': False, 'TFIDF__tokenizer': &lt;function tokenizer5 at 0x7fbe4eaf4bf8&gt;, 'TFIDF__use_idf': True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9473684211" calcext:value-type="float">
            <text:p>0.9473684211</text:p>
          </table:table-cell>
          <table:table-cell office:value-type="float" office:value="0.9107142857" calcext:value-type="float">
            <text:p>0.9107142857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9196301985" calcext:value-type="float">
            <text:p>0.9196301985</text:p>
          </table:table-cell>
          <table:table-cell office:value-type="float" office:value="0.9714831318" calcext:value-type="float">
            <text:p>0.9714831318</text:p>
          </table:table-cell>
          <table:table-cell office:value-type="float" office:value="0.9694727105" calcext:value-type="float">
            <text:p>0.9694727105</text:p>
          </table:table-cell>
          <table:table-cell office:value-type="float" office:value="0.8458434221" calcext:value-type="float">
            <text:p>0.8458434221</text:p>
          </table:table-cell>
          <table:table-cell office:value-type="float" office:value="0.9943869412" calcext:value-type="float">
            <text:p>0.9943869412</text:p>
          </table:table-cell>
          <table:table-cell office:value-type="float" office:value="0.9439359268" calcext:value-type="float">
            <text:p>0.9439359268</text:p>
          </table:table-cell>
          <table:table-cell office:value-type="float" office:value="0.9158878505" calcext:value-type="float">
            <text:p>0.9158878505</text:p>
          </table:table-cell>
          <table:table-cell office:value-type="float" office:value="0.7101449275" calcext:value-type="float">
            <text:p>0.7101449275</text:p>
          </table:table-cell>
          <table:table-cell office:value-type="float" office:value="0.9104146975" calcext:value-type="float">
            <text:p>0.9104146975</text:p>
          </table:table-cell>
          <table:table-cell office:value-type="float" office:value="0.9713558243" calcext:value-type="float">
            <text:p>0.9713558243</text:p>
          </table:table-cell>
          <table:table-cell office:value-type="float" office:value="0.9677121771" calcext:value-type="float">
            <text:p>0.9677121771</text:p>
          </table:table-cell>
          <table:table-cell office:value-type="float" office:value="0.8466505246" calcext:value-type="float">
            <text:p>0.8466505246</text:p>
          </table:table-cell>
          <table:table-cell office:value-type="float" office:value="0.9934232003" calcext:value-type="float">
            <text:p>0.9934232003</text:p>
          </table:table-cell>
          <table:table-cell office:value-type="float" office:value="0.9427262314" calcext:value-type="float">
            <text:p>0.9427262314</text:p>
          </table:table-cell>
          <table:table-cell office:value-type="float" office:value="0.94" calcext:value-type="float">
            <text:p>0.94</text:p>
          </table:table-cell>
          <table:table-cell office:value-type="float" office:value="0.6811594203" calcext:value-type="float">
            <text:p>0.6811594203</text:p>
          </table:table-cell>
          <table:table-cell office:value-type="float" office:value="0.8855368234" calcext:value-type="float">
            <text:p>0.8855368234</text:p>
          </table:table-cell>
          <table:table-cell office:value-type="float" office:value="0.970086558" calcext:value-type="float">
            <text:p>0.970086558</text:p>
          </table:table-cell>
          <table:table-cell office:value-type="float" office:value="0.9682835821" calcext:value-type="float">
            <text:p>0.9682835821</text:p>
          </table:table-cell>
          <table:table-cell office:value-type="float" office:value="0.8377723971" calcext:value-type="float">
            <text:p>0.8377723971</text:p>
          </table:table-cell>
          <table:table-cell office:value-type="float" office:value="0.9956017366" calcext:value-type="float">
            <text:p>0.9956017366</text:p>
          </table:table-cell>
          <table:table-cell office:value-type="float" office:value="0.9461626575" calcext:value-type="float">
            <text:p>0.9461626575</text:p>
          </table:table-cell>
          <table:table-cell office:value-type="float" office:value="0.8823529412" calcext:value-type="float">
            <text:p>0.8823529412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.9258799172" calcext:value-type="float">
            <text:p>0.9258799172</text:p>
          </table:table-cell>
          <table:table-cell office:value-type="float" office:value="0.9699592668" calcext:value-type="float">
            <text:p>0.9699592668</text:p>
          </table:table-cell>
          <table:table-cell office:value-type="float" office:value="0.9708920188" calcext:value-type="float">
            <text:p>0.9708920188</text:p>
          </table:table-cell>
          <table:table-cell office:value-type="float" office:value="0.8345439871" calcext:value-type="float">
            <text:p>0.8345439871</text:p>
          </table:table-cell>
          <table:table-cell office:value-type="float" office:value="0.9936979651" calcext:value-type="float">
            <text:p>0.9936979651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91" calcext:value-type="float">
            <text:p>0.91</text:p>
          </table:table-cell>
          <table:table-cell office:value-type="float" office:value="0.6594202899" calcext:value-type="float">
            <text:p>0.6594202899</text:p>
          </table:table-cell>
          <table:table-cell office:value-type="float" office:value="0.8709504091" calcext:value-type="float">
            <text:p>0.8709504091</text:p>
          </table:table-cell>
          <table:table-cell office:value-type="float" office:value="0.9723778004" calcext:value-type="float">
            <text:p>0.9723778004</text:p>
          </table:table-cell>
          <table:table-cell office:value-type="float" office:value="0.9688073394" calcext:value-type="float">
            <text:p>0.9688073394</text:p>
          </table:table-cell>
          <table:table-cell office:value-type="float" office:value="0.8523002421" calcext:value-type="float">
            <text:p>0.8523002421</text:p>
          </table:table-cell>
          <table:table-cell office:value-type="float" office:value="0.9946219798" calcext:value-type="float">
            <text:p>0.9946219798</text:p>
          </table:table-cell>
          <table:table-cell office:value-type="float" office:value="0.9301260023" calcext:value-type="float">
            <text:p>0.9301260023</text:p>
          </table:table-cell>
          <table:table-cell office:value-type="float" office:value="0.8811881188" calcext:value-type="float">
            <text:p>0.8811881188</text:p>
          </table:table-cell>
          <table:table-cell office:value-type="float" office:value="0.6449275362" calcext:value-type="float">
            <text:p>0.6449275362</text:p>
          </table:table-cell>
          <table:table-cell office:value-type="float" office:value="0.8977817214" calcext:value-type="float">
            <text:p>0.8977817214</text:p>
          </table:table-cell>
          <table:table-cell office:value-type="float" office:value="0.9718686354" calcext:value-type="float">
            <text:p>0.9718686354</text:p>
          </table:table-cell>
          <table:table-cell office:value-type="float" office:value="0.9669724771" calcext:value-type="float">
            <text:p>0.9669724771</text:p>
          </table:table-cell>
          <table:table-cell office:value-type="float" office:value="0.8506860371" calcext:value-type="float">
            <text:p>0.8506860371</text:p>
          </table:table-cell>
          <table:table-cell office:value-type="float" office:value="0.9946704645" calcext:value-type="float">
            <text:p>0.9946704645</text:p>
          </table:table-cell>
          <table:table-cell office:value-type="float" office:value="0.9301260023" calcext:value-type="float">
            <text:p>0.9301260023</text:p>
          </table:table-cell>
          <table:table-cell office:value-type="float" office:value="0.9052631579" calcext:value-type="float">
            <text:p>0.9052631579</text:p>
          </table:table-cell>
          <table:table-cell office:value-type="float" office:value="0.6231884058" calcext:value-type="float">
            <text:p>0.6231884058</text:p>
          </table:table-cell>
          <table:table-cell office:value-type="float" office:value="0.8881888987" calcext:value-type="float">
            <text:p>0.8881888987</text:p>
          </table:table-cell>
          <table:table-cell office:value-type="float" office:value="0.970595723" calcext:value-type="float">
            <text:p>0.970595723</text:p>
          </table:table-cell>
          <table:table-cell office:value-type="float" office:value="0.9710280374" calcext:value-type="float">
            <text:p>0.9710280374</text:p>
          </table:table-cell>
          <table:table-cell office:value-type="float" office:value="0.8385794996" calcext:value-type="float">
            <text:p>0.8385794996</text:p>
          </table:table-cell>
          <table:table-cell office:value-type="float" office:value="0.9939064188" calcext:value-type="float">
            <text:p>0.9939064188</text:p>
          </table:table-cell>
          <table:table-cell office:value-type="float" office:value="0.9415137615" calcext:value-type="float">
            <text:p>0.9415137615</text:p>
          </table:table-cell>
          <table:table-cell office:value-type="float" office:value="0.9215686275" calcext:value-type="float">
            <text:p>0.9215686275</text:p>
          </table:table-cell>
          <table:table-cell office:value-type="float" office:value="0.6861313869" calcext:value-type="float">
            <text:p>0.6861313869</text:p>
          </table:table-cell>
          <table:table-cell office:value-type="float" office:value="0.9101792542" calcext:value-type="float">
            <text:p>0.9101792542</text:p>
          </table:table-cell>
          <table:table-cell office:value-type="float" office:value="0.9695812651" calcext:value-type="float">
            <text:p>0.9695812651</text:p>
          </table:table-cell>
          <table:table-cell office:value-type="float" office:value="0.9681945744" calcext:value-type="float">
            <text:p>0.9681945744</text:p>
          </table:table-cell>
          <table:table-cell office:value-type="float" office:value="0.8346774194" calcext:value-type="float">
            <text:p>0.8346774194</text:p>
          </table:table-cell>
          <table:table-cell office:value-type="float" office:value="0.9945393585" calcext:value-type="float">
            <text:p>0.9945393585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9035087719" calcext:value-type="float">
            <text:p>0.9035087719</text:p>
          </table:table-cell>
          <table:table-cell office:value-type="float" office:value="0.7518248175" calcext:value-type="float">
            <text:p>0.7518248175</text:p>
          </table:table-cell>
          <table:table-cell office:value-type="float" office:value="0.9323998212" calcext:value-type="float">
            <text:p>0.9323998212</text:p>
          </table:table-cell>
          <table:table-cell office:value-type="float" office:value="0.9711085656" calcext:value-type="float">
            <text:p>0.9711085656</text:p>
          </table:table-cell>
          <table:table-cell office:value-type="float" office:value="0.9659613615" calcext:value-type="float">
            <text:p>0.9659613615</text:p>
          </table:table-cell>
          <table:table-cell office:value-type="float" office:value="0.8467741935" calcext:value-type="float">
            <text:p>0.8467741935</text:p>
          </table:table-cell>
          <table:table-cell office:value-type="float" office:value="0.9949717736" calcext:value-type="float">
            <text:p>0.9949717736</text:p>
          </table:table-cell>
          <table:table-cell office:value-type="float" office:value="0.9506880734" calcext:value-type="float">
            <text:p>0.9506880734</text:p>
          </table:table-cell>
          <table:table-cell office:value-type="float" office:value="0.9196428571" calcext:value-type="float">
            <text:p>0.9196428571</text:p>
          </table:table-cell>
          <table:table-cell office:value-type="float" office:value="0.7518248175" calcext:value-type="float">
            <text:p>0.7518248175</text:p>
          </table:table-cell>
          <table:table-cell office:value-type="float" office:value="0.9260837182" calcext:value-type="float">
            <text:p>0.9260837182</text:p>
          </table:table-cell>
          <table:table-cell office:value-type="float" office:value="0.9695812651" calcext:value-type="float">
            <text:p>0.9695812651</text:p>
          </table:table-cell>
          <table:table-cell office:value-type="float" office:value="0.9647168059" calcext:value-type="float">
            <text:p>0.9647168059</text:p>
          </table:table-cell>
          <table:table-cell office:value-type="float" office:value="0.8379032258" calcext:value-type="float">
            <text:p>0.8379032258</text:p>
          </table:table-cell>
          <table:table-cell office:value-type="float" office:value="0.9938032902" calcext:value-type="float">
            <text:p>0.9938032902</text:p>
          </table:table-cell>
          <table:table-cell office:value-type="float" office:value="0.1803075686" calcext:value-type="float">
            <text:p>0.1803075686</text:p>
          </table:table-cell>
          <table:table-cell office:value-type="float" office:value="0.1216300274" calcext:value-type="float">
            <text:p>0.1216300274</text:p>
          </table:table-cell>
          <table:table-cell office:value-type="float" office:value="0.0069698353" calcext:value-type="float">
            <text:p>0.0069698353</text:p>
          </table:table-cell>
          <table:table-cell office:value-type="float" office:value="0.0167670488" calcext:value-type="float">
            <text:p>0.0167670488</text:p>
          </table:table-cell>
          <table:table-cell office:value-type="float" office:value="0.0467209787" calcext:value-type="float">
            <text:p>0.0467209787</text:p>
          </table:table-cell>
          <table:table-cell office:value-type="float" office:value="0.0193512741" calcext:value-type="float">
            <text:p>0.0193512741</text:p>
          </table:table-cell>
          <table:table-cell office:value-type="float" office:value="0.0009343687" calcext:value-type="float">
            <text:p>0.0009343687</text:p>
          </table:table-cell>
          <table:table-cell office:value-type="float" office:value="0.0019007679" calcext:value-type="float">
            <text:p>0.0019007679</text:p>
          </table:table-cell>
          <table:table-cell office:value-type="float" office:value="0.0062691177" calcext:value-type="float">
            <text:p>0.0062691177</text:p>
          </table:table-cell>
          <table:table-cell office:value-type="float" office:value="0.000628139" calcext:value-type="float">
            <text:p>0.000628139</text:p>
          </table:table-cell>
          <table:table-cell table:number-columns-repeated="912"/>
        </table:table-row>
        <table:table-row table:style-name="ro1">
          <table:table-cell office:value-type="float" office:value="9.4818538666" calcext:value-type="float">
            <text:p>9.4818538666</text:p>
          </table:table-cell>
          <table:table-cell office:value-type="float" office:value="0.9279853582" calcext:value-type="float">
            <text:p>0.9279853582</text:p>
          </table:table-cell>
          <table:table-cell office:value-type="float" office:value="0.9415740635" calcext:value-type="float">
            <text:p>0.9415740635</text:p>
          </table:table-cell>
          <table:table-cell office:value-type="float" office:value="0.9089670346" calcext:value-type="float">
            <text:p>0.9089670346</text:p>
          </table:table-cell>
          <table:table-cell office:value-type="float" office:value="0.7001203669" calcext:value-type="float">
            <text:p>0.7001203669</text:p>
          </table:table-cell>
          <table:table-cell office:value-type="float" office:value="0.905684746" calcext:value-type="float">
            <text:p>0.905684746</text:p>
          </table:table-cell>
          <table:table-cell office:value-type="float" office:value="0.971067073" calcext:value-type="float">
            <text:p>0.971067073</text:p>
          </table:table-cell>
          <table:table-cell office:value-type="float" office:value="0.9676741301" calcext:value-type="float">
            <text:p>0.9676741301</text:p>
          </table:table-cell>
          <table:table-cell office:value-type="float" office:value="0.8448311594" calcext:value-type="float">
            <text:p>0.8448311594</text:p>
          </table:table-cell>
          <table:table-cell office:value-type="float" office:value="0.9943874469" calcext:value-type="float">
            <text:p>0.9943874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None, 'SVM__dual': False, 'TFIDF__tokenizer': &lt;function tokenizer4 at 0x7fbe4c02a1e0&gt;, 'TFIDF__use_idf': True}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9485125858" calcext:value-type="float">
            <text:p>0.9485125858</text:p>
          </table:table-cell>
          <table:table-cell office:value-type="float" office:value="0.9189189189" calcext:value-type="float">
            <text:p>0.9189189189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9253751181" calcext:value-type="float">
            <text:p>0.9253751181</text:p>
          </table:table-cell>
          <table:table-cell office:value-type="float" office:value="0.970973902" calcext:value-type="float">
            <text:p>0.970973902</text:p>
          </table:table-cell>
          <table:table-cell office:value-type="float" office:value="0.9711090401" calcext:value-type="float">
            <text:p>0.9711090401</text:p>
          </table:table-cell>
          <table:table-cell office:value-type="float" office:value="0.8410008071" calcext:value-type="float">
            <text:p>0.8410008071</text:p>
          </table:table-cell>
          <table:table-cell office:value-type="float" office:value="0.9942991066" calcext:value-type="float">
            <text:p>0.9942991066</text:p>
          </table:table-cell>
          <table:table-cell office:value-type="float" office:value="0.9462242563" calcext:value-type="float">
            <text:p>0.9462242563</text:p>
          </table:table-cell>
          <table:table-cell office:value-type="float" office:value="0.9252336449" calcext:value-type="float">
            <text:p>0.9252336449</text:p>
          </table:table-cell>
          <table:table-cell office:value-type="float" office:value="0.7173913043" calcext:value-type="float">
            <text:p>0.7173913043</text:p>
          </table:table-cell>
          <table:table-cell office:value-type="float" office:value="0.9041233459" calcext:value-type="float">
            <text:p>0.9041233459</text:p>
          </table:table-cell>
          <table:table-cell office:value-type="float" office:value="0.9711012094" calcext:value-type="float">
            <text:p>0.9711012094</text:p>
          </table:table-cell>
          <table:table-cell office:value-type="float" office:value="0.9685185185" calcext:value-type="float">
            <text:p>0.9685185185</text:p>
          </table:table-cell>
          <table:table-cell office:value-type="float" office:value="0.8442292171" calcext:value-type="float">
            <text:p>0.8442292171</text:p>
          </table:table-cell>
          <table:table-cell office:value-type="float" office:value="0.9932906555" calcext:value-type="float">
            <text:p>0.9932906555</text:p>
          </table:table-cell>
          <table:table-cell office:value-type="float" office:value="0.9438717068" calcext:value-type="float">
            <text:p>0.9438717068</text:p>
          </table:table-cell>
          <table:table-cell office:value-type="float" office:value="0.9405940594" calcext:value-type="float">
            <text:p>0.9405940594</text:p>
          </table:table-cell>
          <table:table-cell office:value-type="float" office:value="0.6884057971" calcext:value-type="float">
            <text:p>0.6884057971</text:p>
          </table:table-cell>
          <table:table-cell office:value-type="float" office:value="0.8906092872" calcext:value-type="float">
            <text:p>0.8906092872</text:p>
          </table:table-cell>
          <table:table-cell office:value-type="float" office:value="0.9704684318" calcext:value-type="float">
            <text:p>0.9704684318</text:p>
          </table:table-cell>
          <table:table-cell office:value-type="float" office:value="0.9692451072" calcext:value-type="float">
            <text:p>0.9692451072</text:p>
          </table:table-cell>
          <table:table-cell office:value-type="float" office:value="0.8393866021" calcext:value-type="float">
            <text:p>0.8393866021</text:p>
          </table:table-cell>
          <table:table-cell office:value-type="float" office:value="0.9946164909" calcext:value-type="float">
            <text:p>0.9946164909</text:p>
          </table:table-cell>
          <table:table-cell office:value-type="float" office:value="0.9438717068" calcext:value-type="float">
            <text:p>0.9438717068</text:p>
          </table:table-cell>
          <table:table-cell office:value-type="float" office:value="0.8739495798" calcext:value-type="float">
            <text:p>0.8739495798</text:p>
          </table:table-cell>
          <table:table-cell office:value-type="float" office:value="0.7536231884" calcext:value-type="float">
            <text:p>0.7536231884</text:p>
          </table:table-cell>
          <table:table-cell office:value-type="float" office:value="0.934329094" calcext:value-type="float">
            <text:p>0.934329094</text:p>
          </table:table-cell>
          <table:table-cell office:value-type="float" office:value="0.970086558" calcext:value-type="float">
            <text:p>0.970086558</text:p>
          </table:table-cell>
          <table:table-cell office:value-type="float" office:value="0.9718045113" calcext:value-type="float">
            <text:p>0.9718045113</text:p>
          </table:table-cell>
          <table:table-cell office:value-type="float" office:value="0.8345439871" calcext:value-type="float">
            <text:p>0.8345439871</text:p>
          </table:table-cell>
          <table:table-cell office:value-type="float" office:value="0.9942010472" calcext:value-type="float">
            <text:p>0.9942010472</text:p>
          </table:table-cell>
          <table:table-cell office:value-type="float" office:value="0.9369988545" calcext:value-type="float">
            <text:p>0.9369988545</text:p>
          </table:table-cell>
          <table:table-cell office:value-type="float" office:value="0.9191919192" calcext:value-type="float">
            <text:p>0.9191919192</text:p>
          </table:table-cell>
          <table:table-cell office:value-type="float" office:value="0.6594202899" calcext:value-type="float">
            <text:p>0.6594202899</text:p>
          </table:table-cell>
          <table:table-cell office:value-type="float" office:value="0.8580301686" calcext:value-type="float">
            <text:p>0.8580301686</text:p>
          </table:table-cell>
          <table:table-cell office:value-type="float" office:value="0.9731415479" calcext:value-type="float">
            <text:p>0.9731415479</text:p>
          </table:table-cell>
          <table:table-cell office:value-type="float" office:value="0.9672727273" calcext:value-type="float">
            <text:p>0.9672727273</text:p>
          </table:table-cell>
          <table:table-cell office:value-type="float" office:value="0.8587570621" calcext:value-type="float">
            <text:p>0.8587570621</text:p>
          </table:table-cell>
          <table:table-cell office:value-type="float" office:value="0.9945929499" calcext:value-type="float">
            <text:p>0.9945929499</text:p>
          </table:table-cell>
          <table:table-cell office:value-type="float" office:value="0.9301260023" calcext:value-type="float">
            <text:p>0.9301260023</text:p>
          </table:table-cell>
          <table:table-cell office:value-type="float" office:value="0.8737864078" calcext:value-type="float">
            <text:p>0.8737864078</text:p>
          </table:table-cell>
          <table:table-cell office:value-type="float" office:value="0.652173913" calcext:value-type="float">
            <text:p>0.652173913</text:p>
          </table:table-cell>
          <table:table-cell office:value-type="float" office:value="0.8887705807" calcext:value-type="float">
            <text:p>0.8887705807</text:p>
          </table:table-cell>
          <table:table-cell office:value-type="float" office:value="0.971614053" calcext:value-type="float">
            <text:p>0.971614053</text:p>
          </table:table-cell>
          <table:table-cell office:value-type="float" office:value="0.9669117647" calcext:value-type="float">
            <text:p>0.9669117647</text:p>
          </table:table-cell>
          <table:table-cell office:value-type="float" office:value="0.8490718321" calcext:value-type="float">
            <text:p>0.8490718321</text:p>
          </table:table-cell>
          <table:table-cell office:value-type="float" office:value="0.9943341819" calcext:value-type="float">
            <text:p>0.9943341819</text:p>
          </table:table-cell>
          <table:table-cell office:value-type="float" office:value="0.9289805269" calcext:value-type="float">
            <text:p>0.9289805269</text:p>
          </table:table-cell>
          <table:table-cell office:value-type="float" office:value="0.8958333333" calcext:value-type="float">
            <text:p>0.8958333333</text:p>
          </table:table-cell>
          <table:table-cell office:value-type="float" office:value="0.6231884058" calcext:value-type="float">
            <text:p>0.6231884058</text:p>
          </table:table-cell>
          <table:table-cell office:value-type="float" office:value="0.8822537711" calcext:value-type="float">
            <text:p>0.8822537711</text:p>
          </table:table-cell>
          <table:table-cell office:value-type="float" office:value="0.9704684318" calcext:value-type="float">
            <text:p>0.9704684318</text:p>
          </table:table-cell>
          <table:table-cell office:value-type="float" office:value="0.9692451072" calcext:value-type="float">
            <text:p>0.9692451072</text:p>
          </table:table-cell>
          <table:table-cell office:value-type="float" office:value="0.8393866021" calcext:value-type="float">
            <text:p>0.8393866021</text:p>
          </table:table-cell>
          <table:table-cell office:value-type="float" office:value="0.994301005" calcext:value-type="float">
            <text:p>0.994301005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9223300971" calcext:value-type="float">
            <text:p>0.9223300971</text:p>
          </table:table-cell>
          <table:table-cell office:value-type="float" office:value="0.6934306569" calcext:value-type="float">
            <text:p>0.6934306569</text:p>
          </table:table-cell>
          <table:table-cell office:value-type="float" office:value="0.9143105417" calcext:value-type="float">
            <text:p>0.9143105417</text:p>
          </table:table-cell>
          <table:table-cell office:value-type="float" office:value="0.9707267405" calcext:value-type="float">
            <text:p>0.9707267405</text:p>
          </table:table-cell>
          <table:table-cell office:value-type="float" office:value="0.9650092081" calcext:value-type="float">
            <text:p>0.9650092081</text:p>
          </table:table-cell>
          <table:table-cell office:value-type="float" office:value="0.8451612903" calcext:value-type="float">
            <text:p>0.8451612903</text:p>
          </table:table-cell>
          <table:table-cell office:value-type="float" office:value="0.9948856075" calcext:value-type="float">
            <text:p>0.9948856075</text:p>
          </table:table-cell>
          <table:table-cell office:value-type="float" office:value="0.9449541284" calcext:value-type="float">
            <text:p>0.9449541284</text:p>
          </table:table-cell>
          <table:table-cell office:value-type="float" office:value="0.9009009009" calcext:value-type="float">
            <text:p>0.9009009009</text:p>
          </table:table-cell>
          <table:table-cell office:value-type="float" office:value="0.7299270073" calcext:value-type="float">
            <text:p>0.7299270073</text:p>
          </table:table-cell>
          <table:table-cell office:value-type="float" office:value="0.9299865932" calcext:value-type="float">
            <text:p>0.9299865932</text:p>
          </table:table-cell>
          <table:table-cell office:value-type="float" office:value="0.9716176658" calcext:value-type="float">
            <text:p>0.9716176658</text:p>
          </table:table-cell>
          <table:table-cell office:value-type="float" office:value="0.9635369189" calcext:value-type="float">
            <text:p>0.9635369189</text:p>
          </table:table-cell>
          <table:table-cell office:value-type="float" office:value="0.8524193548" calcext:value-type="float">
            <text:p>0.8524193548</text:p>
          </table:table-cell>
          <table:table-cell office:value-type="float" office:value="0.9946522764" calcext:value-type="float">
            <text:p>0.9946522764</text:p>
          </table:table-cell>
          <table:table-cell office:value-type="float" office:value="0.9495412844" calcext:value-type="float">
            <text:p>0.9495412844</text:p>
          </table:table-cell>
          <table:table-cell office:value-type="float" office:value="0.9189189189" calcext:value-type="float">
            <text:p>0.9189189189</text:p>
          </table:table-cell>
          <table:table-cell office:value-type="float" office:value="0.7445255474" calcext:value-type="float">
            <text:p>0.7445255474</text:p>
          </table:table-cell>
          <table:table-cell office:value-type="float" office:value="0.929102736" calcext:value-type="float">
            <text:p>0.929102736</text:p>
          </table:table-cell>
          <table:table-cell office:value-type="float" office:value="0.9704721904" calcext:value-type="float">
            <text:p>0.9704721904</text:p>
          </table:table-cell>
          <table:table-cell office:value-type="float" office:value="0.9640883978" calcext:value-type="float">
            <text:p>0.9640883978</text:p>
          </table:table-cell>
          <table:table-cell office:value-type="float" office:value="0.8443548387" calcext:value-type="float">
            <text:p>0.8443548387</text:p>
          </table:table-cell>
          <table:table-cell office:value-type="float" office:value="0.9947011486" calcext:value-type="float">
            <text:p>0.9947011486</text:p>
          </table:table-cell>
          <table:table-cell office:value-type="float" office:value="0.2158044138" calcext:value-type="float">
            <text:p>0.2158044138</text:p>
          </table:table-cell>
          <table:table-cell office:value-type="float" office:value="0.0488060769" calcext:value-type="float">
            <text:p>0.0488060769</text:p>
          </table:table-cell>
          <table:table-cell office:value-type="float" office:value="0.0068340448" calcext:value-type="float">
            <text:p>0.0068340448</text:p>
          </table:table-cell>
          <table:table-cell office:value-type="float" office:value="0.0210904239" calcext:value-type="float">
            <text:p>0.0210904239</text:p>
          </table:table-cell>
          <table:table-cell office:value-type="float" office:value="0.0419517823" calcext:value-type="float">
            <text:p>0.0419517823</text:p>
          </table:table-cell>
          <table:table-cell office:value-type="float" office:value="0.0239939118" calcext:value-type="float">
            <text:p>0.0239939118</text:p>
          </table:table-cell>
          <table:table-cell office:value-type="float" office:value="0.000840446" calcext:value-type="float">
            <text:p>0.000840446</text:p>
          </table:table-cell>
          <table:table-cell office:value-type="float" office:value="0.002689344" calcext:value-type="float">
            <text:p>0.002689344</text:p>
          </table:table-cell>
          <table:table-cell office:value-type="float" office:value="0.0067080318" calcext:value-type="float">
            <text:p>0.0067080318</text:p>
          </table:table-cell>
          <table:table-cell office:value-type="float" office:value="0.0004203819" calcext:value-type="float">
            <text:p>0.0004203819</text:p>
          </table:table-cell>
          <table:table-cell table:number-columns-repeated="912"/>
        </table:table-row>
        <table:table-row table:style-name="ro1">
          <table:table-cell office:value-type="float" office:value="9.4086603403" calcext:value-type="float">
            <text:p>9.4086603403</text:p>
          </table:table-cell>
          <table:table-cell office:value-type="float" office:value="1.008623457" calcext:value-type="float">
            <text:p>1.008623457</text:p>
          </table:table-cell>
          <table:table-cell office:value-type="float" office:value="0.9411158208" calcext:value-type="float">
            <text:p>0.9411158208</text:p>
          </table:table-cell>
          <table:table-cell office:value-type="float" office:value="0.9079899922" calcext:value-type="float">
            <text:p>0.9079899922</text:p>
          </table:table-cell>
          <table:table-cell office:value-type="float" office:value="0.6979534519" calcext:value-type="float">
            <text:p>0.6979534519</text:p>
          </table:table-cell>
          <table:table-cell office:value-type="float" office:value="0.9068949577" calcext:value-type="float">
            <text:p>0.9068949577</text:p>
          </table:table-cell>
          <table:table-cell office:value-type="float" office:value="0.9710416488" calcext:value-type="float">
            <text:p>0.9710416488</text:p>
          </table:table-cell>
          <table:table-cell office:value-type="float" office:value="0.9675693626" calcext:value-type="float">
            <text:p>0.9675693626</text:p>
          </table:table-cell>
          <table:table-cell office:value-type="float" office:value="0.8447514254" calcext:value-type="float">
            <text:p>0.8447514254</text:p>
          </table:table-cell>
          <table:table-cell office:value-type="float" office:value="0.9945367187" calcext:value-type="float">
            <text:p>0.9945367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None, 'SVM__dual': False, 'TFIDF__tokenizer': &lt;function tokenizer3 at 0x7fbe4c02a268&gt;, 'TFIDF__use_idf': True}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9462242563" calcext:value-type="float">
            <text:p>0.9462242563</text:p>
          </table:table-cell>
          <table:table-cell office:value-type="float" office:value="0.9026548673" calcext:value-type="float">
            <text:p>0.9026548673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9250009846" calcext:value-type="float">
            <text:p>0.9250009846</text:p>
          </table:table-cell>
          <table:table-cell office:value-type="float" office:value="0.9719923616" calcext:value-type="float">
            <text:p>0.9719923616</text:p>
          </table:table-cell>
          <table:table-cell office:value-type="float" office:value="0.9687212511" calcext:value-type="float">
            <text:p>0.9687212511</text:p>
          </table:table-cell>
          <table:table-cell office:value-type="float" office:value="0.8498789346" calcext:value-type="float">
            <text:p>0.8498789346</text:p>
          </table:table-cell>
          <table:table-cell office:value-type="float" office:value="0.9945454095" calcext:value-type="float">
            <text:p>0.9945454095</text:p>
          </table:table-cell>
          <table:table-cell office:value-type="float" office:value="0.9439359268" calcext:value-type="float">
            <text:p>0.9439359268</text:p>
          </table:table-cell>
          <table:table-cell office:value-type="float" office:value="0.9238095238" calcext:value-type="float">
            <text:p>0.9238095238</text:p>
          </table:table-cell>
          <table:table-cell office:value-type="float" office:value="0.7028985507" calcext:value-type="float">
            <text:p>0.7028985507</text:p>
          </table:table-cell>
          <table:table-cell office:value-type="float" office:value="0.9069687303" calcext:value-type="float">
            <text:p>0.9069687303</text:p>
          </table:table-cell>
          <table:table-cell office:value-type="float" office:value="0.9714831318" calcext:value-type="float">
            <text:p>0.9714831318</text:p>
          </table:table-cell>
          <table:table-cell office:value-type="float" office:value="0.9677419355" calcext:value-type="float">
            <text:p>0.9677419355</text:p>
          </table:table-cell>
          <table:table-cell office:value-type="float" office:value="0.8474576271" calcext:value-type="float">
            <text:p>0.8474576271</text:p>
          </table:table-cell>
          <table:table-cell office:value-type="float" office:value="0.9940250504" calcext:value-type="float">
            <text:p>0.9940250504</text:p>
          </table:table-cell>
          <table:table-cell office:value-type="float" office:value="0.941580756" calcext:value-type="float">
            <text:p>0.941580756</text:p>
          </table:table-cell>
          <table:table-cell office:value-type="float" office:value="0.9393939394" calcext:value-type="float">
            <text:p>0.9393939394</text:p>
          </table:table-cell>
          <table:table-cell office:value-type="float" office:value="0.6739130435" calcext:value-type="float">
            <text:p>0.6739130435</text:p>
          </table:table-cell>
          <table:table-cell office:value-type="float" office:value="0.8865670906" calcext:value-type="float">
            <text:p>0.8865670906</text:p>
          </table:table-cell>
          <table:table-cell office:value-type="float" office:value="0.9709775967" calcext:value-type="float">
            <text:p>0.9709775967</text:p>
          </table:table-cell>
          <table:table-cell office:value-type="float" office:value="0.9667590028" calcext:value-type="float">
            <text:p>0.9667590028</text:p>
          </table:table-cell>
          <table:table-cell office:value-type="float" office:value="0.8450363196" calcext:value-type="float">
            <text:p>0.8450363196</text:p>
          </table:table-cell>
          <table:table-cell office:value-type="float" office:value="0.9954029798" calcext:value-type="float">
            <text:p>0.9954029798</text:p>
          </table:table-cell>
          <table:table-cell office:value-type="float" office:value="0.9438717068" calcext:value-type="float">
            <text:p>0.9438717068</text:p>
          </table:table-cell>
          <table:table-cell office:value-type="float" office:value="0.8803418803" calcext:value-type="float">
            <text:p>0.8803418803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9224686976" calcext:value-type="float">
            <text:p>0.9224686976</text:p>
          </table:table-cell>
          <table:table-cell office:value-type="float" office:value="0.9688136456" calcext:value-type="float">
            <text:p>0.9688136456</text:p>
          </table:table-cell>
          <table:table-cell office:value-type="float" office:value="0.9697542533" calcext:value-type="float">
            <text:p>0.9697542533</text:p>
          </table:table-cell>
          <table:table-cell office:value-type="float" office:value="0.8280871671" calcext:value-type="float">
            <text:p>0.8280871671</text:p>
          </table:table-cell>
          <table:table-cell office:value-type="float" office:value="0.9942610584" calcext:value-type="float">
            <text:p>0.9942610584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0.652173913" calcext:value-type="float">
            <text:p>0.652173913</text:p>
          </table:table-cell>
          <table:table-cell office:value-type="float" office:value="0.8691511387" calcext:value-type="float">
            <text:p>0.8691511387</text:p>
          </table:table-cell>
          <table:table-cell office:value-type="float" office:value="0.9722505092" calcext:value-type="float">
            <text:p>0.9722505092</text:p>
          </table:table-cell>
          <table:table-cell office:value-type="float" office:value="0.9679193401" calcext:value-type="float">
            <text:p>0.9679193401</text:p>
          </table:table-cell>
          <table:table-cell office:value-type="float" office:value="0.8523002421" calcext:value-type="float">
            <text:p>0.8523002421</text:p>
          </table:table-cell>
          <table:table-cell office:value-type="float" office:value="0.9952322161" calcext:value-type="float">
            <text:p>0.9952322161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846153846" calcext:value-type="float">
            <text:p>0.8846153846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.8966479345" calcext:value-type="float">
            <text:p>0.8966479345</text:p>
          </table:table-cell>
          <table:table-cell office:value-type="float" office:value="0.9718686354" calcext:value-type="float">
            <text:p>0.9718686354</text:p>
          </table:table-cell>
          <table:table-cell office:value-type="float" office:value="0.9661172161" calcext:value-type="float">
            <text:p>0.9661172161</text:p>
          </table:table-cell>
          <table:table-cell office:value-type="float" office:value="0.8514931396" calcext:value-type="float">
            <text:p>0.8514931396</text:p>
          </table:table-cell>
          <table:table-cell office:value-type="float" office:value="0.9944510331" calcext:value-type="float">
            <text:p>0.9944510331</text:p>
          </table:table-cell>
          <table:table-cell office:value-type="float" office:value="0.9289805269" calcext:value-type="float">
            <text:p>0.9289805269</text:p>
          </table:table-cell>
          <table:table-cell office:value-type="float" office:value="0.9042553191" calcext:value-type="float">
            <text:p>0.9042553191</text:p>
          </table:table-cell>
          <table:table-cell office:value-type="float" office:value="0.615942029" calcext:value-type="float">
            <text:p>0.615942029</text:p>
          </table:table-cell>
          <table:table-cell office:value-type="float" office:value="0.8872818693" calcext:value-type="float">
            <text:p>0.8872818693</text:p>
          </table:table-cell>
          <table:table-cell office:value-type="float" office:value="0.9714867617" calcext:value-type="float">
            <text:p>0.9714867617</text:p>
          </table:table-cell>
          <table:table-cell office:value-type="float" office:value="0.9720930233" calcext:value-type="float">
            <text:p>0.9720930233</text:p>
          </table:table-cell>
          <table:table-cell office:value-type="float" office:value="0.8434221146" calcext:value-type="float">
            <text:p>0.8434221146</text:p>
          </table:table-cell>
          <table:table-cell office:value-type="float" office:value="0.9946871139" calcext:value-type="float">
            <text:p>0.9946871139</text:p>
          </table:table-cell>
          <table:table-cell office:value-type="float" office:value="0.9403669725" calcext:value-type="float">
            <text:p>0.9403669725</text:p>
          </table:table-cell>
          <table:table-cell office:value-type="float" office:value="0.9047619048" calcext:value-type="float">
            <text:p>0.9047619048</text:p>
          </table:table-cell>
          <table:table-cell office:value-type="float" office:value="0.6934306569" calcext:value-type="float">
            <text:p>0.6934306569</text:p>
          </table:table-cell>
          <table:table-cell office:value-type="float" office:value="0.9154873628" calcext:value-type="float">
            <text:p>0.9154873628</text:p>
          </table:table-cell>
          <table:table-cell office:value-type="float" office:value="0.9700903653" calcext:value-type="float">
            <text:p>0.9700903653</text:p>
          </table:table-cell>
          <table:table-cell office:value-type="float" office:value="0.9657089898" calcext:value-type="float">
            <text:p>0.9657089898</text:p>
          </table:table-cell>
          <table:table-cell office:value-type="float" office:value="0.8403225806" calcext:value-type="float">
            <text:p>0.8403225806</text:p>
          </table:table-cell>
          <table:table-cell office:value-type="float" office:value="0.9950016941" calcext:value-type="float">
            <text:p>0.9950016941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9181818182" calcext:value-type="float">
            <text:p>0.9181818182</text:p>
          </table:table-cell>
          <table:table-cell office:value-type="float" office:value="0.7372262774" calcext:value-type="float">
            <text:p>0.7372262774</text:p>
          </table:table-cell>
          <table:table-cell office:value-type="float" office:value="0.933025473" calcext:value-type="float">
            <text:p>0.933025473</text:p>
          </table:table-cell>
          <table:table-cell office:value-type="float" office:value="0.9716176658" calcext:value-type="float">
            <text:p>0.9716176658</text:p>
          </table:table-cell>
          <table:table-cell office:value-type="float" office:value="0.9652333028" calcext:value-type="float">
            <text:p>0.9652333028</text:p>
          </table:table-cell>
          <table:table-cell office:value-type="float" office:value="0.8508064516" calcext:value-type="float">
            <text:p>0.8508064516</text:p>
          </table:table-cell>
          <table:table-cell office:value-type="float" office:value="0.9945229663" calcext:value-type="float">
            <text:p>0.9945229663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9035087719" calcext:value-type="float">
            <text:p>0.9035087719</text:p>
          </table:table-cell>
          <table:table-cell office:value-type="float" office:value="0.7518248175" calcext:value-type="float">
            <text:p>0.7518248175</text:p>
          </table:table-cell>
          <table:table-cell office:value-type="float" office:value="0.9263915785" calcext:value-type="float">
            <text:p>0.9263915785</text:p>
          </table:table-cell>
          <table:table-cell office:value-type="float" office:value="0.9698358152" calcext:value-type="float">
            <text:p>0.9698358152</text:p>
          </table:table-cell>
          <table:table-cell office:value-type="float" office:value="0.965645311" calcext:value-type="float">
            <text:p>0.965645311</text:p>
          </table:table-cell>
          <table:table-cell office:value-type="float" office:value="0.8387096774" calcext:value-type="float">
            <text:p>0.8387096774</text:p>
          </table:table-cell>
          <table:table-cell office:value-type="float" office:value="0.993237665" calcext:value-type="float">
            <text:p>0.993237665</text:p>
          </table:table-cell>
          <table:table-cell office:value-type="float" office:value="0.1920761324" calcext:value-type="float">
            <text:p>0.1920761324</text:p>
          </table:table-cell>
          <table:table-cell office:value-type="float" office:value="0.1356344961" calcext:value-type="float">
            <text:p>0.1356344961</text:p>
          </table:table-cell>
          <table:table-cell office:value-type="float" office:value="0.0061672693" calcext:value-type="float">
            <text:p>0.0061672693</text:p>
          </table:table-cell>
          <table:table-cell office:value-type="float" office:value="0.0168292057" calcext:value-type="float">
            <text:p>0.0168292057</text:p>
          </table:table-cell>
          <table:table-cell office:value-type="float" office:value="0.0434824327" calcext:value-type="float">
            <text:p>0.0434824327</text:p>
          </table:table-cell>
          <table:table-cell office:value-type="float" office:value="0.0200852055" calcext:value-type="float">
            <text:p>0.0200852055</text:p>
          </table:table-cell>
          <table:table-cell office:value-type="float" office:value="0.0010536133" calcext:value-type="float">
            <text:p>0.0010536133</text:p>
          </table:table-cell>
          <table:table-cell office:value-type="float" office:value="0.0020518751" calcext:value-type="float">
            <text:p>0.0020518751</text:p>
          </table:table-cell>
          <table:table-cell office:value-type="float" office:value="0.0071300539" calcext:value-type="float">
            <text:p>0.0071300539</text:p>
          </table:table-cell>
          <table:table-cell office:value-type="float" office:value="0.0005921052" calcext:value-type="float">
            <text:p>0.0005921052</text:p>
          </table:table-cell>
          <table:table-cell table:number-columns-repeated="912"/>
        </table:table-row>
        <table:table-row table:style-name="ro1">
          <table:table-cell office:value-type="float" office:value="9.7443455935" calcext:value-type="float">
            <text:p>9.7443455935</text:p>
          </table:table-cell>
          <table:table-cell office:value-type="float" office:value="0.938888073" calcext:value-type="float">
            <text:p>0.938888073</text:p>
          </table:table-cell>
          <table:table-cell office:value-type="float" office:value="0.9391682896" calcext:value-type="float">
            <text:p>0.9391682896</text:p>
          </table:table-cell>
          <table:table-cell office:value-type="float" office:value="0.8135037131" calcext:value-type="float">
            <text:p>0.8135037131</text:p>
          </table:table-cell>
          <table:table-cell office:value-type="float" office:value="0.7981459958" calcext:value-type="float">
            <text:p>0.7981459958</text:p>
          </table:table-cell>
          <table:table-cell office:value-type="float" office:value="0.9106789669" calcext:value-type="float">
            <text:p>0.9106789669</text:p>
          </table:table-cell>
          <table:table-cell office:value-type="float" office:value="0.985208939" calcext:value-type="float">
            <text:p>0.985208939</text:p>
          </table:table-cell>
          <table:table-cell office:value-type="float" office:value="0.9173660641" calcext:value-type="float">
            <text:p>0.9173660641</text:p>
          </table:table-cell>
          <table:table-cell office:value-type="float" office:value="0.9959653987" calcext:value-type="float">
            <text:p>0.9959653987</text:p>
          </table:table-cell>
          <table:table-cell office:value-type="float" office:value="0.9970609799" calcext:value-type="float">
            <text:p>0.9970609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'balanced', 'SVM__dual': False, 'TFIDF__tokenizer': &lt;function tokenizer6 at 0x7fbe50a8e730&gt;, 'TFIDF__use_idf': True}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42791762" calcext:value-type="float">
            <text:p>0.942791762</text:p>
          </table:table-cell>
          <table:table-cell office:value-type="float" office:value="0.8142857143" calcext:value-type="float">
            <text:p>0.8142857143</text:p>
          </table:table-cell>
          <table:table-cell office:value-type="float" office:value="0.8260869565" calcext:value-type="float">
            <text:p>0.8260869565</text:p>
          </table:table-cell>
          <table:table-cell office:value-type="float" office:value="0.923484759" calcext:value-type="float">
            <text:p>0.923484759</text:p>
          </table:table-cell>
          <table:table-cell office:value-type="float" office:value="0.9851050286" calcext:value-type="float">
            <text:p>0.9851050286</text:p>
          </table:table-cell>
          <table:table-cell office:value-type="float" office:value="0.9167904903" calcext:value-type="float">
            <text:p>0.9167904903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8586927" calcext:value-type="float">
            <text:p>0.9968586927</text:p>
          </table:table-cell>
          <table:table-cell office:value-type="float" office:value="0.942791762" calcext:value-type="float">
            <text:p>0.942791762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7971014493" calcext:value-type="float">
            <text:p>0.7971014493</text:p>
          </table:table-cell>
          <table:table-cell office:value-type="float" office:value="0.9185471802" calcext:value-type="float">
            <text:p>0.9185471802</text:p>
          </table:table-cell>
          <table:table-cell office:value-type="float" office:value="0.9851050286" calcext:value-type="float">
            <text:p>0.9851050286</text:p>
          </table:table-cell>
          <table:table-cell office:value-type="float" office:value="0.9192825112" calcext:value-type="float">
            <text:p>0.9192825112</text:p>
          </table:table-cell>
          <table:table-cell office:value-type="float" office:value="0.9927360775" calcext:value-type="float">
            <text:p>0.9927360775</text:p>
          </table:table-cell>
          <table:table-cell office:value-type="float" office:value="0.9963750533" calcext:value-type="float">
            <text:p>0.9963750533</text:p>
          </table:table-cell>
          <table:table-cell office:value-type="float" office:value="0.9427262314" calcext:value-type="float">
            <text:p>0.942726231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8959479444" calcext:value-type="float">
            <text:p>0.8959479444</text:p>
          </table:table-cell>
          <table:table-cell office:value-type="float" office:value="0.9844704684" calcext:value-type="float">
            <text:p>0.9844704684</text:p>
          </table:table-cell>
          <table:table-cell office:value-type="float" office:value="0.9121771218" calcext:value-type="float">
            <text:p>0.9121771218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69182638" calcext:value-type="float">
            <text:p>0.9969182638</text:p>
          </table:table-cell>
          <table:table-cell office:value-type="float" office:value="0.9450171821" calcext:value-type="float">
            <text:p>0.9450171821</text:p>
          </table:table-cell>
          <table:table-cell office:value-type="float" office:value="0.8040540541" calcext:value-type="float">
            <text:p>0.8040540541</text:p>
          </table:table-cell>
          <table:table-cell office:value-type="float" office:value="0.8623188406" calcext:value-type="float">
            <text:p>0.8623188406</text:p>
          </table:table-cell>
          <table:table-cell office:value-type="float" office:value="0.9385191758" calcext:value-type="float">
            <text:p>0.9385191758</text:p>
          </table:table-cell>
          <table:table-cell office:value-type="float" office:value="0.9847250509" calcext:value-type="float">
            <text:p>0.9847250509</text:p>
          </table:table-cell>
          <table:table-cell office:value-type="float" office:value="0.9153674833" calcext:value-type="float">
            <text:p>0.9153674833</text:p>
          </table:table-cell>
          <table:table-cell office:value-type="float" office:value="0.995157385" calcext:value-type="float">
            <text:p>0.995157385</text:p>
          </table:table-cell>
          <table:table-cell office:value-type="float" office:value="0.9970406038" calcext:value-type="float">
            <text:p>0.9970406038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7246376812" calcext:value-type="float">
            <text:p>0.7246376812</text:p>
          </table:table-cell>
          <table:table-cell office:value-type="float" office:value="0.8694222617" calcext:value-type="float">
            <text:p>0.8694222617</text:p>
          </table:table-cell>
          <table:table-cell office:value-type="float" office:value="0.9845977597" calcext:value-type="float">
            <text:p>0.9845977597</text:p>
          </table:table-cell>
          <table:table-cell office:value-type="float" office:value="0.9134615385" calcext:value-type="float">
            <text:p>0.9134615385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6268113" calcext:value-type="float">
            <text:p>0.9976268113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7985074627" calcext:value-type="float">
            <text:p>0.7985074627</text:p>
          </table:table-cell>
          <table:table-cell office:value-type="float" office:value="0.7753623188" calcext:value-type="float">
            <text:p>0.7753623188</text:p>
          </table:table-cell>
          <table:table-cell office:value-type="float" office:value="0.8936261461" calcext:value-type="float">
            <text:p>0.8936261461</text:p>
          </table:table-cell>
          <table:table-cell office:value-type="float" office:value="0.9861252546" calcext:value-type="float">
            <text:p>0.9861252546</text:p>
          </table:table-cell>
          <table:table-cell office:value-type="float" office:value="0.921641791" calcext:value-type="float">
            <text:p>0.921641791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69936438" calcext:value-type="float">
            <text:p>0.9969936438</text:p>
          </table:table-cell>
          <table:table-cell office:value-type="float" office:value="0.9312714777" calcext:value-type="float">
            <text:p>0.9312714777</text:p>
          </table:table-cell>
          <table:table-cell office:value-type="float" office:value="0.7910447761" calcext:value-type="float">
            <text:p>0.7910447761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909099872" calcext:value-type="float">
            <text:p>0.8909099872</text:p>
          </table:table-cell>
          <table:table-cell office:value-type="float" office:value="0.9859979633" calcext:value-type="float">
            <text:p>0.9859979633</text:p>
          </table:table-cell>
          <table:table-cell office:value-type="float" office:value="0.9215832711" calcext:value-type="float">
            <text:p>0.9215832711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9440613" calcext:value-type="float">
            <text:p>0.9969440613</text:p>
          </table:table-cell>
          <table:table-cell office:value-type="float" office:value="0.9380733945" calcext:value-type="float">
            <text:p>0.9380733945</text:p>
          </table:table-cell>
          <table:table-cell office:value-type="float" office:value="0.7985611511" calcext:value-type="float">
            <text:p>0.7985611511</text:p>
          </table:table-cell>
          <table:table-cell office:value-type="float" office:value="0.8102189781" calcext:value-type="float">
            <text:p>0.8102189781</text:p>
          </table:table-cell>
          <table:table-cell office:value-type="float" office:value="0.9173394905" calcext:value-type="float">
            <text:p>0.9173394905</text:p>
          </table:table-cell>
          <table:table-cell office:value-type="float" office:value="0.9853633702" calcext:value-type="float">
            <text:p>0.9853633702</text:p>
          </table:table-cell>
          <table:table-cell office:value-type="float" office:value="0.9169755374" calcext:value-type="float">
            <text:p>0.9169755374</text:p>
          </table:table-cell>
          <table:table-cell office:value-type="float" office:value="0.9975806452" calcext:value-type="float">
            <text:p>0.9975806452</text:p>
          </table:table-cell>
          <table:table-cell office:value-type="float" office:value="0.9974429256" calcext:value-type="float">
            <text:p>0.9974429256</text:p>
          </table:table-cell>
          <table:table-cell office:value-type="float" office:value="0.9461009174" calcext:value-type="float">
            <text:p>0.9461009174</text:p>
          </table:table-cell>
          <table:table-cell office:value-type="float" office:value="0.8308823529" calcext:value-type="float">
            <text:p>0.8308823529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355082179" calcext:value-type="float">
            <text:p>0.9355082179</text:p>
          </table:table-cell>
          <table:table-cell office:value-type="float" office:value="0.98459972" calcext:value-type="float">
            <text:p>0.98459972</text:p>
          </table:table-cell>
          <table:table-cell office:value-type="float" office:value="0.9153674833" calcext:value-type="float">
            <text:p>0.9153674833</text:p>
          </table:table-cell>
          <table:table-cell office:value-type="float" office:value="0.9943548387" calcext:value-type="float">
            <text:p>0.9943548387</text:p>
          </table:table-cell>
          <table:table-cell office:value-type="float" office:value="0.9969930214" calcext:value-type="float">
            <text:p>0.9969930214</text:p>
          </table:table-cell>
          <table:table-cell office:value-type="float" office:value="0.9357798165" calcext:value-type="float">
            <text:p>0.9357798165</text:p>
          </table:table-cell>
          <table:table-cell office:value-type="float" office:value="0.7872340426" calcext:value-type="float">
            <text:p>0.7872340426</text:p>
          </table:table-cell>
          <table:table-cell office:value-type="float" office:value="0.8102189781" calcext:value-type="float">
            <text:p>0.8102189781</text:p>
          </table:table-cell>
          <table:table-cell office:value-type="float" office:value="0.9235115944" calcext:value-type="float">
            <text:p>0.9235115944</text:p>
          </table:table-cell>
          <table:table-cell office:value-type="float" office:value="0.9859997454" calcext:value-type="float">
            <text:p>0.9859997454</text:p>
          </table:table-cell>
          <table:table-cell office:value-type="float" office:value="0.9210134128" calcext:value-type="float">
            <text:p>0.9210134128</text:p>
          </table:table-cell>
          <table:table-cell office:value-type="float" office:value="0.9967741935" calcext:value-type="float">
            <text:p>0.9967741935</text:p>
          </table:table-cell>
          <table:table-cell office:value-type="float" office:value="0.9974167223" calcext:value-type="float">
            <text:p>0.9974167223</text:p>
          </table:table-cell>
          <table:table-cell office:value-type="float" office:value="0.22620925" calcext:value-type="float">
            <text:p>0.22620925</text:p>
          </table:table-cell>
          <table:table-cell office:value-type="float" office:value="0.1819557" calcext:value-type="float">
            <text:p>0.1819557</text:p>
          </table:table-cell>
          <table:table-cell office:value-type="float" office:value="0.0050898983" calcext:value-type="float">
            <text:p>0.0050898983</text:p>
          </table:table-cell>
          <table:table-cell office:value-type="float" office:value="0.0193270385" calcext:value-type="float">
            <text:p>0.0193270385</text:p>
          </table:table-cell>
          <table:table-cell office:value-type="float" office:value="0.0360136624" calcext:value-type="float">
            <text:p>0.0360136624</text:p>
          </table:table-cell>
          <table:table-cell office:value-type="float" office:value="0.0210405684" calcext:value-type="float">
            <text:p>0.0210405684</text:p>
          </table:table-cell>
          <table:table-cell office:value-type="float" office:value="0.0006047468" calcext:value-type="float">
            <text:p>0.0006047468</text:p>
          </table:table-cell>
          <table:table-cell office:value-type="float" office:value="0.0032200231" calcext:value-type="float">
            <text:p>0.0032200231</text:p>
          </table:table-cell>
          <table:table-cell office:value-type="float" office:value="0.0014436441" calcext:value-type="float">
            <text:p>0.0014436441</text:p>
          </table:table-cell>
          <table:table-cell office:value-type="float" office:value="0.0003387656" calcext:value-type="float">
            <text:p>0.0003387656</text:p>
          </table:table-cell>
          <table:table-cell table:number-columns-repeated="912"/>
        </table:table-row>
        <table:table-row table:style-name="ro1">
          <table:table-cell office:value-type="float" office:value="9.6826616287" calcext:value-type="float">
            <text:p>9.6826616287</text:p>
          </table:table-cell>
          <table:table-cell office:value-type="float" office:value="0.952919054" calcext:value-type="float">
            <text:p>0.952919054</text:p>
          </table:table-cell>
          <table:table-cell office:value-type="float" office:value="0.9397410929" calcext:value-type="float">
            <text:p>0.9397410929</text:p>
          </table:table-cell>
          <table:table-cell office:value-type="float" office:value="0.8144666514" calcext:value-type="float">
            <text:p>0.8144666514</text:p>
          </table:table-cell>
          <table:table-cell office:value-type="float" office:value="0.801066014" calcext:value-type="float">
            <text:p>0.801066014</text:p>
          </table:table-cell>
          <table:table-cell office:value-type="float" office:value="0.9086153727" calcext:value-type="float">
            <text:p>0.9086153727</text:p>
          </table:table-cell>
          <table:table-cell office:value-type="float" office:value="0.9853362448" calcext:value-type="float">
            <text:p>0.9853362448</text:p>
          </table:table-cell>
          <table:table-cell office:value-type="float" office:value="0.9181139565" calcext:value-type="float">
            <text:p>0.9181139565</text:p>
          </table:table-cell>
          <table:table-cell office:value-type="float" office:value="0.9958848838" calcext:value-type="float">
            <text:p>0.9958848838</text:p>
          </table:table-cell>
          <table:table-cell office:value-type="float" office:value="0.9970141211" calcext:value-type="float">
            <text:p>0.9970141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'balanced', 'SVM__dual': False, 'TFIDF__tokenizer': &lt;function tokenizer5 at 0x7fbe4eaf4bf8&gt;, 'TFIDF__use_idf': True}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462242563" calcext:value-type="float">
            <text:p>0.9462242563</text:p>
          </table:table-cell>
          <table:table-cell office:value-type="float" office:value="0.8226950355" calcext:value-type="float">
            <text:p>0.8226950355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193594439" calcext:value-type="float">
            <text:p>0.9193594439</text:p>
          </table:table-cell>
          <table:table-cell office:value-type="float" office:value="0.9863781031" calcext:value-type="float">
            <text:p>0.9863781031</text:p>
          </table:table-cell>
          <table:table-cell office:value-type="float" office:value="0.923019432" calcext:value-type="float">
            <text:p>0.923019432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4420609" calcext:value-type="float">
            <text:p>0.9974420609</text:p>
          </table:table-cell>
          <table:table-cell office:value-type="float" office:value="0.9473684211" calcext:value-type="float">
            <text:p>0.9473684211</text:p>
          </table:table-cell>
          <table:table-cell office:value-type="float" office:value="0.8484848485" calcext:value-type="float">
            <text:p>0.8484848485</text:p>
          </table:table-cell>
          <table:table-cell office:value-type="float" office:value="0.8115942029" calcext:value-type="float">
            <text:p>0.8115942029</text:p>
          </table:table-cell>
          <table:table-cell office:value-type="float" office:value="0.9246317738" calcext:value-type="float">
            <text:p>0.9246317738</text:p>
          </table:table-cell>
          <table:table-cell office:value-type="float" office:value="0.9851050286" calcext:value-type="float">
            <text:p>0.9851050286</text:p>
          </table:table-cell>
          <table:table-cell office:value-type="float" office:value="0.9180327869" calcext:value-type="float">
            <text:p>0.9180327869</text:p>
          </table:table-cell>
          <table:table-cell office:value-type="float" office:value="0.9943502825" calcext:value-type="float">
            <text:p>0.9943502825</text:p>
          </table:table-cell>
          <table:table-cell office:value-type="float" office:value="0.9964064664" calcext:value-type="float">
            <text:p>0.9964064664</text:p>
          </table:table-cell>
          <table:table-cell office:value-type="float" office:value="0.9381443299" calcext:value-type="float">
            <text:p>0.9381443299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904959085" calcext:value-type="float">
            <text:p>0.8904959085</text:p>
          </table:table-cell>
          <table:table-cell office:value-type="float" office:value="0.9851069246" calcext:value-type="float">
            <text:p>0.9851069246</text:p>
          </table:table-cell>
          <table:table-cell office:value-type="float" office:value="0.9149408284" calcext:value-type="float">
            <text:p>0.9149408284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75351477" calcext:value-type="float">
            <text:p>0.9975351477</text:p>
          </table:table-cell>
          <table:table-cell office:value-type="float" office:value="0.9427262314" calcext:value-type="float">
            <text:p>0.9427262314</text:p>
          </table:table-cell>
          <table:table-cell office:value-type="float" office:value="0.7933333333" calcext:value-type="float">
            <text:p>0.7933333333</text:p>
          </table:table-cell>
          <table:table-cell office:value-type="float" office:value="0.8623188406" calcext:value-type="float">
            <text:p>0.8623188406</text:p>
          </table:table-cell>
          <table:table-cell office:value-type="float" office:value="0.9300108449" calcext:value-type="float">
            <text:p>0.9300108449</text:p>
          </table:table-cell>
          <table:table-cell office:value-type="float" office:value="0.9861252546" calcext:value-type="float">
            <text:p>0.9861252546</text:p>
          </table:table-cell>
          <table:table-cell office:value-type="float" office:value="0.9229041916" calcext:value-type="float">
            <text:p>0.9229041916</text:p>
          </table:table-cell>
          <table:table-cell office:value-type="float" office:value="0.995157385" calcext:value-type="float">
            <text:p>0.995157385</text:p>
          </table:table-cell>
          <table:table-cell office:value-type="float" office:value="0.9964592144" calcext:value-type="float">
            <text:p>0.9964592144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278688525" calcext:value-type="float">
            <text:p>0.8278688525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8677462289" calcext:value-type="float">
            <text:p>0.8677462289</text:p>
          </table:table-cell>
          <table:table-cell office:value-type="float" office:value="0.9839613035" calcext:value-type="float">
            <text:p>0.9839613035</text:p>
          </table:table-cell>
          <table:table-cell office:value-type="float" office:value="0.910701107" calcext:value-type="float">
            <text:p>0.910701107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70896374" calcext:value-type="float">
            <text:p>0.9970896374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7941176471" calcext:value-type="float">
            <text:p>0.7941176471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8953859805" calcext:value-type="float">
            <text:p>0.8953859805</text:p>
          </table:table-cell>
          <table:table-cell office:value-type="float" office:value="0.9847250509" calcext:value-type="float">
            <text:p>0.9847250509</text:p>
          </table:table-cell>
          <table:table-cell office:value-type="float" office:value="0.9147516679" calcext:value-type="float">
            <text:p>0.9147516679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9968761" calcext:value-type="float">
            <text:p>0.9969968761</text:p>
          </table:table-cell>
          <table:table-cell office:value-type="float" office:value="0.9289805269" calcext:value-type="float">
            <text:p>0.9289805269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8899733807" calcext:value-type="float">
            <text:p>0.8899733807</text:p>
          </table:table-cell>
          <table:table-cell office:value-type="float" office:value="0.9858706721" calcext:value-type="float">
            <text:p>0.9858706721</text:p>
          </table:table-cell>
          <table:table-cell office:value-type="float" office:value="0.9208955224" calcext:value-type="float">
            <text:p>0.9208955224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8927712" calcext:value-type="float">
            <text:p>0.9968927712</text:p>
          </table:table-cell>
          <table:table-cell office:value-type="float" office:value="0.9438073394" calcext:value-type="float">
            <text:p>0.9438073394</text:p>
          </table:table-cell>
          <table:table-cell office:value-type="float" office:value="0.8188405797" calcext:value-type="float">
            <text:p>0.8188405797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100302895" calcext:value-type="float">
            <text:p>0.9100302895</text:p>
          </table:table-cell>
          <table:table-cell office:value-type="float" office:value="0.9854906453" calcext:value-type="float">
            <text:p>0.9854906453</text:p>
          </table:table-cell>
          <table:table-cell office:value-type="float" office:value="0.9188988095" calcext:value-type="float">
            <text:p>0.9188988095</text:p>
          </table:table-cell>
          <table:table-cell office:value-type="float" office:value="0.9959677419" calcext:value-type="float">
            <text:p>0.9959677419</text:p>
          </table:table-cell>
          <table:table-cell office:value-type="float" office:value="0.9968447596" calcext:value-type="float">
            <text:p>0.9968447596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8085106383" calcext:value-type="float">
            <text:p>0.8085106383</text:p>
          </table:table-cell>
          <table:table-cell office:value-type="float" office:value="0.8321167883" calcext:value-type="float">
            <text:p>0.8321167883</text:p>
          </table:table-cell>
          <table:table-cell office:value-type="float" office:value="0.9321267193" calcext:value-type="float">
            <text:p>0.9321267193</text:p>
          </table:table-cell>
          <table:table-cell office:value-type="float" office:value="0.9854906453" calcext:value-type="float">
            <text:p>0.9854906453</text:p>
          </table:table-cell>
          <table:table-cell office:value-type="float" office:value="0.9195230999" calcext:value-type="float">
            <text:p>0.9195230999</text:p>
          </table:table-cell>
          <table:table-cell office:value-type="float" office:value="0.9951612903" calcext:value-type="float">
            <text:p>0.9951612903</text:p>
          </table:table-cell>
          <table:table-cell office:value-type="float" office:value="0.997566081" calcext:value-type="float">
            <text:p>0.997566081</text:p>
          </table:table-cell>
          <table:table-cell office:value-type="float" office:value="0.9403669725" calcext:value-type="float">
            <text:p>0.9403669725</text:p>
          </table:table-cell>
          <table:table-cell office:value-type="float" office:value="0.8057553957" calcext:value-type="float">
            <text:p>0.8057553957</text:p>
          </table:table-cell>
          <table:table-cell office:value-type="float" office:value="0.8175182482" calcext:value-type="float">
            <text:p>0.8175182482</text:p>
          </table:table-cell>
          <table:table-cell office:value-type="float" office:value="0.9264114405" calcext:value-type="float">
            <text:p>0.9264114405</text:p>
          </table:table-cell>
          <table:table-cell office:value-type="float" office:value="0.9851088202" calcext:value-type="float">
            <text:p>0.9851088202</text:p>
          </table:table-cell>
          <table:table-cell office:value-type="float" office:value="0.917472119" calcext:value-type="float">
            <text:p>0.917472119</text:p>
          </table:table-cell>
          <table:table-cell office:value-type="float" office:value="0.9951612903" calcext:value-type="float">
            <text:p>0.9951612903</text:p>
          </table:table-cell>
          <table:table-cell office:value-type="float" office:value="0.9969081959" calcext:value-type="float">
            <text:p>0.9969081959</text:p>
          </table:table-cell>
          <table:table-cell office:value-type="float" office:value="0.2219799021" calcext:value-type="float">
            <text:p>0.2219799021</text:p>
          </table:table-cell>
          <table:table-cell office:value-type="float" office:value="0.1718323899" calcext:value-type="float">
            <text:p>0.1718323899</text:p>
          </table:table-cell>
          <table:table-cell office:value-type="float" office:value="0.0057391855" calcext:value-type="float">
            <text:p>0.0057391855</text:p>
          </table:table-cell>
          <table:table-cell office:value-type="float" office:value="0.0170098655" calcext:value-type="float">
            <text:p>0.0170098655</text:p>
          </table:table-cell>
          <table:table-cell office:value-type="float" office:value="0.0415612999" calcext:value-type="float">
            <text:p>0.0415612999</text:p>
          </table:table-cell>
          <table:table-cell office:value-type="float" office:value="0.0205481529" calcext:value-type="float">
            <text:p>0.0205481529</text:p>
          </table:table-cell>
          <table:table-cell office:value-type="float" office:value="0.0006680635" calcext:value-type="float">
            <text:p>0.0006680635</text:p>
          </table:table-cell>
          <table:table-cell office:value-type="float" office:value="0.0036618498" calcext:value-type="float">
            <text:p>0.0036618498</text:p>
          </table:table-cell>
          <table:table-cell office:value-type="float" office:value="0.0010487188" calcext:value-type="float">
            <text:p>0.0010487188</text:p>
          </table:table-cell>
          <table:table-cell office:value-type="float" office:value="0.0003869181" calcext:value-type="float">
            <text:p>0.0003869181</text:p>
          </table:table-cell>
          <table:table-cell table:number-columns-repeated="912"/>
        </table:table-row>
        <table:table-row table:style-name="ro1">
          <table:table-cell office:value-type="float" office:value="9.5666023016" calcext:value-type="float">
            <text:p>9.5666023016</text:p>
          </table:table-cell>
          <table:table-cell office:value-type="float" office:value="1.0448592663" calcext:value-type="float">
            <text:p>1.0448592663</text:p>
          </table:table-cell>
          <table:table-cell office:value-type="float" office:value="0.9388246076" calcext:value-type="float">
            <text:p>0.9388246076</text:p>
          </table:table-cell>
          <table:table-cell office:value-type="float" office:value="0.8100269655" calcext:value-type="float">
            <text:p>0.8100269655</text:p>
          </table:table-cell>
          <table:table-cell office:value-type="float" office:value="0.8003351793" calcext:value-type="float">
            <text:p>0.8003351793</text:p>
          </table:table-cell>
          <table:table-cell office:value-type="float" office:value="0.9075430566" calcext:value-type="float">
            <text:p>0.9075430566</text:p>
          </table:table-cell>
          <table:table-cell office:value-type="float" office:value="0.9852089568" calcext:value-type="float">
            <text:p>0.9852089568</text:p>
          </table:table-cell>
          <table:table-cell office:value-type="float" office:value="0.9173063477" calcext:value-type="float">
            <text:p>0.9173063477</text:p>
          </table:table-cell>
          <table:table-cell office:value-type="float" office:value="0.9960461741" calcext:value-type="float">
            <text:p>0.9960461741</text:p>
          </table:table-cell>
          <table:table-cell office:value-type="float" office:value="0.9971163176" calcext:value-type="float">
            <text:p>0.9971163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'balanced', 'SVM__dual': False, 'TFIDF__tokenizer': &lt;function tokenizer4 at 0x7fbe4c02a1e0&gt;, 'TFIDF__use_idf': True}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450800915" calcext:value-type="float">
            <text:p>0.9450800915</text:p>
          </table:table-cell>
          <table:table-cell office:value-type="float" office:value="0.8082191781" calcext:value-type="float">
            <text:p>0.8082191781</text:p>
          </table:table-cell>
          <table:table-cell office:value-type="float" office:value="0.8550724638" calcext:value-type="float">
            <text:p>0.8550724638</text:p>
          </table:table-cell>
          <table:table-cell office:value-type="float" office:value="0.9217765438" calcext:value-type="float">
            <text:p>0.9217765438</text:p>
          </table:table-cell>
          <table:table-cell office:value-type="float" office:value="0.9856142584" calcext:value-type="float">
            <text:p>0.9856142584</text:p>
          </table:table-cell>
          <table:table-cell office:value-type="float" office:value="0.9188988095" calcext:value-type="float">
            <text:p>0.9188988095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406805" calcext:value-type="float">
            <text:p>0.997406805</text:p>
          </table:table-cell>
          <table:table-cell office:value-type="float" office:value="0.9416475973" calcext:value-type="float">
            <text:p>0.9416475973</text:p>
          </table:table-cell>
          <table:table-cell office:value-type="float" office:value="0.8372093023" calcext:value-type="float">
            <text:p>0.8372093023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9145203214" calcext:value-type="float">
            <text:p>0.9145203214</text:p>
          </table:table-cell>
          <table:table-cell office:value-type="float" office:value="0.985486951" calcext:value-type="float">
            <text:p>0.985486951</text:p>
          </table:table-cell>
          <table:table-cell office:value-type="float" office:value="0.9207180254" calcext:value-type="float">
            <text:p>0.9207180254</text:p>
          </table:table-cell>
          <table:table-cell office:value-type="float" office:value="0.99354318" calcext:value-type="float">
            <text:p>0.99354318</text:p>
          </table:table-cell>
          <table:table-cell office:value-type="float" office:value="0.9964175677" calcext:value-type="float">
            <text:p>0.9964175677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8153846154" calcext:value-type="float">
            <text:p>0.8153846154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952085182" calcext:value-type="float">
            <text:p>0.8952085182</text:p>
          </table:table-cell>
          <table:table-cell office:value-type="float" office:value="0.9842158859" calcext:value-type="float">
            <text:p>0.9842158859</text:p>
          </table:table-cell>
          <table:table-cell office:value-type="float" office:value="0.9108327192" calcext:value-type="float">
            <text:p>0.9108327192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69852276" calcext:value-type="float">
            <text:p>0.9969852276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8108108108" calcext:value-type="float">
            <text:p>0.8108108108</text:p>
          </table:table-cell>
          <table:table-cell office:value-type="float" office:value="0.8695652174" calcext:value-type="float">
            <text:p>0.8695652174</text:p>
          </table:table-cell>
          <table:table-cell office:value-type="float" office:value="0.929429163" calcext:value-type="float">
            <text:p>0.929429163</text:p>
          </table:table-cell>
          <table:table-cell office:value-type="float" office:value="0.9844704684" calcext:value-type="float">
            <text:p>0.9844704684</text:p>
          </table:table-cell>
          <table:table-cell office:value-type="float" office:value="0.9146250928" calcext:value-type="float">
            <text:p>0.9146250928</text:p>
          </table:table-cell>
          <table:table-cell office:value-type="float" office:value="0.9943502825" calcext:value-type="float">
            <text:p>0.9943502825</text:p>
          </table:table-cell>
          <table:table-cell office:value-type="float" office:value="0.9970245033" calcext:value-type="float">
            <text:p>0.9970245033</text:p>
          </table:table-cell>
          <table:table-cell office:value-type="float" office:value="0.932416953" calcext:value-type="float">
            <text:p>0.932416953</text:p>
          </table:table-cell>
          <table:table-cell office:value-type="float" office:value="0.826446281" calcext:value-type="float">
            <text:p>0.826446281</text:p>
          </table:table-cell>
          <table:table-cell office:value-type="float" office:value="0.7246376812" calcext:value-type="float">
            <text:p>0.7246376812</text:p>
          </table:table-cell>
          <table:table-cell office:value-type="float" office:value="0.8627575668" calcext:value-type="float">
            <text:p>0.8627575668</text:p>
          </table:table-cell>
          <table:table-cell office:value-type="float" office:value="0.9852342159" calcext:value-type="float">
            <text:p>0.9852342159</text:p>
          </table:table-cell>
          <table:table-cell office:value-type="float" office:value="0.9168522643" calcext:value-type="float">
            <text:p>0.9168522643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0951262" calcext:value-type="float">
            <text:p>0.9970951262</text:p>
          </table:table-cell>
          <table:table-cell office:value-type="float" office:value="0.9347079038" calcext:value-type="float">
            <text:p>0.9347079038</text:p>
          </table:table-cell>
          <table:table-cell office:value-type="float" office:value="0.795620438" calcext:value-type="float">
            <text:p>0.795620438</text:p>
          </table:table-cell>
          <table:table-cell office:value-type="float" office:value="0.7898550725" calcext:value-type="float">
            <text:p>0.7898550725</text:p>
          </table:table-cell>
          <table:table-cell office:value-type="float" office:value="0.8904071774" calcext:value-type="float">
            <text:p>0.8904071774</text:p>
          </table:table-cell>
          <table:table-cell office:value-type="float" office:value="0.9856160896" calcext:value-type="float">
            <text:p>0.9856160896</text:p>
          </table:table-cell>
          <table:table-cell office:value-type="float" office:value="0.9188988095" calcext:value-type="float">
            <text:p>0.9188988095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69334496" calcext:value-type="float">
            <text:p>0.9969334496</text:p>
          </table:table-cell>
          <table:table-cell office:value-type="float" office:value="0.9266895762" calcext:value-type="float">
            <text:p>0.9266895762</text:p>
          </table:table-cell>
          <table:table-cell office:value-type="float" office:value="0.7803030303" calcext:value-type="float">
            <text:p>0.7803030303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8842255743" calcext:value-type="float">
            <text:p>0.8842255743</text:p>
          </table:table-cell>
          <table:table-cell office:value-type="float" office:value="0.9859979633" calcext:value-type="float">
            <text:p>0.9859979633</text:p>
          </table:table-cell>
          <table:table-cell office:value-type="float" office:value="0.9209545116" calcext:value-type="float">
            <text:p>0.9209545116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69352792" calcext:value-type="float">
            <text:p>0.9969352792</text:p>
          </table:table-cell>
          <table:table-cell office:value-type="float" office:value="0.9426605505" calcext:value-type="float">
            <text:p>0.9426605505</text:p>
          </table:table-cell>
          <table:table-cell table:number-columns-repeated="2" office:value-type="float" office:value="0.8175182482" calcext:value-type="float">
            <text:p>0.8175182482</text:p>
          </table:table-cell>
          <table:table-cell office:value-type="float" office:value="0.9148766076" calcext:value-type="float">
            <text:p>0.9148766076</text:p>
          </table:table-cell>
          <table:table-cell office:value-type="float" office:value="0.9856179203" calcext:value-type="float">
            <text:p>0.9856179203</text:p>
          </table:table-cell>
          <table:table-cell office:value-type="float" office:value="0.9195830231" calcext:value-type="float">
            <text:p>0.9195830231</text:p>
          </table:table-cell>
          <table:table-cell office:value-type="float" office:value="0.9959677419" calcext:value-type="float">
            <text:p>0.9959677419</text:p>
          </table:table-cell>
          <table:table-cell office:value-type="float" office:value="0.9974124567" calcext:value-type="float">
            <text:p>0.9974124567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8129496403" calcext:value-type="float">
            <text:p>0.8129496403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296688018" calcext:value-type="float">
            <text:p>0.9296688018</text:p>
          </table:table-cell>
          <table:table-cell office:value-type="float" office:value="0.9854906453" calcext:value-type="float">
            <text:p>0.9854906453</text:p>
          </table:table-cell>
          <table:table-cell office:value-type="float" office:value="0.9195230999" calcext:value-type="float">
            <text:p>0.9195230999</text:p>
          </table:table-cell>
          <table:table-cell office:value-type="float" office:value="0.9951612903" calcext:value-type="float">
            <text:p>0.9951612903</text:p>
          </table:table-cell>
          <table:table-cell office:value-type="float" office:value="0.997513187" calcext:value-type="float">
            <text:p>0.997513187</text:p>
          </table:table-cell>
          <table:table-cell office:value-type="float" office:value="0.9392201835" calcext:value-type="float">
            <text:p>0.9392201835</text:p>
          </table:table-cell>
          <table:table-cell office:value-type="float" office:value="0.7957746479" calcext:value-type="float">
            <text:p>0.7957746479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325984408" calcext:value-type="float">
            <text:p>0.9325984408</text:p>
          </table:table-cell>
          <table:table-cell office:value-type="float" office:value="0.9843451699" calcext:value-type="float">
            <text:p>0.9843451699</text:p>
          </table:table-cell>
          <table:table-cell office:value-type="float" office:value="0.9121771218" calcext:value-type="float">
            <text:p>0.9121771218</text:p>
          </table:table-cell>
          <table:table-cell office:value-type="float" office:value="0.9967741935" calcext:value-type="float">
            <text:p>0.9967741935</text:p>
          </table:table-cell>
          <table:table-cell office:value-type="float" office:value="0.997439574" calcext:value-type="float">
            <text:p>0.997439574</text:p>
          </table:table-cell>
          <table:table-cell office:value-type="float" office:value="0.2498879921" calcext:value-type="float">
            <text:p>0.2498879921</text:p>
          </table:table-cell>
          <table:table-cell office:value-type="float" office:value="0.1685578328" calcext:value-type="float">
            <text:p>0.1685578328</text:p>
          </table:table-cell>
          <table:table-cell office:value-type="float" office:value="0.0060233715" calcext:value-type="float">
            <text:p>0.0060233715</text:p>
          </table:table-cell>
          <table:table-cell office:value-type="float" office:value="0.0154942857" calcext:value-type="float">
            <text:p>0.0154942857</text:p>
          </table:table-cell>
          <table:table-cell office:value-type="float" office:value="0.0440352754" calcext:value-type="float">
            <text:p>0.0440352754</text:p>
          </table:table-cell>
          <table:table-cell office:value-type="float" office:value="0.0221271538" calcext:value-type="float">
            <text:p>0.0221271538</text:p>
          </table:table-cell>
          <table:table-cell office:value-type="float" office:value="0.000596218" calcext:value-type="float">
            <text:p>0.000596218</text:p>
          </table:table-cell>
          <table:table-cell office:value-type="float" office:value="0.0034019097" calcext:value-type="float">
            <text:p>0.0034019097</text:p>
          </table:table-cell>
          <table:table-cell office:value-type="float" office:value="0.0012212181" calcext:value-type="float">
            <text:p>0.0012212181</text:p>
          </table:table-cell>
          <table:table-cell office:value-type="float" office:value="0.0003185297" calcext:value-type="float">
            <text:p>0.0003185297</text:p>
          </table:table-cell>
          <table:table-cell table:number-columns-repeated="912"/>
        </table:table-row>
        <table:table-row table:style-name="ro1">
          <table:table-cell office:value-type="float" office:value="9.9982522726" calcext:value-type="float">
            <text:p>9.9982522726</text:p>
          </table:table-cell>
          <table:table-cell office:value-type="float" office:value="0.8823743105" calcext:value-type="float">
            <text:p>0.8823743105</text:p>
          </table:table-cell>
          <table:table-cell office:value-type="float" office:value="0.9373353191" calcext:value-type="float">
            <text:p>0.9373353191</text:p>
          </table:table-cell>
          <table:table-cell office:value-type="float" office:value="0.8053049824" calcext:value-type="float">
            <text:p>0.8053049824</text:p>
          </table:table-cell>
          <table:table-cell office:value-type="float" office:value="0.795973494" calcext:value-type="float">
            <text:p>0.795973494</text:p>
          </table:table-cell>
          <table:table-cell office:value-type="float" office:value="0.9090164461" calcext:value-type="float">
            <text:p>0.9090164461</text:p>
          </table:table-cell>
          <table:table-cell office:value-type="float" office:value="0.9853489918" calcext:value-type="float">
            <text:p>0.9853489918</text:p>
          </table:table-cell>
          <table:table-cell office:value-type="float" office:value="0.9176904272" calcext:value-type="float">
            <text:p>0.9176904272</text:p>
          </table:table-cell>
          <table:table-cell office:value-type="float" office:value="0.9965305007" calcext:value-type="float">
            <text:p>0.9965305007</text:p>
          </table:table-cell>
          <table:table-cell office:value-type="float" office:value="0.9971736309" calcext:value-type="float">
            <text:p>0.9971736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1.0, 'SVM__loss': 'squared_hinge', 'SVM__class_weight': 'balanced', 'SVM__dual': False, 'TFIDF__tokenizer': &lt;function tokenizer3 at 0x7fbe4c02a268&gt;, 'TFIDF__use_idf': True}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450800915" calcext:value-type="float">
            <text:p>0.945080091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47826087" calcext:value-type="float">
            <text:p>0.847826087</text:p>
          </table:table-cell>
          <table:table-cell office:value-type="float" office:value="0.9212153434" calcext:value-type="float">
            <text:p>0.9212153434</text:p>
          </table:table-cell>
          <table:table-cell office:value-type="float" office:value="0.9856142584" calcext:value-type="float">
            <text:p>0.9856142584</text:p>
          </table:table-cell>
          <table:table-cell office:value-type="float" office:value="0.9182763744" calcext:value-type="float">
            <text:p>0.9182763744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74274828" calcext:value-type="float">
            <text:p>0.9974274828</text:p>
          </table:table-cell>
          <table:table-cell office:value-type="float" office:value="0.9405034325" calcext:value-type="float">
            <text:p>0.9405034325</text:p>
          </table:table-cell>
          <table:table-cell office:value-type="float" office:value="0.8257575758" calcext:value-type="float">
            <text:p>0.8257575758</text:p>
          </table:table-cell>
          <table:table-cell office:value-type="float" office:value="0.7898550725" calcext:value-type="float">
            <text:p>0.7898550725</text:p>
          </table:table-cell>
          <table:table-cell office:value-type="float" office:value="0.9152488973" calcext:value-type="float">
            <text:p>0.9152488973</text:p>
          </table:table-cell>
          <table:table-cell office:value-type="float" office:value="0.986632718" calcext:value-type="float">
            <text:p>0.986632718</text:p>
          </table:table-cell>
          <table:table-cell office:value-type="float" office:value="0.9250374813" calcext:value-type="float">
            <text:p>0.9250374813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4833217" calcext:value-type="float">
            <text:p>0.9964833217</text:p>
          </table:table-cell>
          <table:table-cell office:value-type="float" office:value="0.932416953" calcext:value-type="float">
            <text:p>0.932416953</text:p>
          </table:table-cell>
          <table:table-cell office:value-type="float" office:value="0.7969924812" calcext:value-type="float">
            <text:p>0.7969924812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902297151" calcext:value-type="float">
            <text:p>0.8902297151</text:p>
          </table:table-cell>
          <table:table-cell office:value-type="float" office:value="0.9848523422" calcext:value-type="float">
            <text:p>0.9848523422</text:p>
          </table:table-cell>
          <table:table-cell office:value-type="float" office:value="0.9135893648" calcext:value-type="float">
            <text:p>0.9135893648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75177664" calcext:value-type="float">
            <text:p>0.9975177664</text:p>
          </table:table-cell>
          <table:table-cell office:value-type="float" office:value="0.941580756" calcext:value-type="float">
            <text:p>0.941580756</text:p>
          </table:table-cell>
          <table:table-cell office:value-type="float" office:value="0.7919463087" calcext:value-type="float">
            <text:p>0.7919463087</text:p>
          </table:table-cell>
          <table:table-cell office:value-type="float" office:value="0.8550724638" calcext:value-type="float">
            <text:p>0.8550724638</text:p>
          </table:table-cell>
          <table:table-cell office:value-type="float" office:value="0.9296559203" calcext:value-type="float">
            <text:p>0.9296559203</text:p>
          </table:table-cell>
          <table:table-cell office:value-type="float" office:value="0.9848523422" calcext:value-type="float">
            <text:p>0.9848523422</text:p>
          </table:table-cell>
          <table:table-cell office:value-type="float" office:value="0.9154302671" calcext:value-type="float">
            <text:p>0.9154302671</text:p>
          </table:table-cell>
          <table:table-cell office:value-type="float" office:value="0.9959644875" calcext:value-type="float">
            <text:p>0.9959644875</text:p>
          </table:table-cell>
          <table:table-cell office:value-type="float" office:value="0.9969498551" calcext:value-type="float">
            <text:p>0.9969498551</text:p>
          </table:table-cell>
          <table:table-cell office:value-type="float" office:value="0.9347079038" calcext:value-type="float">
            <text:p>0.9347079038</text:p>
          </table:table-cell>
          <table:table-cell office:value-type="float" office:value="0.8347107438" calcext:value-type="float">
            <text:p>0.8347107438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8671152519" calcext:value-type="float">
            <text:p>0.8671152519</text:p>
          </table:table-cell>
          <table:table-cell office:value-type="float" office:value="0.9842158859" calcext:value-type="float">
            <text:p>0.9842158859</text:p>
          </table:table-cell>
          <table:table-cell office:value-type="float" office:value="0.9114391144" calcext:value-type="float">
            <text:p>0.9114391144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6082102" calcext:value-type="float">
            <text:p>0.9976082102</text:p>
          </table:table-cell>
          <table:table-cell office:value-type="float" office:value="0.9278350515" calcext:value-type="float">
            <text:p>0.9278350515</text:p>
          </table:table-cell>
          <table:table-cell office:value-type="float" office:value="0.7697841727" calcext:value-type="float">
            <text:p>0.7697841727</text:p>
          </table:table-cell>
          <table:table-cell office:value-type="float" office:value="0.7753623188" calcext:value-type="float">
            <text:p>0.7753623188</text:p>
          </table:table-cell>
          <table:table-cell office:value-type="float" office:value="0.8970422952" calcext:value-type="float">
            <text:p>0.8970422952</text:p>
          </table:table-cell>
          <table:table-cell office:value-type="float" office:value="0.9852342159" calcext:value-type="float">
            <text:p>0.9852342159</text:p>
          </table:table-cell>
          <table:table-cell office:value-type="float" office:value="0.9168522643" calcext:value-type="float">
            <text:p>0.9168522643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69722374" calcext:value-type="float">
            <text:p>0.9969722374</text:p>
          </table:table-cell>
          <table:table-cell office:value-type="float" office:value="0.9312714777" calcext:value-type="float">
            <text:p>0.9312714777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8896578921" calcext:value-type="float">
            <text:p>0.8896578921</text:p>
          </table:table-cell>
          <table:table-cell office:value-type="float" office:value="0.9866344196" calcext:value-type="float">
            <text:p>0.9866344196</text:p>
          </table:table-cell>
          <table:table-cell office:value-type="float" office:value="0.9244011976" calcext:value-type="float">
            <text:p>0.9244011976</text:p>
          </table:table-cell>
          <table:table-cell office:value-type="float" office:value="0.99677159" calcext:value-type="float">
            <text:p>0.99677159</text:p>
          </table:table-cell>
          <table:table-cell office:value-type="float" office:value="0.9975004461" calcext:value-type="float">
            <text:p>0.9975004461</text:p>
          </table:table-cell>
          <table:table-cell office:value-type="float" office:value="0.9415137615" calcext:value-type="float">
            <text:p>0.9415137615</text:p>
          </table:table-cell>
          <table:table-cell office:value-type="float" office:value="0.8208955224" calcext:value-type="float">
            <text:p>0.8208955224</text:p>
          </table:table-cell>
          <table:table-cell office:value-type="float" office:value="0.802919708" calcext:value-type="float">
            <text:p>0.802919708</text:p>
          </table:table-cell>
          <table:table-cell office:value-type="float" office:value="0.9179353493" calcext:value-type="float">
            <text:p>0.9179353493</text:p>
          </table:table-cell>
          <table:table-cell office:value-type="float" office:value="0.9859997454" calcext:value-type="float">
            <text:p>0.9859997454</text:p>
          </table:table-cell>
          <table:table-cell office:value-type="float" office:value="0.9203869048" calcext:value-type="float">
            <text:p>0.9203869048</text:p>
          </table:table-cell>
          <table:table-cell office:value-type="float" office:value="0.9975806452" calcext:value-type="float">
            <text:p>0.9975806452</text:p>
          </table:table-cell>
          <table:table-cell office:value-type="float" office:value="0.9973947238" calcext:value-type="float">
            <text:p>0.9973947238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8085106383" calcext:value-type="float">
            <text:p>0.8085106383</text:p>
          </table:table-cell>
          <table:table-cell office:value-type="float" office:value="0.8321167883" calcext:value-type="float">
            <text:p>0.8321167883</text:p>
          </table:table-cell>
          <table:table-cell office:value-type="float" office:value="0.9339490541" calcext:value-type="float">
            <text:p>0.9339490541</text:p>
          </table:table-cell>
          <table:table-cell office:value-type="float" office:value="0.9851088202" calcext:value-type="float">
            <text:p>0.9851088202</text:p>
          </table:table-cell>
          <table:table-cell office:value-type="float" office:value="0.9180938198" calcext:value-type="float">
            <text:p>0.9180938198</text:p>
          </table:table-cell>
          <table:table-cell office:value-type="float" office:value="0.9943548387" calcext:value-type="float">
            <text:p>0.9943548387</text:p>
          </table:table-cell>
          <table:table-cell office:value-type="float" office:value="0.9970000902" calcext:value-type="float">
            <text:p>0.9970000902</text:p>
          </table:table-cell>
          <table:table-cell office:value-type="float" office:value="0.9357798165" calcext:value-type="float">
            <text:p>0.9357798165</text:p>
          </table:table-cell>
          <table:table-cell office:value-type="float" office:value="0.7872340426" calcext:value-type="float">
            <text:p>0.7872340426</text:p>
          </table:table-cell>
          <table:table-cell office:value-type="float" office:value="0.8102189781" calcext:value-type="float">
            <text:p>0.8102189781</text:p>
          </table:table-cell>
          <table:table-cell office:value-type="float" office:value="0.9281543274" calcext:value-type="float">
            <text:p>0.9281543274</text:p>
          </table:table-cell>
          <table:table-cell office:value-type="float" office:value="0.9843451699" calcext:value-type="float">
            <text:p>0.9843451699</text:p>
          </table:table-cell>
          <table:table-cell office:value-type="float" office:value="0.9133974833" calcext:value-type="float">
            <text:p>0.9133974833</text:p>
          </table:table-cell>
          <table:table-cell office:value-type="float" office:value="0.9951612903" calcext:value-type="float">
            <text:p>0.9951612903</text:p>
          </table:table-cell>
          <table:table-cell office:value-type="float" office:value="0.9968821754" calcext:value-type="float">
            <text:p>0.9968821754</text:p>
          </table:table-cell>
          <table:table-cell office:value-type="float" office:value="0.2409651581" calcext:value-type="float">
            <text:p>0.2409651581</text:p>
          </table:table-cell>
          <table:table-cell office:value-type="float" office:value="0.0538219757" calcext:value-type="float">
            <text:p>0.0538219757</text:p>
          </table:table-cell>
          <table:table-cell office:value-type="float" office:value="0.0054263874" calcext:value-type="float">
            <text:p>0.0054263874</text:p>
          </table:table-cell>
          <table:table-cell office:value-type="float" office:value="0.0185056835" calcext:value-type="float">
            <text:p>0.0185056835</text:p>
          </table:table-cell>
          <table:table-cell office:value-type="float" office:value="0.0394304529" calcext:value-type="float">
            <text:p>0.0394304529</text:p>
          </table:table-cell>
          <table:table-cell office:value-type="float" office:value="0.0207541697" calcext:value-type="float">
            <text:p>0.0207541697</text:p>
          </table:table-cell>
          <table:table-cell office:value-type="float" office:value="0.0008154685" calcext:value-type="float">
            <text:p>0.0008154685</text:p>
          </table:table-cell>
          <table:table-cell office:value-type="float" office:value="0.0043235232" calcext:value-type="float">
            <text:p>0.0043235232</text:p>
          </table:table-cell>
          <table:table-cell office:value-type="float" office:value="0.001143109" calcext:value-type="float">
            <text:p>0.001143109</text:p>
          </table:table-cell>
          <table:table-cell office:value-type="float" office:value="0.0003477994" calcext:value-type="float">
            <text:p>0.0003477994</text:p>
          </table:table-cell>
          <table:table-cell table:number-columns-repeated="912"/>
        </table:table-row>
        <table:table-row table:style-name="ro1">
          <table:table-cell office:value-type="float" office:value="11.3700556278" calcext:value-type="float">
            <text:p>11.3700556278</text:p>
          </table:table-cell>
          <table:table-cell office:value-type="float" office:value="0.8722882509" calcext:value-type="float">
            <text:p>0.8722882509</text:p>
          </table:table-cell>
          <table:table-cell office:value-type="float" office:value="0.9447817619" calcext:value-type="float">
            <text:p>0.9447817619</text:p>
          </table:table-cell>
          <table:table-cell office:value-type="float" office:value="0.873194453" calcext:value-type="float">
            <text:p>0.873194453</text:p>
          </table:table-cell>
          <table:table-cell office:value-type="float" office:value="0.7611320985" calcext:value-type="float">
            <text:p>0.7611320985</text:p>
          </table:table-cell>
          <table:table-cell office:value-type="float" office:value="0.911880337" calcext:value-type="float">
            <text:p>0.911880337</text:p>
          </table:table-cell>
          <table:table-cell office:value-type="float" office:value="0.9940046635" calcext:value-type="float">
            <text:p>0.9940046635</text:p>
          </table:table-cell>
          <table:table-cell office:value-type="float" office:value="0.9746079011" calcext:value-type="float">
            <text:p>0.9746079011</text:p>
          </table:table-cell>
          <table:table-cell office:value-type="float" office:value="0.9877346455" calcext:value-type="float">
            <text:p>0.9877346455</text:p>
          </table:table-cell>
          <table:table-cell office:value-type="float" office:value="0.9988599864" calcext:value-type="float">
            <text:p>0.9988599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None, 'SVM__dual': False, 'TFIDF__tokenizer': &lt;function tokenizer6 at 0x7fbe50a8e730&gt;, 'TFIDF__use_idf': True}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9530892449" calcext:value-type="float">
            <text:p>0.9530892449</text:p>
          </table:table-cell>
          <table:table-cell office:value-type="float" office:value="0.8646616541" calcext:value-type="float">
            <text:p>0.864661654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9297958018" calcext:value-type="float">
            <text:p>0.9297958018</text:p>
          </table:table-cell>
          <table:table-cell office:value-type="float" office:value="0.9938892425" calcext:value-type="float">
            <text:p>0.9938892425</text:p>
          </table:table-cell>
          <table:table-cell office:value-type="float" office:value="0.9752593775" calcext:value-type="float">
            <text:p>0.9752593775</text:p>
          </table:table-cell>
          <table:table-cell office:value-type="float" office:value="0.9862792575" calcext:value-type="float">
            <text:p>0.9862792575</text:p>
          </table:table-cell>
          <table:table-cell office:value-type="float" office:value="0.9987697055" calcext:value-type="float">
            <text:p>0.9987697055</text:p>
          </table:table-cell>
          <table:table-cell office:value-type="float" office:value="0.9462242563" calcext:value-type="float">
            <text:p>0.9462242563</text:p>
          </table:table-cell>
          <table:table-cell office:value-type="float" office:value="0.8888888889" calcext:value-type="float">
            <text:p>0.8888888889</text:p>
          </table:table-cell>
          <table:table-cell office:value-type="float" office:value="0.7536231884" calcext:value-type="float">
            <text:p>0.7536231884</text:p>
          </table:table-cell>
          <table:table-cell office:value-type="float" office:value="0.9136785208" calcext:value-type="float">
            <text:p>0.9136785208</text:p>
          </table:table-cell>
          <table:table-cell office:value-type="float" office:value="0.99401655" calcext:value-type="float">
            <text:p>0.99401655</text:p>
          </table:table-cell>
          <table:table-cell office:value-type="float" office:value="0.9737678855" calcext:value-type="float">
            <text:p>0.9737678855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.9982097598" calcext:value-type="float">
            <text:p>0.9982097598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9035087719" calcext:value-type="float">
            <text:p>0.9035087719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8912944888" calcext:value-type="float">
            <text:p>0.8912944888</text:p>
          </table:table-cell>
          <table:table-cell office:value-type="float" office:value="0.9941446029" calcext:value-type="float">
            <text:p>0.9941446029</text:p>
          </table:table-cell>
          <table:table-cell office:value-type="float" office:value="0.9760574621" calcext:value-type="float">
            <text:p>0.9760574621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460454" calcext:value-type="float">
            <text:p>0.9987460454</text:p>
          </table:table-cell>
          <table:table-cell office:value-type="float" office:value="0.9518900344" calcext:value-type="float">
            <text:p>0.9518900344</text:p>
          </table:table-cell>
          <table:table-cell office:value-type="float" office:value="0.8692307692" calcext:value-type="float">
            <text:p>0.8692307692</text:p>
          </table:table-cell>
          <table:table-cell office:value-type="float" office:value="0.8188405797" calcext:value-type="float">
            <text:p>0.8188405797</text:p>
          </table:table-cell>
          <table:table-cell office:value-type="float" office:value="0.9283939663" calcext:value-type="float">
            <text:p>0.9283939663</text:p>
          </table:table-cell>
          <table:table-cell office:value-type="float" office:value="0.9943991853" calcext:value-type="float">
            <text:p>0.9943991853</text:p>
          </table:table-cell>
          <table:table-cell office:value-type="float" office:value="0.9776179057" calcext:value-type="float">
            <text:p>0.9776179057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917857" calcext:value-type="float">
            <text:p>0.9987917857</text:p>
          </table:table-cell>
          <table:table-cell office:value-type="float" office:value="0.9369988545" calcext:value-type="float">
            <text:p>0.9369988545</text:p>
          </table:table-cell>
          <table:table-cell office:value-type="float" office:value="0.8952380952" calcext:value-type="float">
            <text:p>0.8952380952</text:p>
          </table:table-cell>
          <table:table-cell office:value-type="float" office:value="0.6811594203" calcext:value-type="float">
            <text:p>0.6811594203</text:p>
          </table:table-cell>
          <table:table-cell office:value-type="float" office:value="0.8739869861" calcext:value-type="float">
            <text:p>0.8739869861</text:p>
          </table:table-cell>
          <table:table-cell office:value-type="float" office:value="0.9940173116" calcext:value-type="float">
            <text:p>0.9940173116</text:p>
          </table:table-cell>
          <table:table-cell office:value-type="float" office:value="0.9752791069" calcext:value-type="float">
            <text:p>0.9752791069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92996858" calcext:value-type="float">
            <text:p>0.9992996858</text:p>
          </table:table-cell>
          <table:table-cell office:value-type="float" office:value="0.9347079038" calcext:value-type="float">
            <text:p>0.9347079038</text:p>
          </table:table-cell>
          <table:table-cell office:value-type="float" office:value="0.852173913" calcext:value-type="float">
            <text:p>0.852173913</text:p>
          </table:table-cell>
          <table:table-cell office:value-type="float" office:value="0.7101449275" calcext:value-type="float">
            <text:p>0.7101449275</text:p>
          </table:table-cell>
          <table:table-cell office:value-type="float" office:value="0.9087153702" calcext:value-type="float">
            <text:p>0.9087153702</text:p>
          </table:table-cell>
          <table:table-cell office:value-type="float" office:value="0.9937627291" calcext:value-type="float">
            <text:p>0.9937627291</text:p>
          </table:table-cell>
          <table:table-cell office:value-type="float" office:value="0.9744816587" calcext:value-type="float">
            <text:p>0.9744816587</text:p>
          </table:table-cell>
          <table:table-cell office:value-type="float" office:value="0.9862792575" calcext:value-type="float">
            <text:p>0.9862792575</text:p>
          </table:table-cell>
          <table:table-cell office:value-type="float" office:value="0.9987284812" calcext:value-type="float">
            <text:p>0.9987284812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8660714286" calcext:value-type="float">
            <text:p>0.8660714286</text:p>
          </table:table-cell>
          <table:table-cell office:value-type="float" office:value="0.7028985507" calcext:value-type="float">
            <text:p>0.7028985507</text:p>
          </table:table-cell>
          <table:table-cell office:value-type="float" office:value="0.8966972296" calcext:value-type="float">
            <text:p>0.8966972296</text:p>
          </table:table-cell>
          <table:table-cell office:value-type="float" office:value="0.9942718941" calcext:value-type="float">
            <text:p>0.9942718941</text:p>
          </table:table-cell>
          <table:table-cell office:value-type="float" office:value="0.9768370607" calcext:value-type="float">
            <text:p>0.9768370607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211017" calcext:value-type="float">
            <text:p>0.9987211017</text:p>
          </table:table-cell>
          <table:table-cell office:value-type="float" office:value="0.9449541284" calcext:value-type="float">
            <text:p>0.9449541284</text:p>
          </table:table-cell>
          <table:table-cell office:value-type="float" office:value="0.8617886179" calcext:value-type="float">
            <text:p>0.8617886179</text:p>
          </table:table-cell>
          <table:table-cell office:value-type="float" office:value="0.7737226277" calcext:value-type="float">
            <text:p>0.7737226277</text:p>
          </table:table-cell>
          <table:table-cell office:value-type="float" office:value="0.9145737127" calcext:value-type="float">
            <text:p>0.9145737127</text:p>
          </table:table-cell>
          <table:table-cell office:value-type="float" office:value="0.993763523" calcext:value-type="float">
            <text:p>0.993763523</text:p>
          </table:table-cell>
          <table:table-cell office:value-type="float" office:value="0.9714964371" calcext:value-type="float">
            <text:p>0.9714964371</text:p>
          </table:table-cell>
          <table:table-cell office:value-type="float" office:value="0.989516129" calcext:value-type="float">
            <text:p>0.989516129</text:p>
          </table:table-cell>
          <table:table-cell office:value-type="float" office:value="0.999280202" calcext:value-type="float">
            <text:p>0.999280202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709677419" calcext:value-type="float">
            <text:p>0.8709677419</text:p>
          </table:table-cell>
          <table:table-cell office:value-type="float" office:value="0.7883211679" calcext:value-type="float">
            <text:p>0.7883211679</text:p>
          </table:table-cell>
          <table:table-cell office:value-type="float" office:value="0.9353989771" calcext:value-type="float">
            <text:p>0.9353989771</text:p>
          </table:table-cell>
          <table:table-cell office:value-type="float" office:value="0.993890798" calcext:value-type="float">
            <text:p>0.993890798</text:p>
          </table:table-cell>
          <table:table-cell office:value-type="float" office:value="0.973015873" calcext:value-type="float">
            <text:p>0.973015873</text:p>
          </table:table-cell>
          <table:table-cell office:value-type="float" office:value="0.9887096774" calcext:value-type="float">
            <text:p>0.9887096774</text:p>
          </table:table-cell>
          <table:table-cell office:value-type="float" office:value="0.9987626568" calcext:value-type="float">
            <text:p>0.9987626568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02919708" calcext:value-type="float">
            <text:p>0.802919708</text:p>
          </table:table-cell>
          <table:table-cell office:value-type="float" office:value="0.9262922687" calcext:value-type="float">
            <text:p>0.9262922687</text:p>
          </table:table-cell>
          <table:table-cell office:value-type="float" office:value="0.993890798" calcext:value-type="float">
            <text:p>0.993890798</text:p>
          </table:table-cell>
          <table:table-cell office:value-type="float" office:value="0.9722662441" calcext:value-type="float">
            <text:p>0.9722662441</text:p>
          </table:table-cell>
          <table:table-cell office:value-type="float" office:value="0.989516129" calcext:value-type="float">
            <text:p>0.989516129</text:p>
          </table:table-cell>
          <table:table-cell office:value-type="float" office:value="0.9992904396" calcext:value-type="float">
            <text:p>0.9992904396</text:p>
          </table:table-cell>
          <table:table-cell office:value-type="float" office:value="0.9745022867" calcext:value-type="float">
            <text:p>0.9745022867</text:p>
          </table:table-cell>
          <table:table-cell office:value-type="float" office:value="0.0625174645" calcext:value-type="float">
            <text:p>0.0625174645</text:p>
          </table:table-cell>
          <table:table-cell office:value-type="float" office:value="0.0062929142" calcext:value-type="float">
            <text:p>0.0062929142</text:p>
          </table:table-cell>
          <table:table-cell office:value-type="float" office:value="0.0159957157" calcext:value-type="float">
            <text:p>0.0159957157</text:p>
          </table:table-cell>
          <table:table-cell office:value-type="float" office:value="0.0488401139" calcext:value-type="float">
            <text:p>0.0488401139</text:p>
          </table:table-cell>
          <table:table-cell office:value-type="float" office:value="0.0186147715" calcext:value-type="float">
            <text:p>0.0186147715</text:p>
          </table:table-cell>
          <table:table-cell office:value-type="float" office:value="0.0002007181" calcext:value-type="float">
            <text:p>0.0002007181</text:p>
          </table:table-cell>
          <table:table-cell office:value-type="float" office:value="0.001882183" calcext:value-type="float">
            <text:p>0.001882183</text:p>
          </table:table-cell>
          <table:table-cell office:value-type="float" office:value="0.001189473" calcext:value-type="float">
            <text:p>0.001189473</text:p>
          </table:table-cell>
          <table:table-cell office:value-type="float" office:value="0.0003240126" calcext:value-type="float">
            <text:p>0.0003240126</text:p>
          </table:table-cell>
          <table:table-cell table:number-columns-repeated="912"/>
        </table:table-row>
        <table:table-row table:style-name="ro1">
          <table:table-cell office:value-type="float" office:value="11.6310334444" calcext:value-type="float">
            <text:p>11.6310334444</text:p>
          </table:table-cell>
          <table:table-cell office:value-type="float" office:value="0.8873694897" calcext:value-type="float">
            <text:p>0.8873694897</text:p>
          </table:table-cell>
          <table:table-cell office:value-type="float" office:value="0.9465001718" calcext:value-type="float">
            <text:p>0.9465001718</text:p>
          </table:table-cell>
          <table:table-cell office:value-type="float" office:value="0.881826884" calcext:value-type="float">
            <text:p>0.881826884</text:p>
          </table:table-cell>
          <table:table-cell office:value-type="float" office:value="0.7640398888" calcext:value-type="float">
            <text:p>0.7640398888</text:p>
          </table:table-cell>
          <table:table-cell office:value-type="float" office:value="0.9105609135" calcext:value-type="float">
            <text:p>0.9105609135</text:p>
          </table:table-cell>
          <table:table-cell office:value-type="float" office:value="0.9940555799" calcext:value-type="float">
            <text:p>0.9940555799</text:p>
          </table:table-cell>
          <table:table-cell office:value-type="float" office:value="0.9751444129" calcext:value-type="float">
            <text:p>0.9751444129</text:p>
          </table:table-cell>
          <table:table-cell office:value-type="float" office:value="0.987492645" calcext:value-type="float">
            <text:p>0.987492645</text:p>
          </table:table-cell>
          <table:table-cell office:value-type="float" office:value="0.9988066976" calcext:value-type="float">
            <text:p>0.9988066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None, 'SVM__dual': False, 'TFIDF__tokenizer': &lt;function tokenizer5 at 0x7fbe4eaf4bf8&gt;, 'TFIDF__use_idf': True}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553775744" calcext:value-type="float">
            <text:p>0.9553775744</text:p>
          </table:table-cell>
          <table:table-cell office:value-type="float" office:value="0.8778625954" calcext:value-type="float">
            <text:p>0.8778625954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9282057341" calcext:value-type="float">
            <text:p>0.9282057341</text:p>
          </table:table-cell>
          <table:table-cell office:value-type="float" office:value="0.9941438574" calcext:value-type="float">
            <text:p>0.9941438574</text:p>
          </table:table-cell>
          <table:table-cell office:value-type="float" office:value="0.9745425617" calcext:value-type="float">
            <text:p>0.974542561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.9992962252" calcext:value-type="float">
            <text:p>0.9992962252</text:p>
          </table:table-cell>
          <table:table-cell office:value-type="float" office:value="0.9473684211" calcext:value-type="float">
            <text:p>0.9473684211</text:p>
          </table:table-cell>
          <table:table-cell office:value-type="float" office:value="0.8965517241" calcext:value-type="float">
            <text:p>0.8965517241</text:p>
          </table:table-cell>
          <table:table-cell office:value-type="float" office:value="0.7536231884" calcext:value-type="float">
            <text:p>0.7536231884</text:p>
          </table:table-cell>
          <table:table-cell office:value-type="float" office:value="0.9156624134" calcext:value-type="float">
            <text:p>0.9156624134</text:p>
          </table:table-cell>
          <table:table-cell office:value-type="float" office:value="0.99401655" calcext:value-type="float">
            <text:p>0.99401655</text:p>
          </table:table-cell>
          <table:table-cell office:value-type="float" office:value="0.974522293" calcext:value-type="float">
            <text:p>0.974522293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81847513" calcext:value-type="float">
            <text:p>0.9981847513</text:p>
          </table:table-cell>
          <table:table-cell office:value-type="float" office:value="0.9461626575" calcext:value-type="float">
            <text:p>0.9461626575</text:p>
          </table:table-cell>
          <table:table-cell office:value-type="float" office:value="0.9026548673" calcext:value-type="float">
            <text:p>0.9026548673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8787143843" calcext:value-type="float">
            <text:p>0.8787143843</text:p>
          </table:table-cell>
          <table:table-cell office:value-type="float" office:value="0.9942718941" calcext:value-type="float">
            <text:p>0.9942718941</text:p>
          </table:table-cell>
          <table:table-cell office:value-type="float" office:value="0.976076555" calcext:value-type="float">
            <text:p>0.976076555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9280109" calcext:value-type="float">
            <text:p>0.999280109</text:p>
          </table:table-cell>
          <table:table-cell office:value-type="float" office:value="0.9495990836" calcext:value-type="float">
            <text:p>0.9495990836</text:p>
          </table:table-cell>
          <table:table-cell office:value-type="float" office:value="0.8560606061" calcext:value-type="float">
            <text:p>0.8560606061</text:p>
          </table:table-cell>
          <table:table-cell office:value-type="float" office:value="0.8188405797" calcext:value-type="float">
            <text:p>0.8188405797</text:p>
          </table:table-cell>
          <table:table-cell office:value-type="float" office:value="0.929779158" calcext:value-type="float">
            <text:p>0.929779158</text:p>
          </table:table-cell>
          <table:table-cell office:value-type="float" office:value="0.9943991853" calcext:value-type="float">
            <text:p>0.9943991853</text:p>
          </table:table-cell>
          <table:table-cell office:value-type="float" office:value="0.9783827062" calcext:value-type="float">
            <text:p>0.9783827062</text:p>
          </table:table-cell>
          <table:table-cell office:value-type="float" office:value="0.9862792575" calcext:value-type="float">
            <text:p>0.9862792575</text:p>
          </table:table-cell>
          <table:table-cell office:value-type="float" office:value="0.9982838247" calcext:value-type="float">
            <text:p>0.9982838247</text:p>
          </table:table-cell>
          <table:table-cell office:value-type="float" office:value="0.9404352806" calcext:value-type="float">
            <text:p>0.9404352806</text:p>
          </table:table-cell>
          <table:table-cell office:value-type="float" office:value="0.9134615385" calcext:value-type="float">
            <text:p>0.9134615385</text:p>
          </table:table-cell>
          <table:table-cell office:value-type="float" office:value="0.6884057971" calcext:value-type="float">
            <text:p>0.6884057971</text:p>
          </table:table-cell>
          <table:table-cell office:value-type="float" office:value="0.8799418318" calcext:value-type="float">
            <text:p>0.8799418318</text:p>
          </table:table-cell>
          <table:table-cell office:value-type="float" office:value="0.9940173116" calcext:value-type="float">
            <text:p>0.9940173116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85472155" calcext:value-type="float">
            <text:p>0.985472155</text:p>
          </table:table-cell>
          <table:table-cell office:value-type="float" office:value="0.998776295" calcext:value-type="float">
            <text:p>0.998776295</text:p>
          </table:table-cell>
          <table:table-cell office:value-type="float" office:value="0.9392898053" calcext:value-type="float">
            <text:p>0.9392898053</text:p>
          </table:table-cell>
          <table:table-cell office:value-type="float" office:value="0.8695652174" calcext:value-type="float">
            <text:p>0.8695652174</text:p>
          </table:table-cell>
          <table:table-cell office:value-type="float" office:value="0.7246376812" calcext:value-type="float">
            <text:p>0.7246376812</text:p>
          </table:table-cell>
          <table:table-cell office:value-type="float" office:value="0.9065858227" calcext:value-type="float">
            <text:p>0.9065858227</text:p>
          </table:table-cell>
          <table:table-cell office:value-type="float" office:value="0.9936354379" calcext:value-type="float">
            <text:p>0.9936354379</text:p>
          </table:table-cell>
          <table:table-cell office:value-type="float" office:value="0.9744612929" calcext:value-type="float">
            <text:p>0.9744612929</text:p>
          </table:table-cell>
          <table:table-cell office:value-type="float" office:value="0.985472155" calcext:value-type="float">
            <text:p>0.985472155</text:p>
          </table:table-cell>
          <table:table-cell office:value-type="float" office:value="0.998734153" calcext:value-type="float">
            <text:p>0.998734153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8660714286" calcext:value-type="float">
            <text:p>0.8660714286</text:p>
          </table:table-cell>
          <table:table-cell office:value-type="float" office:value="0.7028985507" calcext:value-type="float">
            <text:p>0.7028985507</text:p>
          </table:table-cell>
          <table:table-cell office:value-type="float" office:value="0.8939169871" calcext:value-type="float">
            <text:p>0.8939169871</text:p>
          </table:table-cell>
          <table:table-cell office:value-type="float" office:value="0.9942718941" calcext:value-type="float">
            <text:p>0.9942718941</text:p>
          </table:table-cell>
          <table:table-cell office:value-type="float" office:value="0.9768370607" calcext:value-type="float">
            <text:p>0.9768370607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101241" calcext:value-type="float">
            <text:p>0.9987101241</text:p>
          </table:table-cell>
          <table:table-cell office:value-type="float" office:value="0.9472477064" calcext:value-type="float">
            <text:p>0.9472477064</text:p>
          </table:table-cell>
          <table:table-cell office:value-type="float" office:value="0.8760330579" calcext:value-type="float">
            <text:p>0.8760330579</text:p>
          </table:table-cell>
          <table:table-cell office:value-type="float" office:value="0.7737226277" calcext:value-type="float">
            <text:p>0.7737226277</text:p>
          </table:table-cell>
          <table:table-cell office:value-type="float" office:value="0.9026515716" calcext:value-type="float">
            <text:p>0.9026515716</text:p>
          </table:table-cell>
          <table:table-cell office:value-type="float" office:value="0.993890798" calcext:value-type="float">
            <text:p>0.993890798</text:p>
          </table:table-cell>
          <table:table-cell office:value-type="float" office:value="0.9737678855" calcext:value-type="float">
            <text:p>0.9737678855</text:p>
          </table:table-cell>
          <table:table-cell office:value-type="float" office:value="0.9879032258" calcext:value-type="float">
            <text:p>0.9879032258</text:p>
          </table:table-cell>
          <table:table-cell office:value-type="float" office:value="0.9987445582" calcext:value-type="float">
            <text:p>0.9987445582</text:p>
          </table:table-cell>
          <table:table-cell office:value-type="float" office:value="0.9506880734" calcext:value-type="float">
            <text:p>0.9506880734</text:p>
          </table:table-cell>
          <table:table-cell office:value-type="float" office:value="0.8790322581" calcext:value-type="float">
            <text:p>0.8790322581</text:p>
          </table:table-cell>
          <table:table-cell office:value-type="float" office:value="0.795620438" calcext:value-type="float">
            <text:p>0.795620438</text:p>
          </table:table-cell>
          <table:table-cell office:value-type="float" office:value="0.9375291723" calcext:value-type="float">
            <text:p>0.9375291723</text:p>
          </table:table-cell>
          <table:table-cell office:value-type="float" office:value="0.9941453481" calcext:value-type="float">
            <text:p>0.9941453481</text:p>
          </table:table-cell>
          <table:table-cell office:value-type="float" office:value="0.9738095238" calcext:value-type="float">
            <text:p>0.9738095238</text:p>
          </table:table-cell>
          <table:table-cell office:value-type="float" office:value="0.989516129" calcext:value-type="float">
            <text:p>0.989516129</text:p>
          </table:table-cell>
          <table:table-cell office:value-type="float" office:value="0.9992978131" calcext:value-type="float">
            <text:p>0.9992978131</text:p>
          </table:table-cell>
          <table:table-cell office:value-type="float" office:value="0.9529816514" calcext:value-type="float">
            <text:p>0.9529816514</text:p>
          </table:table-cell>
          <table:table-cell office:value-type="float" office:value="0.880952381" calcext:value-type="float">
            <text:p>0.880952381</text:p>
          </table:table-cell>
          <table:table-cell office:value-type="float" office:value="0.8102189781" calcext:value-type="float">
            <text:p>0.8102189781</text:p>
          </table:table-cell>
          <table:table-cell office:value-type="float" office:value="0.9326431302" calcext:value-type="float">
            <text:p>0.9326431302</text:p>
          </table:table-cell>
          <table:table-cell office:value-type="float" office:value="0.993763523" calcext:value-type="float">
            <text:p>0.993763523</text:p>
          </table:table-cell>
          <table:table-cell office:value-type="float" office:value="0.9722442506" calcext:value-type="float">
            <text:p>0.9722442506</text:p>
          </table:table-cell>
          <table:table-cell office:value-type="float" office:value="0.9887096774" calcext:value-type="float">
            <text:p>0.9887096774</text:p>
          </table:table-cell>
          <table:table-cell office:value-type="float" office:value="0.9987591224" calcext:value-type="float">
            <text:p>0.9987591224</text:p>
          </table:table-cell>
          <table:table-cell office:value-type="float" office:value="0.6679157101" calcext:value-type="float">
            <text:p>0.6679157101</text:p>
          </table:table-cell>
          <table:table-cell office:value-type="float" office:value="0.0903052331" calcext:value-type="float">
            <text:p>0.0903052331</text:p>
          </table:table-cell>
          <table:table-cell office:value-type="float" office:value="0.0059293781" calcext:value-type="float">
            <text:p>0.0059293781</text:p>
          </table:table-cell>
          <table:table-cell office:value-type="float" office:value="0.0166500914" calcext:value-type="float">
            <text:p>0.0166500914</text:p>
          </table:table-cell>
          <table:table-cell office:value-type="float" office:value="0.0477212049" calcext:value-type="float">
            <text:p>0.0477212049</text:p>
          </table:table-cell>
          <table:table-cell office:value-type="float" office:value="0.0205624258" calcext:value-type="float">
            <text:p>0.0205624258</text:p>
          </table:table-cell>
          <table:table-cell office:value-type="float" office:value="0.000227916" calcext:value-type="float">
            <text:p>0.000227916</text:p>
          </table:table-cell>
          <table:table-cell office:value-type="float" office:value="0.0017396858" calcext:value-type="float">
            <text:p>0.0017396858</text:p>
          </table:table-cell>
          <table:table-cell office:value-type="float" office:value="0.0013163111" calcext:value-type="float">
            <text:p>0.0013163111</text:p>
          </table:table-cell>
          <table:table-cell office:value-type="float" office:value="0.0003723978" calcext:value-type="float">
            <text:p>0.0003723978</text:p>
          </table:table-cell>
          <table:table-cell table:number-columns-repeated="912"/>
        </table:table-row>
        <table:table-row table:style-name="ro1">
          <table:table-cell office:value-type="float" office:value="11.4415529728" calcext:value-type="float">
            <text:p>11.4415529728</text:p>
          </table:table-cell>
          <table:table-cell office:value-type="float" office:value="0.8539398193" calcext:value-type="float">
            <text:p>0.8539398193</text:p>
          </table:table-cell>
          <table:table-cell office:value-type="float" office:value="0.9460419292" calcext:value-type="float">
            <text:p>0.9460419292</text:p>
          </table:table-cell>
          <table:table-cell office:value-type="float" office:value="0.8789870944" calcext:value-type="float">
            <text:p>0.8789870944</text:p>
          </table:table-cell>
          <table:table-cell office:value-type="float" office:value="0.7640398888" calcext:value-type="float">
            <text:p>0.7640398888</text:p>
          </table:table-cell>
          <table:table-cell office:value-type="float" office:value="0.9126070986" calcext:value-type="float">
            <text:p>0.9126070986</text:p>
          </table:table-cell>
          <table:table-cell office:value-type="float" office:value="0.9940683058" calcext:value-type="float">
            <text:p>0.9940683058</text:p>
          </table:table-cell>
          <table:table-cell office:value-type="float" office:value="0.9749959941" calcext:value-type="float">
            <text:p>0.9749959941</text:p>
          </table:table-cell>
          <table:table-cell office:value-type="float" office:value="0.9877345153" calcext:value-type="float">
            <text:p>0.9877345153</text:p>
          </table:table-cell>
          <table:table-cell office:value-type="float" office:value="0.9989137355" calcext:value-type="float">
            <text:p>0.998913735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None, 'SVM__dual': False, 'TFIDF__tokenizer': &lt;function tokenizer4 at 0x7fbe4c02a1e0&gt;, 'TFIDF__use_idf': True}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542334096" calcext:value-type="float">
            <text:p>0.9542334096</text:p>
          </table:table-cell>
          <table:table-cell office:value-type="float" office:value="0.8656716418" calcext:value-type="float">
            <text:p>0.8656716418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267042769" calcext:value-type="float">
            <text:p>0.9267042769</text:p>
          </table:table-cell>
          <table:table-cell office:value-type="float" office:value="0.9941438574" calcext:value-type="float">
            <text:p>0.9941438574</text:p>
          </table:table-cell>
          <table:table-cell office:value-type="float" office:value="0.9745425617" calcext:value-type="float">
            <text:p>0.974542561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.9992883566" calcext:value-type="float">
            <text:p>0.9992883566</text:p>
          </table:table-cell>
          <table:table-cell office:value-type="float" office:value="0.9439359268" calcext:value-type="float">
            <text:p>0.9439359268</text:p>
          </table:table-cell>
          <table:table-cell office:value-type="float" office:value="0.8803418803" calcext:value-type="float">
            <text:p>0.8803418803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9139886578" calcext:value-type="float">
            <text:p>0.9139886578</text:p>
          </table:table-cell>
          <table:table-cell office:value-type="float" office:value="0.99401655" calcext:value-type="float">
            <text:p>0.99401655</text:p>
          </table:table-cell>
          <table:table-cell office:value-type="float" office:value="0.9752791069" calcext:value-type="float">
            <text:p>0.9752791069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222142" calcext:value-type="float">
            <text:p>0.998222142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8534482759" calcext:value-type="float">
            <text:p>0.8534482759</text:p>
          </table:table-cell>
          <table:table-cell office:value-type="float" office:value="0.7173913043" calcext:value-type="float">
            <text:p>0.7173913043</text:p>
          </table:table-cell>
          <table:table-cell office:value-type="float" office:value="0.8954845706" calcext:value-type="float">
            <text:p>0.8954845706</text:p>
          </table:table-cell>
          <table:table-cell office:value-type="float" office:value="0.9941446029" calcext:value-type="float">
            <text:p>0.9941446029</text:p>
          </table:table-cell>
          <table:table-cell office:value-type="float" office:value="0.9760574621" calcext:value-type="float">
            <text:p>0.9760574621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443378" calcext:value-type="float">
            <text:p>0.9987443378</text:p>
          </table:table-cell>
          <table:table-cell office:value-type="float" office:value="0.9553264605" calcext:value-type="float">
            <text:p>0.9553264605</text:p>
          </table:table-cell>
          <table:table-cell office:value-type="float" office:value="0.8666666667" calcext:value-type="float">
            <text:p>0.8666666667</text:p>
          </table:table-cell>
          <table:table-cell office:value-type="float" office:value="0.847826087" calcext:value-type="float">
            <text:p>0.847826087</text:p>
          </table:table-cell>
          <table:table-cell office:value-type="float" office:value="0.9271517303" calcext:value-type="float">
            <text:p>0.9271517303</text:p>
          </table:table-cell>
          <table:table-cell office:value-type="float" office:value="0.9943991853" calcext:value-type="float">
            <text:p>0.9943991853</text:p>
          </table:table-cell>
          <table:table-cell office:value-type="float" office:value="0.9768555467" calcext:value-type="float">
            <text:p>0.9768555467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87798323" calcext:value-type="float">
            <text:p>0.9987798323</text:p>
          </table:table-cell>
          <table:table-cell office:value-type="float" office:value="0.9404352806" calcext:value-type="float">
            <text:p>0.9404352806</text:p>
          </table:table-cell>
          <table:table-cell office:value-type="float" office:value="0.9134615385" calcext:value-type="float">
            <text:p>0.9134615385</text:p>
          </table:table-cell>
          <table:table-cell office:value-type="float" office:value="0.6884057971" calcext:value-type="float">
            <text:p>0.6884057971</text:p>
          </table:table-cell>
          <table:table-cell office:value-type="float" office:value="0.8736419205" calcext:value-type="float">
            <text:p>0.8736419205</text:p>
          </table:table-cell>
          <table:table-cell office:value-type="float" office:value="0.9940173116" calcext:value-type="float">
            <text:p>0.9940173116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85472155" calcext:value-type="float">
            <text:p>0.985472155</text:p>
          </table:table-cell>
          <table:table-cell office:value-type="float" office:value="0.9987803202" calcext:value-type="float">
            <text:p>0.9987803202</text:p>
          </table:table-cell>
          <table:table-cell office:value-type="float" office:value="0.9369988545" calcext:value-type="float">
            <text:p>0.9369988545</text:p>
          </table:table-cell>
          <table:table-cell office:value-type="float" office:value="0.8672566372" calcext:value-type="float">
            <text:p>0.8672566372</text:p>
          </table:table-cell>
          <table:table-cell office:value-type="float" office:value="0.7101449275" calcext:value-type="float">
            <text:p>0.7101449275</text:p>
          </table:table-cell>
          <table:table-cell office:value-type="float" office:value="0.9064675145" calcext:value-type="float">
            <text:p>0.9064675145</text:p>
          </table:table-cell>
          <table:table-cell office:value-type="float" office:value="0.9936354379" calcext:value-type="float">
            <text:p>0.9936354379</text:p>
          </table:table-cell>
          <table:table-cell office:value-type="float" office:value="0.9744612929" calcext:value-type="float">
            <text:p>0.9744612929</text:p>
          </table:table-cell>
          <table:table-cell office:value-type="float" office:value="0.985472155" calcext:value-type="float">
            <text:p>0.985472155</text:p>
          </table:table-cell>
          <table:table-cell office:value-type="float" office:value="0.9987267126" calcext:value-type="float">
            <text:p>0.9987267126</text:p>
          </table:table-cell>
          <table:table-cell office:value-type="float" office:value="0.941580756" calcext:value-type="float">
            <text:p>0.941580756</text:p>
          </table:table-cell>
          <table:table-cell office:value-type="float" office:value="0.8990825688" calcext:value-type="float">
            <text:p>0.8990825688</text:p>
          </table:table-cell>
          <table:table-cell office:value-type="float" office:value="0.7101449275" calcext:value-type="float">
            <text:p>0.7101449275</text:p>
          </table:table-cell>
          <table:table-cell office:value-type="float" office:value="0.8918515232" calcext:value-type="float">
            <text:p>0.8918515232</text:p>
          </table:table-cell>
          <table:table-cell office:value-type="float" office:value="0.9942718941" calcext:value-type="float">
            <text:p>0.9942718941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862792575" calcext:value-type="float">
            <text:p>0.9862792575</text:p>
          </table:table-cell>
          <table:table-cell office:value-type="float" office:value="0.998724761" calcext:value-type="float">
            <text:p>0.998724761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833333333" calcext:value-type="float">
            <text:p>0.8833333333</text:p>
          </table:table-cell>
          <table:table-cell office:value-type="float" office:value="0.7737226277" calcext:value-type="float">
            <text:p>0.7737226277</text:p>
          </table:table-cell>
          <table:table-cell office:value-type="float" office:value="0.9173990764" calcext:value-type="float">
            <text:p>0.9173990764</text:p>
          </table:table-cell>
          <table:table-cell office:value-type="float" office:value="0.9940180731" calcext:value-type="float">
            <text:p>0.9940180731</text:p>
          </table:table-cell>
          <table:table-cell office:value-type="float" office:value="0.9722882027" calcext:value-type="float">
            <text:p>0.9722882027</text:p>
          </table:table-cell>
          <table:table-cell office:value-type="float" office:value="0.9903225806" calcext:value-type="float">
            <text:p>0.9903225806</text:p>
          </table:table-cell>
          <table:table-cell office:value-type="float" office:value="0.9992823348" calcext:value-type="float">
            <text:p>0.9992823348</text:p>
          </table:table-cell>
          <table:table-cell office:value-type="float" office:value="0.9529816514" calcext:value-type="float">
            <text:p>0.9529816514</text:p>
          </table:table-cell>
          <table:table-cell office:value-type="float" office:value="0.893442623" calcext:value-type="float">
            <text:p>0.893442623</text:p>
          </table:table-cell>
          <table:table-cell office:value-type="float" office:value="0.795620438" calcext:value-type="float">
            <text:p>0.795620438</text:p>
          </table:table-cell>
          <table:table-cell office:value-type="float" office:value="0.936431799" calcext:value-type="float">
            <text:p>0.936431799</text:p>
          </table:table-cell>
          <table:table-cell office:value-type="float" office:value="0.9941453481" calcext:value-type="float">
            <text:p>0.9941453481</text:p>
          </table:table-cell>
          <table:table-cell office:value-type="float" office:value="0.9738095238" calcext:value-type="float">
            <text:p>0.9738095238</text:p>
          </table:table-cell>
          <table:table-cell office:value-type="float" office:value="0.989516129" calcext:value-type="float">
            <text:p>0.989516129</text:p>
          </table:table-cell>
          <table:table-cell office:value-type="float" office:value="0.9992944005" calcext:value-type="float">
            <text:p>0.9992944005</text:p>
          </table:table-cell>
          <table:table-cell office:value-type="float" office:value="0.9506880734" calcext:value-type="float">
            <text:p>0.950688073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102189781" calcext:value-type="float">
            <text:p>0.8102189781</text:p>
          </table:table-cell>
          <table:table-cell office:value-type="float" office:value="0.9369928993" calcext:value-type="float">
            <text:p>0.9369928993</text:p>
          </table:table-cell>
          <table:table-cell office:value-type="float" office:value="0.993890798" calcext:value-type="float">
            <text:p>0.993890798</text:p>
          </table:table-cell>
          <table:table-cell office:value-type="float" office:value="0.9722662441" calcext:value-type="float">
            <text:p>0.9722662441</text:p>
          </table:table-cell>
          <table:table-cell office:value-type="float" office:value="0.989516129" calcext:value-type="float">
            <text:p>0.989516129</text:p>
          </table:table-cell>
          <table:table-cell office:value-type="float" office:value="0.9992941568" calcext:value-type="float">
            <text:p>0.9992941568</text:p>
          </table:table-cell>
          <table:table-cell office:value-type="float" office:value="0.5030374174" calcext:value-type="float">
            <text:p>0.5030374174</text:p>
          </table:table-cell>
          <table:table-cell office:value-type="float" office:value="0.0578374041" calcext:value-type="float">
            <text:p>0.0578374041</text:p>
          </table:table-cell>
          <table:table-cell office:value-type="float" office:value="0.0068555741" calcext:value-type="float">
            <text:p>0.0068555741</text:p>
          </table:table-cell>
          <table:table-cell office:value-type="float" office:value="0.0175507835" calcext:value-type="float">
            <text:p>0.0175507835</text:p>
          </table:table-cell>
          <table:table-cell office:value-type="float" office:value="0.0548879009" calcext:value-type="float">
            <text:p>0.0548879009</text:p>
          </table:table-cell>
          <table:table-cell office:value-type="float" office:value="0.0196893444" calcext:value-type="float">
            <text:p>0.0196893444</text:p>
          </table:table-cell>
          <table:table-cell office:value-type="float" office:value="0.0001987663" calcext:value-type="float">
            <text:p>0.0001987663</text:p>
          </table:table-cell>
          <table:table-cell office:value-type="float" office:value="0.0017715241" calcext:value-type="float">
            <text:p>0.0017715241</text:p>
          </table:table-cell>
          <table:table-cell office:value-type="float" office:value="0.0016492249" calcext:value-type="float">
            <text:p>0.0016492249</text:p>
          </table:table-cell>
          <table:table-cell office:value-type="float" office:value="0.0003434019" calcext:value-type="float">
            <text:p>0.0003434019</text:p>
          </table:table-cell>
          <table:table-cell table:number-columns-repeated="912"/>
        </table:table-row>
        <table:table-row table:style-name="ro1">
          <table:table-cell office:value-type="float" office:value="11.6564489126" calcext:value-type="float">
            <text:p>11.6564489126</text:p>
          </table:table-cell>
          <table:table-cell office:value-type="float" office:value="0.9168783188" calcext:value-type="float">
            <text:p>0.9168783188</text:p>
          </table:table-cell>
          <table:table-cell office:value-type="float" office:value="0.9453545652" calcext:value-type="float">
            <text:p>0.9453545652</text:p>
          </table:table-cell>
          <table:table-cell office:value-type="float" office:value="0.8721425382" calcext:value-type="float">
            <text:p>0.8721425382</text:p>
          </table:table-cell>
          <table:table-cell office:value-type="float" office:value="0.7669404319" calcext:value-type="float">
            <text:p>0.7669404319</text:p>
          </table:table-cell>
          <table:table-cell office:value-type="float" office:value="0.9136755039" calcext:value-type="float">
            <text:p>0.9136755039</text:p>
          </table:table-cell>
          <table:table-cell office:value-type="float" office:value="0.9940683042" calcext:value-type="float">
            <text:p>0.9940683042</text:p>
          </table:table-cell>
          <table:table-cell office:value-type="float" office:value="0.9749954636" calcext:value-type="float">
            <text:p>0.9749954636</text:p>
          </table:table-cell>
          <table:table-cell office:value-type="float" office:value="0.9877347757" calcext:value-type="float">
            <text:p>0.9877347757</text:p>
          </table:table-cell>
          <table:table-cell office:value-type="float" office:value="0.9989692082" calcext:value-type="float">
            <text:p>0.998969208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None, 'SVM__dual': False, 'TFIDF__tokenizer': &lt;function tokenizer3 at 0x7fbe4c02a268&gt;, 'TFIDF__use_idf': True}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30892449" calcext:value-type="float">
            <text:p>0.9530892449</text:p>
          </table:table-cell>
          <table:table-cell office:value-type="float" office:value="0.8592592593" calcext:value-type="float">
            <text:p>0.8592592593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368058837" calcext:value-type="float">
            <text:p>0.9368058837</text:p>
          </table:table-cell>
          <table:table-cell office:value-type="float" office:value="0.99401655" calcext:value-type="float">
            <text:p>0.99401655</text:p>
          </table:table-cell>
          <table:table-cell office:value-type="float" office:value="0.974522293" calcext:value-type="float">
            <text:p>0.974522293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92882347" calcext:value-type="float">
            <text:p>0.9992882347</text:p>
          </table:table-cell>
          <table:table-cell office:value-type="float" office:value="0.9485125858" calcext:value-type="float">
            <text:p>0.9485125858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.9180942817" calcext:value-type="float">
            <text:p>0.9180942817</text:p>
          </table:table-cell>
          <table:table-cell office:value-type="float" office:value="0.9937619351" calcext:value-type="float">
            <text:p>0.9937619351</text:p>
          </table:table-cell>
          <table:table-cell office:value-type="float" office:value="0.972972973" calcext:value-type="float">
            <text:p>0.972972973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82257408" calcext:value-type="float">
            <text:p>0.9982257408</text:p>
          </table:table-cell>
          <table:table-cell office:value-type="float" office:value="0.9427262314" calcext:value-type="float">
            <text:p>0.9427262314</text:p>
          </table:table-cell>
          <table:table-cell office:value-type="float" office:value="0.8859649123" calcext:value-type="float">
            <text:p>0.8859649123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8903430938" calcext:value-type="float">
            <text:p>0.8903430938</text:p>
          </table:table-cell>
          <table:table-cell office:value-type="float" office:value="0.9941446029" calcext:value-type="float">
            <text:p>0.9941446029</text:p>
          </table:table-cell>
          <table:table-cell office:value-type="float" office:value="0.9752988048" calcext:value-type="float">
            <text:p>0.9752988048</text:p>
          </table:table-cell>
          <table:table-cell office:value-type="float" office:value="0.9878934625" calcext:value-type="float">
            <text:p>0.9878934625</text:p>
          </table:table-cell>
          <table:table-cell office:value-type="float" office:value="0.9992796821" calcext:value-type="float">
            <text:p>0.9992796821</text:p>
          </table:table-cell>
          <table:table-cell office:value-type="float" office:value="0.9495990836" calcext:value-type="float">
            <text:p>0.9495990836</text:p>
          </table:table-cell>
          <table:table-cell office:value-type="float" office:value="0.8507462687" calcext:value-type="float">
            <text:p>0.8507462687</text:p>
          </table:table-cell>
          <table:table-cell office:value-type="float" office:value="0.8260869565" calcext:value-type="float">
            <text:p>0.8260869565</text:p>
          </table:table-cell>
          <table:table-cell office:value-type="float" office:value="0.927634822" calcext:value-type="float">
            <text:p>0.927634822</text:p>
          </table:table-cell>
          <table:table-cell office:value-type="float" office:value="0.9945264766" calcext:value-type="float">
            <text:p>0.9945264766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87733676" calcext:value-type="float">
            <text:p>0.9987733676</text:p>
          </table:table-cell>
          <table:table-cell office:value-type="float" office:value="0.9369988545" calcext:value-type="float">
            <text:p>0.9369988545</text:p>
          </table:table-cell>
          <table:table-cell office:value-type="float" office:value="0.8878504673" calcext:value-type="float">
            <text:p>0.8878504673</text:p>
          </table:table-cell>
          <table:table-cell office:value-type="float" office:value="0.6884057971" calcext:value-type="float">
            <text:p>0.6884057971</text:p>
          </table:table-cell>
          <table:table-cell office:value-type="float" office:value="0.8852361234" calcext:value-type="float">
            <text:p>0.8852361234</text:p>
          </table:table-cell>
          <table:table-cell office:value-type="float" office:value="0.9942718941" calcext:value-type="float">
            <text:p>0.9942718941</text:p>
          </table:table-cell>
          <table:table-cell office:value-type="float" office:value="0.9768370607" calcext:value-type="float">
            <text:p>0.9768370607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93047477" calcext:value-type="float">
            <text:p>0.9993047477</text:p>
          </table:table-cell>
          <table:table-cell office:value-type="float" office:value="0.9381443299" calcext:value-type="float">
            <text:p>0.938144329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.7246376812" calcext:value-type="float">
            <text:p>0.7246376812</text:p>
          </table:table-cell>
          <table:table-cell office:value-type="float" office:value="0.9078527063" calcext:value-type="float">
            <text:p>0.9078527063</text:p>
          </table:table-cell>
          <table:table-cell office:value-type="float" office:value="0.9937627291" calcext:value-type="float">
            <text:p>0.9937627291</text:p>
          </table:table-cell>
          <table:table-cell office:value-type="float" office:value="0.9744816587" calcext:value-type="float">
            <text:p>0.9744816587</text:p>
          </table:table-cell>
          <table:table-cell office:value-type="float" office:value="0.9862792575" calcext:value-type="float">
            <text:p>0.9862792575</text:p>
          </table:table-cell>
          <table:table-cell office:value-type="float" office:value="0.998729396" calcext:value-type="float">
            <text:p>0.998729396</text:p>
          </table:table-cell>
          <table:table-cell office:value-type="float" office:value="0.9392898053" calcext:value-type="float">
            <text:p>0.9392898053</text:p>
          </table:table-cell>
          <table:table-cell office:value-type="float" office:value="0.8761061947" calcext:value-type="float">
            <text:p>0.8761061947</text:p>
          </table:table-cell>
          <table:table-cell office:value-type="float" office:value="0.7173913043" calcext:value-type="float">
            <text:p>0.7173913043</text:p>
          </table:table-cell>
          <table:table-cell office:value-type="float" office:value="0.896342305" calcext:value-type="float">
            <text:p>0.896342305</text:p>
          </table:table-cell>
          <table:table-cell office:value-type="float" office:value="0.9943991853" calcext:value-type="float">
            <text:p>0.9943991853</text:p>
          </table:table-cell>
          <table:table-cell office:value-type="float" office:value="0.9776179057" calcext:value-type="float">
            <text:p>0.9776179057</text:p>
          </table:table-cell>
          <table:table-cell office:value-type="float" office:value="0.98708636" calcext:value-type="float">
            <text:p>0.98708636</text:p>
          </table:table-cell>
          <table:table-cell office:value-type="float" office:value="0.9992633375" calcext:value-type="float">
            <text:p>0.9992633375</text:p>
          </table:table-cell>
          <table:table-cell office:value-type="float" office:value="0.9472477064" calcext:value-type="float">
            <text:p>0.9472477064</text:p>
          </table:table-cell>
          <table:table-cell office:value-type="float" office:value="0.8760330579" calcext:value-type="float">
            <text:p>0.8760330579</text:p>
          </table:table-cell>
          <table:table-cell office:value-type="float" office:value="0.7737226277" calcext:value-type="float">
            <text:p>0.7737226277</text:p>
          </table:table-cell>
          <table:table-cell office:value-type="float" office:value="0.9146233676" calcext:value-type="float">
            <text:p>0.9146233676</text:p>
          </table:table-cell>
          <table:table-cell office:value-type="float" office:value="0.9940180731" calcext:value-type="float">
            <text:p>0.9940180731</text:p>
          </table:table-cell>
          <table:table-cell office:value-type="float" office:value="0.9722882027" calcext:value-type="float">
            <text:p>0.9722882027</text:p>
          </table:table-cell>
          <table:table-cell office:value-type="float" office:value="0.9903225806" calcext:value-type="float">
            <text:p>0.9903225806</text:p>
          </table:table-cell>
          <table:table-cell office:value-type="float" office:value="0.9992857474" calcext:value-type="float">
            <text:p>0.9992857474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709677419" calcext:value-type="float">
            <text:p>0.8709677419</text:p>
          </table:table-cell>
          <table:table-cell office:value-type="float" office:value="0.7883211679" calcext:value-type="float">
            <text:p>0.7883211679</text:p>
          </table:table-cell>
          <table:table-cell office:value-type="float" office:value="0.9327176126" calcext:value-type="float">
            <text:p>0.9327176126</text:p>
          </table:table-cell>
          <table:table-cell office:value-type="float" office:value="0.9940180731" calcext:value-type="float">
            <text:p>0.9940180731</text:p>
          </table:table-cell>
          <table:table-cell office:value-type="float" office:value="0.9737887212" calcext:value-type="float">
            <text:p>0.9737887212</text:p>
          </table:table-cell>
          <table:table-cell office:value-type="float" office:value="0.9887096774" calcext:value-type="float">
            <text:p>0.9887096774</text:p>
          </table:table-cell>
          <table:table-cell office:value-type="float" office:value="0.998778135" calcext:value-type="float">
            <text:p>0.998778135</text:p>
          </table:table-cell>
          <table:table-cell office:value-type="float" office:value="0.9495412844" calcext:value-type="float">
            <text:p>0.9495412844</text:p>
          </table:table-cell>
          <table:table-cell office:value-type="float" office:value="0.8549618321" calcext:value-type="float">
            <text:p>0.8549618321</text:p>
          </table:table-cell>
          <table:table-cell office:value-type="float" office:value="0.8175182482" calcext:value-type="float">
            <text:p>0.8175182482</text:p>
          </table:table-cell>
          <table:table-cell office:value-type="float" office:value="0.9271115746" calcext:value-type="float">
            <text:p>0.9271115746</text:p>
          </table:table-cell>
          <table:table-cell office:value-type="float" office:value="0.993763523" calcext:value-type="float">
            <text:p>0.993763523</text:p>
          </table:table-cell>
          <table:table-cell office:value-type="float" office:value="0.9737470167" calcext:value-type="float">
            <text:p>0.9737470167</text:p>
          </table:table-cell>
          <table:table-cell office:value-type="float" office:value="0.9870967742" calcext:value-type="float">
            <text:p>0.9870967742</text:p>
          </table:table-cell>
          <table:table-cell office:value-type="float" office:value="0.9987636927" calcext:value-type="float">
            <text:p>0.9987636927</text:p>
          </table:table-cell>
          <table:table-cell office:value-type="float" office:value="1.019350448" calcext:value-type="float">
            <text:p>1.019350448</text:p>
          </table:table-cell>
          <table:table-cell office:value-type="float" office:value="0.1071817084" calcext:value-type="float">
            <text:p>0.1071817084</text:p>
          </table:table-cell>
          <table:table-cell office:value-type="float" office:value="0.0053267308" calcext:value-type="float">
            <text:p>0.0053267308</text:p>
          </table:table-cell>
          <table:table-cell office:value-type="float" office:value="0.014598016" calcext:value-type="float">
            <text:p>0.014598016</text:p>
          </table:table-cell>
          <table:table-cell office:value-type="float" office:value="0.048647605" calcext:value-type="float">
            <text:p>0.048647605</text:p>
          </table:table-cell>
          <table:table-cell office:value-type="float" office:value="0.0172665254" calcext:value-type="float">
            <text:p>0.0172665254</text:p>
          </table:table-cell>
          <table:table-cell office:value-type="float" office:value="0.0002558377" calcext:value-type="float">
            <text:p>0.0002558377</text:p>
          </table:table-cell>
          <table:table-cell office:value-type="float" office:value="0.0019202612" calcext:value-type="float">
            <text:p>0.0019202612</text:p>
          </table:table-cell>
          <table:table-cell office:value-type="float" office:value="0.001072829" calcext:value-type="float">
            <text:p>0.001072829</text:p>
          </table:table-cell>
          <table:table-cell office:value-type="float" office:value="0.0003499744" calcext:value-type="float">
            <text:p>0.0003499744</text:p>
          </table:table-cell>
          <table:table-cell table:number-columns-repeated="912"/>
        </table:table-row>
        <table:table-row table:style-name="ro1">
          <table:table-cell office:value-type="float" office:value="15.1038214922" calcext:value-type="float">
            <text:p>15.1038214922</text:p>
          </table:table-cell>
          <table:table-cell office:value-type="float" office:value="0.8574216366" calcext:value-type="float">
            <text:p>0.8574216366</text:p>
          </table:table-cell>
          <table:table-cell office:value-type="float" office:value="0.9428342307" calcext:value-type="float">
            <text:p>0.9428342307</text:p>
          </table:table-cell>
          <table:table-cell office:value-type="float" office:value="0.8362825879" calcext:value-type="float">
            <text:p>0.8362825879</text:p>
          </table:table-cell>
          <table:table-cell office:value-type="float" office:value="0.7937887641" calcext:value-type="float">
            <text:p>0.7937887641</text:p>
          </table:table-cell>
          <table:table-cell office:value-type="float" office:value="0.9129687755" calcext:value-type="float">
            <text:p>0.9129687755</text:p>
          </table:table-cell>
          <table:table-cell office:value-type="float" office:value="0.9932536435" calcext:value-type="float">
            <text:p>0.9932536435</text:p>
          </table:table-cell>
          <table:table-cell office:value-type="float" office:value="0.9602722559" calcext:value-type="float">
            <text:p>0.9602722559</text:p>
          </table:table-cell>
          <table:table-cell office:value-type="float" office:value="0.9985474759" calcext:value-type="float">
            <text:p>0.9985474759</text:p>
          </table:table-cell>
          <table:table-cell office:value-type="float" office:value="0.9988470468" calcext:value-type="float">
            <text:p>0.9988470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be50a8e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'balanced', 'SVM__dual': False, 'TFIDF__tokenizer': &lt;function tokenizer6 at 0x7fbe50a8e730&gt;, 'TFIDF__use_idf': True}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508009153" calcext:value-type="float">
            <text:p>0.9508009153</text:p>
          </table:table-cell>
          <table:table-cell office:value-type="float" office:value="0.8467153285" calcext:value-type="float">
            <text:p>0.8467153285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295496613" calcext:value-type="float">
            <text:p>0.9295496613</text:p>
          </table:table-cell>
          <table:table-cell office:value-type="float" office:value="0.9935073202" calcext:value-type="float">
            <text:p>0.9935073202</text:p>
          </table:table-cell>
          <table:table-cell office:value-type="float" office:value="0.9618973561" calcext:value-type="float">
            <text:p>0.9618973561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44941" calcext:value-type="float">
            <text:p>0.998744941</text:p>
          </table:table-cell>
          <table:table-cell office:value-type="float" office:value="0.9450800915" calcext:value-type="float">
            <text:p>0.9450800915</text:p>
          </table:table-cell>
          <table:table-cell office:value-type="float" office:value="0.8571428571" calcext:value-type="float">
            <text:p>0.8571428571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9135751418" calcext:value-type="float">
            <text:p>0.9135751418</text:p>
          </table:table-cell>
          <table:table-cell office:value-type="float" office:value="0.9931253978" calcext:value-type="float">
            <text:p>0.9931253978</text:p>
          </table:table-cell>
          <table:table-cell office:value-type="float" office:value="0.9603729604" calcext:value-type="float">
            <text:p>0.9603729604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82638025" calcext:value-type="float">
            <text:p>0.9982638025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8709677419" calcext:value-type="float">
            <text:p>0.8709677419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8940550133" calcext:value-type="float">
            <text:p>0.8940550133</text:p>
          </table:table-cell>
          <table:table-cell office:value-type="float" office:value="0.9928716904" calcext:value-type="float">
            <text:p>0.9928716904</text:p>
          </table:table-cell>
          <table:table-cell office:value-type="float" office:value="0.9581719597" calcext:value-type="float">
            <text:p>0.958171959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420203" calcext:value-type="float">
            <text:p>0.9987420203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823943662" calcext:value-type="float">
            <text:p>0.823943662</text:p>
          </table:table-cell>
          <table:table-cell office:value-type="float" office:value="0.847826087" calcext:value-type="float">
            <text:p>0.847826087</text:p>
          </table:table-cell>
          <table:table-cell office:value-type="float" office:value="0.9289460712" calcext:value-type="float">
            <text:p>0.9289460712</text:p>
          </table:table-cell>
          <table:table-cell office:value-type="float" office:value="0.9935081466" calcext:value-type="float">
            <text:p>0.9935081466</text:p>
          </table:table-cell>
          <table:table-cell office:value-type="float" office:value="0.9618973561" calcext:value-type="float">
            <text:p>0.9618973561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8145949" calcext:value-type="float">
            <text:p>0.9988145949</text:p>
          </table:table-cell>
          <table:table-cell office:value-type="float" office:value="0.9404352806" calcext:value-type="float">
            <text:p>0.9404352806</text:p>
          </table:table-cell>
          <table:table-cell office:value-type="float" office:value="0.8644067797" calcext:value-type="float">
            <text:p>0.8644067797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8726658779" calcext:value-type="float">
            <text:p>0.8726658779</text:p>
          </table:table-cell>
          <table:table-cell office:value-type="float" office:value="0.9928716904" calcext:value-type="float">
            <text:p>0.9928716904</text:p>
          </table:table-cell>
          <table:table-cell office:value-type="float" office:value="0.9574632637" calcext:value-type="float">
            <text:p>0.9574632637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825484" calcext:value-type="float">
            <text:p>0.9992825484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03030303" calcext:value-type="float">
            <text:p>0.803030303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9097259194" calcext:value-type="float">
            <text:p>0.9097259194</text:p>
          </table:table-cell>
          <table:table-cell office:value-type="float" office:value="0.9929989817" calcext:value-type="float">
            <text:p>0.9929989817</text:p>
          </table:table-cell>
          <table:table-cell office:value-type="float" office:value="0.9589147287" calcext:value-type="float">
            <text:p>0.958914728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251879" calcext:value-type="float">
            <text:p>0.9987251879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174603175" calcext:value-type="float">
            <text:p>0.8174603175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9011042098" calcext:value-type="float">
            <text:p>0.9011042098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604037267" calcext:value-type="float">
            <text:p>0.960403726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6573093" calcext:value-type="float">
            <text:p>0.9986573093</text:p>
          </table:table-cell>
          <table:table-cell office:value-type="float" office:value="0.9403669725" calcext:value-type="float">
            <text:p>0.9403669725</text:p>
          </table:table-cell>
          <table:table-cell office:value-type="float" office:value="0.8244274809" calcext:value-type="float">
            <text:p>0.8244274809</text:p>
          </table:table-cell>
          <table:table-cell office:value-type="float" office:value="0.7883211679" calcext:value-type="float">
            <text:p>0.7883211679</text:p>
          </table:table-cell>
          <table:table-cell office:value-type="float" office:value="0.9198520284" calcext:value-type="float">
            <text:p>0.9198520284</text:p>
          </table:table-cell>
          <table:table-cell office:value-type="float" office:value="0.9936362479" calcext:value-type="float">
            <text:p>0.9936362479</text:p>
          </table:table-cell>
          <table:table-cell office:value-type="float" office:value="0.9619565217" calcext:value-type="float">
            <text:p>0.9619565217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420549" calcext:value-type="float">
            <text:p>0.9992420549</text:p>
          </table:table-cell>
          <table:table-cell office:value-type="float" office:value="0.9461009174" calcext:value-type="float">
            <text:p>0.9461009174</text:p>
          </table:table-cell>
          <table:table-cell office:value-type="float" office:value="0.8358208955" calcext:value-type="float">
            <text:p>0.8358208955</text:p>
          </table:table-cell>
          <table:table-cell office:value-type="float" office:value="0.8175182482" calcext:value-type="float">
            <text:p>0.8175182482</text:p>
          </table:table-cell>
          <table:table-cell office:value-type="float" office:value="0.9351407716" calcext:value-type="float">
            <text:p>0.9351407716</text:p>
          </table:table-cell>
          <table:table-cell office:value-type="float" office:value="0.9932544228" calcext:value-type="float">
            <text:p>0.9932544228</text:p>
          </table:table-cell>
          <table:table-cell office:value-type="float" office:value="0.9604344453" calcext:value-type="float">
            <text:p>0.9604344453</text:p>
          </table:table-cell>
          <table:table-cell office:value-type="float" office:value="0.9983870968" calcext:value-type="float">
            <text:p>0.9983870968</text:p>
          </table:table-cell>
          <table:table-cell office:value-type="float" office:value="0.9987386473" calcext:value-type="float">
            <text:p>0.9987386473</text:p>
          </table:table-cell>
          <table:table-cell office:value-type="float" office:value="0.9438073394" calcext:value-type="float">
            <text:p>0.9438073394</text:p>
          </table:table-cell>
          <table:table-cell office:value-type="float" office:value="0.8188405797" calcext:value-type="float">
            <text:p>0.8188405797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251005512" calcext:value-type="float">
            <text:p>0.9251005512</text:p>
          </table:table-cell>
          <table:table-cell office:value-type="float" office:value="0.9935089729" calcext:value-type="float">
            <text:p>0.9935089729</text:p>
          </table:table-cell>
          <table:table-cell office:value-type="float" office:value="0.9612102405" calcext:value-type="float">
            <text:p>0.9612102405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593613" calcext:value-type="float">
            <text:p>0.9992593613</text:p>
          </table:table-cell>
          <table:table-cell office:value-type="float" office:value="2.4150524172" calcext:value-type="float">
            <text:p>2.4150524172</text:p>
          </table:table-cell>
          <table:table-cell office:value-type="float" office:value="0.0492352065" calcext:value-type="float">
            <text:p>0.0492352065</text:p>
          </table:table-cell>
          <table:table-cell office:value-type="float" office:value="0.005513889" calcext:value-type="float">
            <text:p>0.005513889</text:p>
          </table:table-cell>
          <table:table-cell office:value-type="float" office:value="0.0214380144" calcext:value-type="float">
            <text:p>0.0214380144</text:p>
          </table:table-cell>
          <table:table-cell office:value-type="float" office:value="0.0357939044" calcext:value-type="float">
            <text:p>0.0357939044</text:p>
          </table:table-cell>
          <table:table-cell office:value-type="float" office:value="0.0183029371" calcext:value-type="float">
            <text:p>0.0183029371</text:p>
          </table:table-cell>
          <table:table-cell office:value-type="float" office:value="0.0002671665" calcext:value-type="float">
            <text:p>0.0002671665</text:p>
          </table:table-cell>
          <table:table-cell office:value-type="float" office:value="0.0015230483" calcext:value-type="float">
            <text:p>0.0015230483</text:p>
          </table:table-cell>
          <table:table-cell office:value-type="float" office:value="0.0004843919" calcext:value-type="float">
            <text:p>0.0004843919</text:p>
          </table:table-cell>
          <table:table-cell office:value-type="float" office:value="0.000306754" calcext:value-type="float">
            <text:p>0.000306754</text:p>
          </table:table-cell>
          <table:table-cell table:number-columns-repeated="912"/>
        </table:table-row>
        <table:table-row table:style-name="ro1">
          <table:table-cell office:value-type="float" office:value="14.0424198627" calcext:value-type="float">
            <text:p>14.0424198627</text:p>
          </table:table-cell>
          <table:table-cell office:value-type="float" office:value="0.8784109116" calcext:value-type="float">
            <text:p>0.8784109116</text:p>
          </table:table-cell>
          <table:table-cell office:value-type="float" office:value="0.9447817619" calcext:value-type="float">
            <text:p>0.9447817619</text:p>
          </table:table-cell>
          <table:table-cell office:value-type="float" office:value="0.849541431" calcext:value-type="float">
            <text:p>0.849541431</text:p>
          </table:table-cell>
          <table:table-cell office:value-type="float" office:value="0.7923518538" calcext:value-type="float">
            <text:p>0.7923518538</text:p>
          </table:table-cell>
          <table:table-cell office:value-type="float" office:value="0.9122517658" calcext:value-type="float">
            <text:p>0.9122517658</text:p>
          </table:table-cell>
          <table:table-cell office:value-type="float" office:value="0.9933045649" calcext:value-type="float">
            <text:p>0.9933045649</text:p>
          </table:table-cell>
          <table:table-cell office:value-type="float" office:value="0.9606424742" calcext:value-type="float">
            <text:p>0.9606424742</text:p>
          </table:table-cell>
          <table:table-cell office:value-type="float" office:value="0.9984668307" calcext:value-type="float">
            <text:p>0.9984668307</text:p>
          </table:table-cell>
          <table:table-cell office:value-type="float" office:value="0.9987942503" calcext:value-type="float">
            <text:p>0.9987942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be4eaf4bf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'balanced', 'SVM__dual': False, 'TFIDF__tokenizer': &lt;function tokenizer5 at 0x7fbe4eaf4bf8&gt;, 'TFIDF__use_idf': True}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496567506" calcext:value-type="float">
            <text:p>0.9496567506</text:p>
          </table:table-cell>
          <table:table-cell office:value-type="float" office:value="0.8455882353" calcext:value-type="float">
            <text:p>0.845588235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.9256803324" calcext:value-type="float">
            <text:p>0.9256803324</text:p>
          </table:table-cell>
          <table:table-cell office:value-type="float" office:value="0.9936346276" calcext:value-type="float">
            <text:p>0.9936346276</text:p>
          </table:table-cell>
          <table:table-cell office:value-type="float" office:value="0.9619269619" calcext:value-type="float">
            <text:p>0.9619269619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537108" calcext:value-type="float">
            <text:p>0.9992537108</text:p>
          </table:table-cell>
          <table:table-cell office:value-type="float" office:value="0.9496567506" calcext:value-type="float">
            <text:p>0.9496567506</text:p>
          </table:table-cell>
          <table:table-cell office:value-type="float" office:value="0.8852459016" calcext:value-type="float">
            <text:p>0.8852459016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9227266462" calcext:value-type="float">
            <text:p>0.9227266462</text:p>
          </table:table-cell>
          <table:table-cell office:value-type="float" office:value="0.9932527053" calcext:value-type="float">
            <text:p>0.9932527053</text:p>
          </table:table-cell>
          <table:table-cell office:value-type="float" office:value="0.9611197512" calcext:value-type="float">
            <text:p>0.9611197512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8223423" calcext:value-type="float">
            <text:p>0.998223423</text:p>
          </table:table-cell>
          <table:table-cell office:value-type="float" office:value="0.9495990836" calcext:value-type="float">
            <text:p>0.9495990836</text:p>
          </table:table-cell>
          <table:table-cell office:value-type="float" office:value="0.8983050847" calcext:value-type="float">
            <text:p>0.8983050847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842502218" calcext:value-type="float">
            <text:p>0.8842502218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596899225" calcext:value-type="float">
            <text:p>0.9596899225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495545" calcext:value-type="float">
            <text:p>0.9992495545</text:p>
          </table:table-cell>
          <table:table-cell office:value-type="float" office:value="0.9461626575" calcext:value-type="float">
            <text:p>0.9461626575</text:p>
          </table:table-cell>
          <table:table-cell office:value-type="float" office:value="0.8226950355" calcext:value-type="float">
            <text:p>0.8226950355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311840678" calcext:value-type="float">
            <text:p>0.9311840678</text:p>
          </table:table-cell>
          <table:table-cell office:value-type="float" office:value="0.9936354379" calcext:value-type="float">
            <text:p>0.9936354379</text:p>
          </table:table-cell>
          <table:table-cell office:value-type="float" office:value="0.9633671083" calcext:value-type="float">
            <text:p>0.9633671083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83534109" calcext:value-type="float">
            <text:p>0.9983534109</text:p>
          </table:table-cell>
          <table:table-cell office:value-type="float" office:value="0.9392898053" calcext:value-type="float">
            <text:p>0.9392898053</text:p>
          </table:table-cell>
          <table:table-cell office:value-type="float" office:value="0.8695652174" calcext:value-type="float">
            <text:p>0.8695652174</text:p>
          </table:table-cell>
          <table:table-cell office:value-type="float" office:value="0.7246376812" calcext:value-type="float">
            <text:p>0.7246376812</text:p>
          </table:table-cell>
          <table:table-cell office:value-type="float" office:value="0.8823474317" calcext:value-type="float">
            <text:p>0.8823474317</text:p>
          </table:table-cell>
          <table:table-cell office:value-type="float" office:value="0.9927443992" calcext:value-type="float">
            <text:p>0.9927443992</text:p>
          </table:table-cell>
          <table:table-cell office:value-type="float" office:value="0.9574303406" calcext:value-type="float">
            <text:p>0.9574303406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870287" calcext:value-type="float">
            <text:p>0.9987870287</text:p>
          </table:table-cell>
          <table:table-cell office:value-type="float" office:value="0.9392898053" calcext:value-type="float">
            <text:p>0.9392898053</text:p>
          </table:table-cell>
          <table:table-cell office:value-type="float" office:value="0.8294573643" calcext:value-type="float">
            <text:p>0.8294573643</text:p>
          </table:table-cell>
          <table:table-cell office:value-type="float" office:value="0.7753623188" calcext:value-type="float">
            <text:p>0.7753623188</text:p>
          </table:table-cell>
          <table:table-cell office:value-type="float" office:value="0.9023858819" calcext:value-type="float">
            <text:p>0.9023858819</text:p>
          </table:table-cell>
          <table:table-cell office:value-type="float" office:value="0.9929989817" calcext:value-type="float">
            <text:p>0.9929989817</text:p>
          </table:table-cell>
          <table:table-cell office:value-type="float" office:value="0.9589147287" calcext:value-type="float">
            <text:p>0.958914728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284202" calcext:value-type="float">
            <text:p>0.9987284202</text:p>
          </table:table-cell>
          <table:table-cell office:value-type="float" office:value="0.9392898053" calcext:value-type="float">
            <text:p>0.9392898053</text:p>
          </table:table-cell>
          <table:table-cell office:value-type="float" office:value="0.8512396694" calcext:value-type="float">
            <text:p>0.8512396694</text:p>
          </table:table-cell>
          <table:table-cell office:value-type="float" office:value="0.7463768116" calcext:value-type="float">
            <text:p>0.7463768116</text:p>
          </table:table-cell>
          <table:table-cell office:value-type="float" office:value="0.8996253574" calcext:value-type="float">
            <text:p>0.8996253574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604037267" calcext:value-type="float">
            <text:p>0.960403726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6241324" calcext:value-type="float">
            <text:p>0.9986241324</text:p>
          </table:table-cell>
          <table:table-cell office:value-type="float" office:value="0.9472477064" calcext:value-type="float">
            <text:p>0.9472477064</text:p>
          </table:table-cell>
          <table:table-cell office:value-type="float" office:value="0.8582677165" calcext:value-type="float">
            <text:p>0.8582677165</text:p>
          </table:table-cell>
          <table:table-cell office:value-type="float" office:value="0.795620438" calcext:value-type="float">
            <text:p>0.795620438</text:p>
          </table:table-cell>
          <table:table-cell office:value-type="float" office:value="0.9133720642" calcext:value-type="float">
            <text:p>0.9133720642</text:p>
          </table:table-cell>
          <table:table-cell office:value-type="float" office:value="0.9935089729" calcext:value-type="float">
            <text:p>0.9935089729</text:p>
          </table:table-cell>
          <table:table-cell office:value-type="float" office:value="0.9619269619" calcext:value-type="float">
            <text:p>0.9619269619</text:p>
          </table:table-cell>
          <table:table-cell office:value-type="float" office:value="0.9983870968" calcext:value-type="float">
            <text:p>0.9983870968</text:p>
          </table:table-cell>
          <table:table-cell office:value-type="float" office:value="0.9987050705" calcext:value-type="float">
            <text:p>0.9987050705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432835821" calcext:value-type="float">
            <text:p>0.8432835821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322160981" calcext:value-type="float">
            <text:p>0.9322160981</text:p>
          </table:table-cell>
          <table:table-cell office:value-type="float" office:value="0.9933816978" calcext:value-type="float">
            <text:p>0.9933816978</text:p>
          </table:table-cell>
          <table:table-cell office:value-type="float" office:value="0.9604651163" calcext:value-type="float">
            <text:p>0.9604651163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536331" calcext:value-type="float">
            <text:p>0.9992536331</text:p>
          </table:table-cell>
          <table:table-cell office:value-type="float" office:value="0.9392201835" calcext:value-type="float">
            <text:p>0.9392201835</text:p>
          </table:table-cell>
          <table:table-cell office:value-type="float" office:value="0.7916666667" calcext:value-type="float">
            <text:p>0.7916666667</text:p>
          </table:table-cell>
          <table:table-cell office:value-type="float" office:value="0.8321167883" calcext:value-type="float">
            <text:p>0.8321167883</text:p>
          </table:table-cell>
          <table:table-cell office:value-type="float" office:value="0.9287452207" calcext:value-type="float">
            <text:p>0.9287452207</text:p>
          </table:table-cell>
          <table:table-cell office:value-type="float" office:value="0.9933816978" calcext:value-type="float">
            <text:p>0.9933816978</text:p>
          </table:table-cell>
          <table:table-cell office:value-type="float" office:value="0.9611801242" calcext:value-type="float">
            <text:p>0.9611801242</text:p>
          </table:table-cell>
          <table:table-cell office:value-type="float" office:value="0.9983870968" calcext:value-type="float">
            <text:p>0.9983870968</text:p>
          </table:table-cell>
          <table:table-cell office:value-type="float" office:value="0.9987641193" calcext:value-type="float">
            <text:p>0.9987641193</text:p>
          </table:table-cell>
          <table:table-cell office:value-type="float" office:value="1.3802592061" calcext:value-type="float">
            <text:p>1.3802592061</text:p>
          </table:table-cell>
          <table:table-cell office:value-type="float" office:value="0.048851179" calcext:value-type="float">
            <text:p>0.048851179</text:p>
          </table:table-cell>
          <table:table-cell office:value-type="float" office:value="0.0046175172" calcext:value-type="float">
            <text:p>0.0046175172</text:p>
          </table:table-cell>
          <table:table-cell office:value-type="float" office:value="0.0294271371" calcext:value-type="float">
            <text:p>0.0294271371</text:p>
          </table:table-cell>
          <table:table-cell office:value-type="float" office:value="0.037844246" calcext:value-type="float">
            <text:p>0.037844246</text:p>
          </table:table-cell>
          <table:table-cell office:value-type="float" office:value="0.0180427224" calcext:value-type="float">
            <text:p>0.0180427224</text:p>
          </table:table-cell>
          <table:table-cell office:value-type="float" office:value="0.000262137" calcext:value-type="float">
            <text:p>0.000262137</text:p>
          </table:table-cell>
          <table:table-cell office:value-type="float" office:value="0.0015980935" calcext:value-type="float">
            <text:p>0.0015980935</text:p>
          </table:table-cell>
          <table:table-cell office:value-type="float" office:value="0.0005650185" calcext:value-type="float">
            <text:p>0.0005650185</text:p>
          </table:table-cell>
          <table:table-cell office:value-type="float" office:value="0.0003452258" calcext:value-type="float">
            <text:p>0.0003452258</text:p>
          </table:table-cell>
          <table:table-cell table:number-columns-repeated="912"/>
        </table:table-row>
        <table:table-row table:style-name="ro1">
          <table:table-cell office:value-type="float" office:value="13.5130170822" calcext:value-type="float">
            <text:p>13.5130170822</text:p>
          </table:table-cell>
          <table:table-cell office:value-type="float" office:value="0.8538447857" calcext:value-type="float">
            <text:p>0.8538447857</text:p>
          </table:table-cell>
          <table:table-cell office:value-type="float" office:value="0.94443808" calcext:value-type="float">
            <text:p>0.94443808</text:p>
          </table:table-cell>
          <table:table-cell office:value-type="float" office:value="0.8487287885" calcext:value-type="float">
            <text:p>0.8487287885</text:p>
          </table:table-cell>
          <table:table-cell office:value-type="float" office:value="0.7894440635" calcext:value-type="float">
            <text:p>0.7894440635</text:p>
          </table:table-cell>
          <table:table-cell table:style-name="ce2" office:value-type="float" office:value="0.9144194524" calcext:value-type="float">
            <text:p>0.9144194524</text:p>
          </table:table-cell>
          <table:table-cell office:value-type="float" office:value="0.9933045584" calcext:value-type="float">
            <text:p>0.9933045584</text:p>
          </table:table-cell>
          <table:table-cell office:value-type="float" office:value="0.9604989813" calcext:value-type="float">
            <text:p>0.9604989813</text:p>
          </table:table-cell>
          <table:table-cell office:value-type="float" office:value="0.998628121" calcext:value-type="float">
            <text:p>0.998628121</text:p>
          </table:table-cell>
          <table:table-cell office:value-type="float" office:value="0.9988992889" calcext:value-type="float">
            <text:p>0.9988992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be4c02a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'balanced', 'SVM__dual': False, 'TFIDF__tokenizer': &lt;function tokenizer4 at 0x7fbe4c02a1e0&gt;, 'TFIDF__use_idf': True}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19450801" calcext:value-type="float">
            <text:p>0.9519450801</text:p>
          </table:table-cell>
          <table:table-cell office:value-type="float" office:value="0.8529411765" calcext:value-type="float">
            <text:p>0.8529411765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302979285" calcext:value-type="float">
            <text:p>0.9302979285</text:p>
          </table:table-cell>
          <table:table-cell office:value-type="float" office:value="0.9936346276" calcext:value-type="float">
            <text:p>0.9936346276</text:p>
          </table:table-cell>
          <table:table-cell office:value-type="float" office:value="0.9619269619" calcext:value-type="float">
            <text:p>0.9619269619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474282" calcext:value-type="float">
            <text:p>0.9992474282</text:p>
          </table:table-cell>
          <table:table-cell office:value-type="float" office:value="0.9496567506" calcext:value-type="float">
            <text:p>0.9496567506</text:p>
          </table:table-cell>
          <table:table-cell office:value-type="float" office:value="0.8916666667" calcext:value-type="float">
            <text:p>0.8916666667</text:p>
          </table:table-cell>
          <table:table-cell office:value-type="float" office:value="0.7753623188" calcext:value-type="float">
            <text:p>0.7753623188</text:p>
          </table:table-cell>
          <table:table-cell office:value-type="float" office:value="0.9118620038" calcext:value-type="float">
            <text:p>0.9118620038</text:p>
          </table:table-cell>
          <table:table-cell office:value-type="float" office:value="0.9931253978" calcext:value-type="float">
            <text:p>0.9931253978</text:p>
          </table:table-cell>
          <table:table-cell office:value-type="float" office:value="0.9603729604" calcext:value-type="float">
            <text:p>0.9603729604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82457476" calcext:value-type="float">
            <text:p>0.9982457476</text:p>
          </table:table-cell>
          <table:table-cell office:value-type="float" office:value="0.9473081329" calcext:value-type="float">
            <text:p>0.9473081329</text:p>
          </table:table-cell>
          <table:table-cell office:value-type="float" office:value="0.8833333333" calcext:value-type="float">
            <text:p>0.8833333333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8956225969" calcext:value-type="float">
            <text:p>0.8956225969</text:p>
          </table:table-cell>
          <table:table-cell office:value-type="float" office:value="0.9929989817" calcext:value-type="float">
            <text:p>0.9929989817</text:p>
          </table:table-cell>
          <table:table-cell office:value-type="float" office:value="0.9589147287" calcext:value-type="float">
            <text:p>0.958914728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370194" calcext:value-type="float">
            <text:p>0.9987370194</text:p>
          </table:table-cell>
          <table:table-cell office:value-type="float" office:value="0.950744559" calcext:value-type="float">
            <text:p>0.950744559</text:p>
          </table:table-cell>
          <table:table-cell office:value-type="float" office:value="0.8368794326" calcext:value-type="float">
            <text:p>0.8368794326</text:p>
          </table:table-cell>
          <table:table-cell office:value-type="float" office:value="0.8550724638" calcext:value-type="float">
            <text:p>0.8550724638</text:p>
          </table:table-cell>
          <table:table-cell office:value-type="float" office:value="0.9310066055" calcext:value-type="float">
            <text:p>0.9310066055</text:p>
          </table:table-cell>
          <table:table-cell office:value-type="float" office:value="0.9936354379" calcext:value-type="float">
            <text:p>0.9936354379</text:p>
          </table:table-cell>
          <table:table-cell office:value-type="float" office:value="0.9626459144" calcext:value-type="float">
            <text:p>0.9626459144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927615" calcext:value-type="float">
            <text:p>0.9987927615</text:p>
          </table:table-cell>
          <table:table-cell office:value-type="float" office:value="0.9347079038" calcext:value-type="float">
            <text:p>0.9347079038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0.7173913043" calcext:value-type="float">
            <text:p>0.7173913043</text:p>
          </table:table-cell>
          <table:table-cell office:value-type="float" office:value="0.8784334023" calcext:value-type="float">
            <text:p>0.8784334023</text:p>
          </table:table-cell>
          <table:table-cell office:value-type="float" office:value="0.9926171079" calcext:value-type="float">
            <text:p>0.9926171079</text:p>
          </table:table-cell>
          <table:table-cell office:value-type="float" office:value="0.9566898685" calcext:value-type="float">
            <text:p>0.9566898685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853211" calcext:value-type="float">
            <text:p>0.9987853211</text:p>
          </table:table-cell>
          <table:table-cell office:value-type="float" office:value="0.9358533792" calcext:value-type="float">
            <text:p>0.9358533792</text:p>
          </table:table-cell>
          <table:table-cell office:value-type="float" office:value="0.8153846154" calcext:value-type="float">
            <text:p>0.8153846154</text:p>
          </table:table-cell>
          <table:table-cell office:value-type="float" office:value="0.768115942" calcext:value-type="float">
            <text:p>0.768115942</text:p>
          </table:table-cell>
          <table:table-cell office:value-type="float" office:value="0.9078379178" calcext:value-type="float">
            <text:p>0.9078379178</text:p>
          </table:table-cell>
          <table:table-cell office:value-type="float" office:value="0.9931262729" calcext:value-type="float">
            <text:p>0.9931262729</text:p>
          </table:table-cell>
          <table:table-cell office:value-type="float" office:value="0.9596586501" calcext:value-type="float">
            <text:p>0.9596586501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259807" calcext:value-type="float">
            <text:p>0.9987259807</text:p>
          </table:table-cell>
          <table:table-cell office:value-type="float" office:value="0.9335624284" calcext:value-type="float">
            <text:p>0.9335624284</text:p>
          </table:table-cell>
          <table:table-cell office:value-type="float" office:value="0.8278688525" calcext:value-type="float">
            <text:p>0.8278688525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9014295573" calcext:value-type="float">
            <text:p>0.9014295573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604037267" calcext:value-type="float">
            <text:p>0.960403726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6826799" calcext:value-type="float">
            <text:p>0.9986826799</text:p>
          </table:table-cell>
          <table:table-cell office:value-type="float" office:value="0.9483944954" calcext:value-type="float">
            <text:p>0.9483944954</text:p>
          </table:table-cell>
          <table:table-cell office:value-type="float" office:value="0.8650793651" calcext:value-type="float">
            <text:p>0.8650793651</text:p>
          </table:table-cell>
          <table:table-cell office:value-type="float" office:value="0.795620438" calcext:value-type="float">
            <text:p>0.795620438</text:p>
          </table:table-cell>
          <table:table-cell office:value-type="float" office:value="0.9200456825" calcext:value-type="float">
            <text:p>0.9200456825</text:p>
          </table:table-cell>
          <table:table-cell office:value-type="float" office:value="0.9936362479" calcext:value-type="float">
            <text:p>0.9936362479</text:p>
          </table:table-cell>
          <table:table-cell office:value-type="float" office:value="0.9619565217" calcext:value-type="float">
            <text:p>0.9619565217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440049" calcext:value-type="float">
            <text:p>0.9992440049</text:p>
          </table:table-cell>
          <table:table-cell office:value-type="float" office:value="0.9495412844" calcext:value-type="float">
            <text:p>0.9495412844</text:p>
          </table:table-cell>
          <table:table-cell office:value-type="float" office:value="0.8549618321" calcext:value-type="float">
            <text:p>0.8549618321</text:p>
          </table:table-cell>
          <table:table-cell office:value-type="float" office:value="0.8175182482" calcext:value-type="float">
            <text:p>0.8175182482</text:p>
          </table:table-cell>
          <table:table-cell office:value-type="float" office:value="0.9333134714" calcext:value-type="float">
            <text:p>0.9333134714</text:p>
          </table:table-cell>
          <table:table-cell office:value-type="float" office:value="0.9935089729" calcext:value-type="float">
            <text:p>0.9935089729</text:p>
          </table:table-cell>
          <table:table-cell office:value-type="float" office:value="0.9612102405" calcext:value-type="float">
            <text:p>0.9612102405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618597" calcext:value-type="float">
            <text:p>0.9992618597</text:p>
          </table:table-cell>
          <table:table-cell office:value-type="float" office:value="0.9426605505" calcext:value-type="float">
            <text:p>0.9426605505</text:p>
          </table:table-cell>
          <table:table-cell office:value-type="float" office:value="0.8129496403" calcext:value-type="float">
            <text:p>0.8129496403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343810517" calcext:value-type="float">
            <text:p>0.9343810517</text:p>
          </table:table-cell>
          <table:table-cell office:value-type="float" office:value="0.9935089729" calcext:value-type="float">
            <text:p>0.9935089729</text:p>
          </table:table-cell>
          <table:table-cell office:value-type="float" office:value="0.9612102405" calcext:value-type="float">
            <text:p>0.9612102405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700863" calcext:value-type="float">
            <text:p>0.9992700863</text:p>
          </table:table-cell>
          <table:table-cell office:value-type="float" office:value="0.7365142219" calcext:value-type="float">
            <text:p>0.7365142219</text:p>
          </table:table-cell>
          <table:table-cell office:value-type="float" office:value="0.0265260342" calcext:value-type="float">
            <text:p>0.0265260342</text:p>
          </table:table-cell>
          <table:table-cell office:value-type="float" office:value="0.0068059138" calcext:value-type="float">
            <text:p>0.0068059138</text:p>
          </table:table-cell>
          <table:table-cell office:value-type="float" office:value="0.0251798917" calcext:value-type="float">
            <text:p>0.0251798917</text:p>
          </table:table-cell>
          <table:table-cell office:value-type="float" office:value="0.0431454891" calcext:value-type="float">
            <text:p>0.0431454891</text:p>
          </table:table-cell>
          <table:table-cell office:value-type="float" office:value="0.0178354554" calcext:value-type="float">
            <text:p>0.0178354554</text:p>
          </table:table-cell>
          <table:table-cell office:value-type="float" office:value="0.0003231819" calcext:value-type="float">
            <text:p>0.0003231819</text:p>
          </table:table-cell>
          <table:table-cell office:value-type="float" office:value="0.0016593662" calcext:value-type="float">
            <text:p>0.0016593662</text:p>
          </table:table-cell>
          <table:table-cell office:value-type="float" office:value="0.0005170113" calcext:value-type="float">
            <text:p>0.0005170113</text:p>
          </table:table-cell>
          <table:table-cell office:value-type="float" office:value="0.0003261469" calcext:value-type="float">
            <text:p>0.0003261469</text:p>
          </table:table-cell>
          <table:table-cell table:number-columns-repeated="912"/>
        </table:table-row>
        <table:table-row table:style-name="ro1">
          <table:table-cell office:value-type="float" office:value="14.4914849758" calcext:value-type="float">
            <text:p>14.4914849758</text:p>
          </table:table-cell>
          <table:table-cell office:value-type="float" office:value="0.8727171183" calcext:value-type="float">
            <text:p>0.8727171183</text:p>
          </table:table-cell>
          <table:table-cell office:value-type="float" office:value="0.943407034" calcext:value-type="float">
            <text:p>0.943407034</text:p>
          </table:table-cell>
          <table:table-cell office:value-type="float" office:value="0.841271336" calcext:value-type="float">
            <text:p>0.841271336</text:p>
          </table:table-cell>
          <table:table-cell office:value-type="float" office:value="0.7923304153" calcext:value-type="float">
            <text:p>0.7923304153</text:p>
          </table:table-cell>
          <table:table-cell office:value-type="float" office:value="0.9126746695" calcext:value-type="float">
            <text:p>0.9126746695</text:p>
          </table:table-cell>
          <table:table-cell office:value-type="float" office:value="0.9933300199" calcext:value-type="float">
            <text:p>0.9933300199</text:p>
          </table:table-cell>
          <table:table-cell office:value-type="float" office:value="0.9605763883" calcext:value-type="float">
            <text:p>0.9605763883</text:p>
          </table:table-cell>
          <table:table-cell office:value-type="float" office:value="0.9987089614" calcext:value-type="float">
            <text:p>0.9987089614</text:p>
          </table:table-cell>
          <table:table-cell office:value-type="float" office:value="0.9989455828" calcext:value-type="float">
            <text:p>0.9989455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be4c02a26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penalty': 'l1', 'SVM__C': 5.0, 'SVM__loss': 'squared_hinge', 'SVM__class_weight': 'balanced', 'SVM__dual': False, 'TFIDF__tokenizer': &lt;function tokenizer3 at 0x7fbe4c02a268&gt;, 'TFIDF__use_idf': True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473684211" calcext:value-type="float">
            <text:p>0.9473684211</text:p>
          </table:table-cell>
          <table:table-cell office:value-type="float" office:value="0.8285714286" calcext:value-type="float">
            <text:p>0.8285714286</text:p>
          </table:table-cell>
          <table:table-cell office:value-type="float" office:value="0.8405797101" calcext:value-type="float">
            <text:p>0.8405797101</text:p>
          </table:table-cell>
          <table:table-cell office:value-type="float" office:value="0.9332270006" calcext:value-type="float">
            <text:p>0.9332270006</text:p>
          </table:table-cell>
          <table:table-cell office:value-type="float" office:value="0.9937619351" calcext:value-type="float">
            <text:p>0.9937619351</text:p>
          </table:table-cell>
          <table:table-cell office:value-type="float" office:value="0.9626749611" calcext:value-type="float">
            <text:p>0.9626749611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520639" calcext:value-type="float">
            <text:p>0.9992520639</text:p>
          </table:table-cell>
          <table:table-cell office:value-type="float" office:value="0.9462242563" calcext:value-type="float">
            <text:p>0.94622425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9219882246" calcext:value-type="float">
            <text:p>0.9219882246</text:p>
          </table:table-cell>
          <table:table-cell office:value-type="float" office:value="0.9929980904" calcext:value-type="float">
            <text:p>0.9929980904</text:p>
          </table:table-cell>
          <table:table-cell office:value-type="float" office:value="0.9596273292" calcext:value-type="float">
            <text:p>0.9596273292</text:p>
          </table:table-cell>
          <table:table-cell office:value-type="float" office:value="0.9975786925" calcext:value-type="float">
            <text:p>0.9975786925</text:p>
          </table:table-cell>
          <table:table-cell office:value-type="float" office:value="0.9982590448" calcext:value-type="float">
            <text:p>0.9982590448</text:p>
          </table:table-cell>
          <table:table-cell office:value-type="float" office:value="0.950744559" calcext:value-type="float">
            <text:p>0.950744559</text:p>
          </table:table-cell>
          <table:table-cell office:value-type="float" office:value="0.8925619835" calcext:value-type="float">
            <text:p>0.8925619835</text:p>
          </table:table-cell>
          <table:table-cell office:value-type="float" office:value="0.7826086957" calcext:value-type="float">
            <text:p>0.7826086957</text:p>
          </table:table-cell>
          <table:table-cell office:value-type="float" office:value="0.8897959184" calcext:value-type="float">
            <text:p>0.8897959184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596899225" calcext:value-type="float">
            <text:p>0.9596899225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528478" calcext:value-type="float">
            <text:p>0.9992528478</text:p>
          </table:table-cell>
          <table:table-cell office:value-type="float" office:value="0.9484536082" calcext:value-type="float">
            <text:p>0.9484536082</text:p>
          </table:table-cell>
          <table:table-cell office:value-type="float" office:value="0.8251748252" calcext:value-type="float">
            <text:p>0.8251748252</text:p>
          </table:table-cell>
          <table:table-cell office:value-type="float" office:value="0.8550724638" calcext:value-type="float">
            <text:p>0.8550724638</text:p>
          </table:table-cell>
          <table:table-cell office:value-type="float" office:value="0.9276545401" calcext:value-type="float">
            <text:p>0.9276545401</text:p>
          </table:table-cell>
          <table:table-cell office:value-type="float" office:value="0.9936354379" calcext:value-type="float">
            <text:p>0.9936354379</text:p>
          </table:table-cell>
          <table:table-cell office:value-type="float" office:value="0.9626459144" calcext:value-type="float">
            <text:p>0.9626459144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745874" calcext:value-type="float">
            <text:p>0.9987745874</text:p>
          </table:table-cell>
          <table:table-cell office:value-type="float" office:value="0.9404352806" calcext:value-type="float">
            <text:p>0.9404352806</text:p>
          </table:table-cell>
          <table:table-cell office:value-type="float" office:value="0.8706896552" calcext:value-type="float">
            <text:p>0.8706896552</text:p>
          </table:table-cell>
          <table:table-cell office:value-type="float" office:value="0.731884058" calcext:value-type="float">
            <text:p>0.731884058</text:p>
          </table:table-cell>
          <table:table-cell office:value-type="float" office:value="0.8787587499" calcext:value-type="float">
            <text:p>0.8787587499</text:p>
          </table:table-cell>
          <table:table-cell office:value-type="float" office:value="0.9929989817" calcext:value-type="float">
            <text:p>0.9929989817</text:p>
          </table:table-cell>
          <table:table-cell office:value-type="float" office:value="0.9582043344" calcext:value-type="float">
            <text:p>0.9582043344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2896229" calcext:value-type="float">
            <text:p>0.9992896229</text:p>
          </table:table-cell>
          <table:table-cell office:value-type="float" office:value="0.9369988545" calcext:value-type="float">
            <text:p>0.9369988545</text:p>
          </table:table-cell>
          <table:table-cell office:value-type="float" office:value="0.8167938931" calcext:value-type="float">
            <text:p>0.8167938931</text:p>
          </table:table-cell>
          <table:table-cell office:value-type="float" office:value="0.7753623188" calcext:value-type="float">
            <text:p>0.7753623188</text:p>
          </table:table-cell>
          <table:table-cell office:value-type="float" office:value="0.904919649" calcext:value-type="float">
            <text:p>0.904919649</text:p>
          </table:table-cell>
          <table:table-cell office:value-type="float" office:value="0.9929989817" calcext:value-type="float">
            <text:p>0.9929989817</text:p>
          </table:table-cell>
          <table:table-cell office:value-type="float" office:value="0.9589147287" calcext:value-type="float">
            <text:p>0.9589147287</text:p>
          </table:table-cell>
          <table:table-cell office:value-type="float" office:value="0.998385795" calcext:value-type="float">
            <text:p>0.998385795</text:p>
          </table:table-cell>
          <table:table-cell office:value-type="float" office:value="0.9987143932" calcext:value-type="float">
            <text:p>0.9987143932</text:p>
          </table:table-cell>
          <table:table-cell office:value-type="float" office:value="0.932416953" calcext:value-type="float">
            <text:p>0.932416953</text:p>
          </table:table-cell>
          <table:table-cell office:value-type="float" office:value="0.816" calcext:value-type="float">
            <text:p>0.816</text:p>
          </table:table-cell>
          <table:table-cell office:value-type="float" office:value="0.7391304348" calcext:value-type="float">
            <text:p>0.7391304348</text:p>
          </table:table-cell>
          <table:table-cell office:value-type="float" office:value="0.8976091886" calcext:value-type="float">
            <text:p>0.8976091886</text:p>
          </table:table-cell>
          <table:table-cell office:value-type="float" office:value="0.9932535642" calcext:value-type="float">
            <text:p>0.9932535642</text:p>
          </table:table-cell>
          <table:table-cell office:value-type="float" office:value="0.9596899225" calcext:value-type="float">
            <text:p>0.9596899225</text:p>
          </table:table-cell>
          <table:table-cell office:value-type="float" office:value="0.9991928975" calcext:value-type="float">
            <text:p>0.9991928975</text:p>
          </table:table-cell>
          <table:table-cell office:value-type="float" office:value="0.9991749673" calcext:value-type="float">
            <text:p>0.9991749673</text:p>
          </table:table-cell>
          <table:table-cell office:value-type="float" office:value="0.9449541284" calcext:value-type="float">
            <text:p>0.9449541284</text:p>
          </table:table-cell>
          <table:table-cell office:value-type="float" office:value="0.8503937008" calcext:value-type="float">
            <text:p>0.8503937008</text:p>
          </table:table-cell>
          <table:table-cell office:value-type="float" office:value="0.7883211679" calcext:value-type="float">
            <text:p>0.7883211679</text:p>
          </table:table-cell>
          <table:table-cell office:value-type="float" office:value="0.9201300958" calcext:value-type="float">
            <text:p>0.9201300958</text:p>
          </table:table-cell>
          <table:table-cell office:value-type="float" office:value="0.9936362479" calcext:value-type="float">
            <text:p>0.9936362479</text:p>
          </table:table-cell>
          <table:table-cell office:value-type="float" office:value="0.9619565217" calcext:value-type="float">
            <text:p>0.9619565217</text:p>
          </table:table-cell>
          <table:table-cell office:value-type="float" office:value="0.9991935484" calcext:value-type="float">
            <text:p>0.9991935484</text:p>
          </table:table-cell>
          <table:table-cell office:value-type="float" office:value="0.9992285267" calcext:value-type="float">
            <text:p>0.9992285267</text:p>
          </table:table-cell>
          <table:table-cell office:value-type="float" office:value="0.9472477064" calcext:value-type="float">
            <text:p>0.9472477064</text:p>
          </table:table-cell>
          <table:table-cell office:value-type="float" office:value="0.8527131783" calcext:value-type="float">
            <text:p>0.8527131783</text:p>
          </table:table-cell>
          <table:table-cell office:value-type="float" office:value="0.802919708" calcext:value-type="float">
            <text:p>0.802919708</text:p>
          </table:table-cell>
          <table:table-cell office:value-type="float" office:value="0.9311236904" calcext:value-type="float">
            <text:p>0.9311236904</text:p>
          </table:table-cell>
          <table:table-cell office:value-type="float" office:value="0.9933816978" calcext:value-type="float">
            <text:p>0.9933816978</text:p>
          </table:table-cell>
          <table:table-cell office:value-type="float" office:value="0.9611801242" calcext:value-type="float">
            <text:p>0.9611801242</text:p>
          </table:table-cell>
          <table:table-cell office:value-type="float" office:value="0.9983870968" calcext:value-type="float">
            <text:p>0.9983870968</text:p>
          </table:table-cell>
          <table:table-cell office:value-type="float" office:value="0.9987386473" calcext:value-type="float">
            <text:p>0.9987386473</text:p>
          </table:table-cell>
          <table:table-cell office:value-type="float" office:value="0.9392201835" calcext:value-type="float">
            <text:p>0.9392201835</text:p>
          </table:table-cell>
          <table:table-cell office:value-type="float" office:value="0.7957746479" calcext:value-type="float">
            <text:p>0.7957746479</text:p>
          </table:table-cell>
          <table:table-cell office:value-type="float" office:value="0.8248175182" calcext:value-type="float">
            <text:p>0.8248175182</text:p>
          </table:table-cell>
          <table:table-cell office:value-type="float" office:value="0.9215452604" calcext:value-type="float">
            <text:p>0.9215452604</text:p>
          </table:table-cell>
          <table:table-cell office:value-type="float" office:value="0.9933816978" calcext:value-type="float">
            <text:p>0.9933816978</text:p>
          </table:table-cell>
          <table:table-cell office:value-type="float" office:value="0.9611801242" calcext:value-type="float">
            <text:p>0.9611801242</text:p>
          </table:table-cell>
          <table:table-cell office:value-type="float" office:value="0.9983870968" calcext:value-type="float">
            <text:p>0.9983870968</text:p>
          </table:table-cell>
          <table:table-cell office:value-type="float" office:value="0.9987711272" calcext:value-type="float">
            <text:p>0.9987711272</text:p>
          </table:table-cell>
          <table:table-cell office:value-type="float" office:value="1.4454106992" calcext:value-type="float">
            <text:p>1.4454106992</text:p>
          </table:table-cell>
          <table:table-cell office:value-type="float" office:value="0.0531825522" calcext:value-type="float">
            <text:p>0.0531825522</text:p>
          </table:table-cell>
          <table:table-cell office:value-type="float" office:value="0.0055525771" calcext:value-type="float">
            <text:p>0.0055525771</text:p>
          </table:table-cell>
          <table:table-cell office:value-type="float" office:value="0.0282029862" calcext:value-type="float">
            <text:p>0.0282029862</text:p>
          </table:table-cell>
          <table:table-cell office:value-type="float" office:value="0.0379633878" calcext:value-type="float">
            <text:p>0.0379633878</text:p>
          </table:table-cell>
          <table:table-cell office:value-type="float" office:value="0.0178028446" calcext:value-type="float">
            <text:p>0.0178028446</text:p>
          </table:table-cell>
          <table:table-cell office:value-type="float" office:value="0.000268326" calcext:value-type="float">
            <text:p>0.000268326</text:p>
          </table:table-cell>
          <table:table-cell office:value-type="float" office:value="0.0014893226" calcext:value-type="float">
            <text:p>0.0014893226</text:p>
          </table:table-cell>
          <table:table-cell office:value-type="float" office:value="0.0005352734" calcext:value-type="float">
            <text:p>0.0005352734</text:p>
          </table:table-cell>
          <table:table-cell office:value-type="float" office:value="0.0003265976" calcext:value-type="float">
            <text:p>0.0003265976</text:p>
          </table:table-cell>
          <table:table-cell table:number-columns-repeated="9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02:47:40.464978326</dc:date>
    <meta:editing-duration>PT31S</meta:editing-duration>
    <meta:editing-cycles>2</meta:editing-cycles>
    <meta:generator>LibreOffice/5.1.6.2$Linux_X86_64 LibreOffice_project/10m0$Build-2</meta:generator>
    <meta:document-statistic meta:table-count="1" meta:cell-count="4572" meta:object-count="0"/>
  </office:meta>
</office:document-meta>
</file>